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807in" svg:height="2.8236in" svg:x="2.0594in" svg:y="0.7843in">
            <draw:object draw:notify-on-update-of-ranges="Sheet1.A5:Sheet1.A25 Sheet1.B5:Sheet1.B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8.572in">
            <draw:object draw:notify-on-update-of-ranges="Sheet1.A29:Sheet1.A48 Sheet1.B29:Sheet1.B48 Sheet1.C29:Sheet1.C48 Sheet1.D29:Sheet1.D48 Sheet1.E29:Sheet1.E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itial pop</text:p>
          </table:table-cell>
          <table:table-cell table:formula="of:=1000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e of birth</text:p>
          </table:table-cell>
          <table:table-cell table:formula="of:=0.16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e of death</text:p>
          </table:table-cell>
          <table:table-cell table:formula="of:=0.04"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ear 1</text:p>
          </table:table-cell>
          <table:table-cell table:formula="of:=[.B1] +([.B1]*[.$B$2])-([.B1]*[.$B$3])"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2</text:p>
          </table:table-cell>
          <table:table-cell table:formula="of:=[.B5] +([.B5]*[.$B$2])-([.B5]*[.$B$3])" office:value-type="float" office:value="1254.4" calcext:value-type="float">
            <text:p>125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3</text:p>
          </table:table-cell>
          <table:table-cell table:formula="of:=[.B6] +([.B6]*[.$B$2])-([.B6]*[.$B$3])" office:value-type="float" office:value="1404.928" calcext:value-type="float">
            <text:p>1404.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4</text:p>
          </table:table-cell>
          <table:table-cell table:formula="of:=[.B7] +([.B7]*[.$B$2])-([.B7]*[.$B$3])" office:value-type="float" office:value="1573.51936" calcext:value-type="float">
            <text:p>1573.51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5</text:p>
          </table:table-cell>
          <table:table-cell table:formula="of:=[.B8] +([.B8]*[.$B$2])-([.B8]*[.$B$3])" office:value-type="float" office:value="1762.3416832" calcext:value-type="float">
            <text:p>1762.3416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6</text:p>
          </table:table-cell>
          <table:table-cell table:formula="of:=[.B9] +([.B9]*[.$B$2])-([.B9]*[.$B$3])" office:value-type="float" office:value="1973.822685184" calcext:value-type="float">
            <text:p>1973.822685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7</text:p>
          </table:table-cell>
          <table:table-cell table:formula="of:=[.B10] +([.B10]*[.$B$2])-([.B10]*[.$B$3])" office:value-type="float" office:value="2210.68140740608" calcext:value-type="float">
            <text:p>2210.6814074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8</text:p>
          </table:table-cell>
          <table:table-cell table:formula="of:=[.B11] +([.B11]*[.$B$2])-([.B11]*[.$B$3])" office:value-type="float" office:value="2475.96317629481" calcext:value-type="float">
            <text:p>2475.9631762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9</text:p>
          </table:table-cell>
          <table:table-cell table:formula="of:=[.B12] +([.B12]*[.$B$2])-([.B12]*[.$B$3])" office:value-type="float" office:value="2773.07875745019" calcext:value-type="float">
            <text:p>2773.078757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0</text:p>
          </table:table-cell>
          <table:table-cell table:formula="of:=[.B13] +([.B13]*[.$B$2])-([.B13]*[.$B$3])" office:value-type="float" office:value="3105.84820834421" calcext:value-type="float">
            <text:p>3105.8482083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1</text:p>
          </table:table-cell>
          <table:table-cell table:formula="of:=[.B14] +([.B14]*[.$B$2])-([.B14]*[.$B$3])" office:value-type="float" office:value="3478.54999334551" calcext:value-type="float">
            <text:p>3478.5499933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2</text:p>
          </table:table-cell>
          <table:table-cell table:formula="of:=[.B15] +([.B15]*[.$B$2])-([.B15]*[.$B$3])" office:value-type="float" office:value="3895.97599254698" calcext:value-type="float">
            <text:p>3895.975992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3</text:p>
          </table:table-cell>
          <table:table-cell table:formula="of:=[.B16] +([.B16]*[.$B$2])-([.B16]*[.$B$3])" office:value-type="float" office:value="4363.49311165261" calcext:value-type="float">
            <text:p>4363.4931116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4</text:p>
          </table:table-cell>
          <table:table-cell table:formula="of:=[.B17] +([.B17]*[.$B$2])-([.B17]*[.$B$3])" office:value-type="float" office:value="4887.11228505093" calcext:value-type="float">
            <text:p>4887.1122850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5</text:p>
          </table:table-cell>
          <table:table-cell table:formula="of:=[.B18] +([.B18]*[.$B$2])-([.B18]*[.$B$3])" office:value-type="float" office:value="5473.56575925704" calcext:value-type="float">
            <text:p>5473.565759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6</text:p>
          </table:table-cell>
          <table:table-cell table:formula="of:=[.B19] +([.B19]*[.$B$2])-([.B19]*[.$B$3])" office:value-type="float" office:value="6130.39365036788" calcext:value-type="float">
            <text:p>6130.3936503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7</text:p>
          </table:table-cell>
          <table:table-cell table:formula="of:=[.B20] +([.B20]*[.$B$2])-([.B20]*[.$B$3])" office:value-type="float" office:value="6866.04088841203" calcext:value-type="float">
            <text:p>6866.040888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8</text:p>
          </table:table-cell>
          <table:table-cell table:formula="of:=[.B21] +([.B21]*[.$B$2])-([.B21]*[.$B$3])" office:value-type="float" office:value="7689.96579502147" calcext:value-type="float">
            <text:p>7689.9657950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19</text:p>
          </table:table-cell>
          <table:table-cell table:formula="of:=[.B22] +([.B22]*[.$B$2])-([.B22]*[.$B$3])" office:value-type="float" office:value="8612.76169042405" calcext:value-type="float">
            <text:p>8612.7616904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20</text:p>
          </table:table-cell>
          <table:table-cell table:formula="of:=[.B23] +([.B23]*[.$B$2])-([.B23]*[.$B$3])" office:value-type="float" office:value="9646.29309327494" calcext:value-type="float">
            <text:p>9646.2930932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r 21</text:p>
          </table:table-cell>
          <table:table-cell table:formula="of:=[.B24] +([.B24]*[.$B$2])-([.B24]*[.$B$3])" office:value-type="float" office:value="10803.8482644679" calcext:value-type="float">
            <text:p>10803.8482644679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ax pop for 200hunting</text:p>
          </table:table-cell>
          <table:table-cell office:value-type="string" calcext:value-type="string">
            <text:p>Max Growth Rat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x hunting</text:p>
          </table:table-cell>
          <table:table-cell office:value-type="string" calcext:value-type="string">
            <text:p>Pop:</text:p>
          </table:table-cell>
          <table:table-cell table:formula="of:=1494" office:value-type="float" office:value="1494" calcext:value-type="float">
            <text:p>1494</text:p>
          </table:table-cell>
          <table:table-cell office:value-type="string" calcext:value-type="string">
            <text:p>Rate: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Hunting</text:p>
          </table:table-cell>
          <table:table-cell table:formula="of:=40" office:value-type="float" office:value="40" calcext:value-type="float">
            <text:p>40</text:p>
          </table:table-cell>
          <table:table-cell table:formula="of:=80" office:value-type="float" office:value="80" calcext:value-type="float">
            <text:p>80</text:p>
          </table:table-cell>
          <table:table-cell table:formula="of:=120" office:value-type="float" office:value="120" calcext:value-type="float">
            <text:p>120</text:p>
          </table:table-cell>
          <table:table-cell table:formula="of:=200" office:value-type="float" office:value="200" calcext:value-type="float">
            <text:p>200</text:p>
          </table:table-cell>
          <table:table-cell table:formula="of:=135" office:value-type="float" office:value="135" calcext:value-type="float">
            <text:p>135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Year 1</text:p>
          </table:table-cell>
          <table:table-cell table:formula="of:=[.B1] +([.B1]*[.$B$2])-([.B1]*[.$B$3]) - [.B28]" office:value-type="float" office:value="1080" calcext:value-type="float">
            <text:p>1080</text:p>
          </table:table-cell>
          <table:table-cell table:formula="of:=[.B1] +([.B1]*[.$B$2])-([.B1]*[.$B$3]) - [.$C$28]" office:value-type="float" office:value="1040" calcext:value-type="float">
            <text:p>1040</text:p>
          </table:table-cell>
          <table:table-cell table:formula="of:=[.B1] +([.B1]*[.$B$2])-([.B1]*[.$B$3]) - [.$D$28]" office:value-type="float" office:value="1000" calcext:value-type="float">
            <text:p>1000</text:p>
          </table:table-cell>
          <table:table-cell table:formula="of:=[.B1] +([.B1]*[.$B$2])-([.B1]*[.$B$3]) - [.$E$28]" office:value-type="float" office:value="920" calcext:value-type="float">
            <text:p>920</text:p>
          </table:table-cell>
          <table:table-cell table:formula="of:=[.B1] +([.B1]*[.$B$2])-([.B1]*[.$B$3]) - [.$D$28]" office:value-type="float" office:value="1000" calcext:value-type="float">
            <text:p>1000</text:p>
          </table:table-cell>
          <table:table-cell/>
          <table:table-cell table:formula="of:=[.H27] +([.H27]*[.$B$2])-([.H27]*[.$B$3]) - [.$H$28]" office:value-type="float" office:value="1473.28" calcext:value-type="float">
            <text:p>1473.28</text:p>
          </table:table-cell>
          <table:table-cell/>
          <table:table-cell table:style-name="ce1" table:formula="of:=[.B1] +([.B1]*[.$J$27])-([.B1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2</text:p>
          </table:table-cell>
          <table:table-cell table:formula="of:=[.B29] +([.B29]*[.$B$2])-([.B29]*[.$B$3]) - [.$B$28]" office:value-type="float" office:value="1169.6" calcext:value-type="float">
            <text:p>1169.6</text:p>
          </table:table-cell>
          <table:table-cell table:formula="of:=[.C29] +([.C29]*[.$B$2])-([.C29]*[.$B$3]) - [.$C$28]" office:value-type="float" office:value="1084.8" calcext:value-type="float">
            <text:p>1084.8</text:p>
          </table:table-cell>
          <table:table-cell table:formula="of:=[.D29] +([.D29]*[.$B$2])-([.D29]*[.$B$3]) - [.$D$28]" office:value-type="float" office:value="1000" calcext:value-type="float">
            <text:p>1000</text:p>
          </table:table-cell>
          <table:table-cell table:formula="of:=[.E29] +([.E29]*[.$B$2])-([.E29]*[.$B$3]) - [.$E$28]" office:value-type="float" office:value="830.4" calcext:value-type="float">
            <text:p>830.4</text:p>
          </table:table-cell>
          <table:table-cell table:formula="of:=[.F29] +([.F29]*[.$B$2])-([.F29]*[.$B$3]) - [.$F$28]" office:value-type="float" office:value="985" calcext:value-type="float">
            <text:p>985</text:p>
          </table:table-cell>
          <table:table-cell/>
          <table:table-cell table:formula="of:=[.H29] +([.H29]*[.$B$2])-([.H29]*[.$B$3]) - [.$H$28]" office:value-type="float" office:value="1450.0736" calcext:value-type="float">
            <text:p>1450.0736</text:p>
          </table:table-cell>
          <table:table-cell/>
          <table:table-cell table:style-name="ce1" table:formula="of:=[.J29] +([.J29]*[.$J$27])-([.J29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3</text:p>
          </table:table-cell>
          <table:table-cell table:formula="of:=[.B30] +([.B30]*[.$B$2])-([.B30]*[.$B$3]) - [.$B$28]" office:value-type="float" office:value="1269.952" calcext:value-type="float">
            <text:p>1269.952</text:p>
          </table:table-cell>
          <table:table-cell table:formula="of:=[.C30] +([.C30]*[.$B$2])-([.C30]*[.$B$3]) - [.$C$28]" office:value-type="float" office:value="1134.976" calcext:value-type="float">
            <text:p>1134.976</text:p>
          </table:table-cell>
          <table:table-cell table:formula="of:=[.D30] +([.D30]*[.$B$2])-([.D30]*[.$B$3]) - [.$D$28]" office:value-type="float" office:value="1000" calcext:value-type="float">
            <text:p>1000</text:p>
          </table:table-cell>
          <table:table-cell table:formula="of:=[.E30] +([.E30]*[.$B$2])-([.E30]*[.$B$3]) - [.$E$28]" office:value-type="float" office:value="730.048" calcext:value-type="float">
            <text:p>730.048</text:p>
          </table:table-cell>
          <table:table-cell table:formula="of:=[.F30] +([.F30]*[.$B$2])-([.F30]*[.$B$3]) - [.$F$28]" office:value-type="float" office:value="968.2" calcext:value-type="float">
            <text:p>968.2</text:p>
          </table:table-cell>
          <table:table-cell/>
          <table:table-cell table:formula="of:=[.H30] +([.H30]*[.$B$2])-([.H30]*[.$B$3]) - [.$H$28]" office:value-type="float" office:value="1424.082432" calcext:value-type="float">
            <text:p>1424.082432</text:p>
          </table:table-cell>
          <table:table-cell/>
          <table:table-cell table:style-name="ce1" table:formula="of:=[.J30] +([.J30]*[.$J$27])-([.J30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4</text:p>
          </table:table-cell>
          <table:table-cell table:formula="of:=[.B31] +([.B31]*[.$B$2])-([.B31]*[.$B$3]) - [.$B$28]" office:value-type="float" office:value="1382.34624" calcext:value-type="float">
            <text:p>1382.34624</text:p>
          </table:table-cell>
          <table:table-cell table:formula="of:=[.C31] +([.C31]*[.$B$2])-([.C31]*[.$B$3]) - [.$C$28]" office:value-type="float" office:value="1191.17312" calcext:value-type="float">
            <text:p>1191.17312</text:p>
          </table:table-cell>
          <table:table-cell table:formula="of:=[.D31] +([.D31]*[.$B$2])-([.D31]*[.$B$3]) - [.$D$28]" office:value-type="float" office:value="1000" calcext:value-type="float">
            <text:p>1000</text:p>
          </table:table-cell>
          <table:table-cell table:formula="of:=[.E31] +([.E31]*[.$B$2])-([.E31]*[.$B$3]) - [.$E$28]" office:value-type="float" office:value="617.65376" calcext:value-type="float">
            <text:p>617.65376</text:p>
          </table:table-cell>
          <table:table-cell table:formula="of:=[.F31] +([.F31]*[.$B$2])-([.F31]*[.$B$3]) - [.$F$28]" office:value-type="float" office:value="949.384" calcext:value-type="float">
            <text:p>949.384</text:p>
          </table:table-cell>
          <table:table-cell/>
          <table:table-cell table:formula="of:=[.H31] +([.H31]*[.$B$2])-([.H31]*[.$B$3]) - [.$H$28]" office:value-type="float" office:value="1394.97232384" calcext:value-type="float">
            <text:p>1394.97232384</text:p>
          </table:table-cell>
          <table:table-cell/>
          <table:table-cell table:style-name="ce1" table:formula="of:=[.J31] +([.J31]*[.$J$27])-([.J31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5</text:p>
          </table:table-cell>
          <table:table-cell table:formula="of:=[.B32] +([.B32]*[.$B$2])-([.B32]*[.$B$3]) - [.$B$28]" office:value-type="float" office:value="1508.2277888" calcext:value-type="float">
            <text:p>1508.2277888</text:p>
          </table:table-cell>
          <table:table-cell table:formula="of:=[.C32] +([.C32]*[.$B$2])-([.C32]*[.$B$3]) - [.$C$28]" office:value-type="float" office:value="1254.1138944" calcext:value-type="float">
            <text:p>1254.1138944</text:p>
          </table:table-cell>
          <table:table-cell table:formula="of:=[.D32] +([.D32]*[.$B$2])-([.D32]*[.$B$3]) - [.$D$28]" office:value-type="float" office:value="1000" calcext:value-type="float">
            <text:p>1000</text:p>
          </table:table-cell>
          <table:table-cell table:formula="of:=[.E32] +([.E32]*[.$B$2])-([.E32]*[.$B$3]) - [.$E$28]" office:value-type="float" office:value="491.7722112" calcext:value-type="float">
            <text:p>491.7722112</text:p>
          </table:table-cell>
          <table:table-cell table:formula="of:=[.F32] +([.F32]*[.$B$2])-([.F32]*[.$B$3]) - [.$F$28]" office:value-type="float" office:value="928.31008" calcext:value-type="float">
            <text:p>928.31008</text:p>
          </table:table-cell>
          <table:table-cell/>
          <table:table-cell table:formula="of:=[.H32] +([.H32]*[.$B$2])-([.H32]*[.$B$3]) - [.$H$28]" office:value-type="float" office:value="1362.3690027008" calcext:value-type="float">
            <text:p>1362.3690027008</text:p>
          </table:table-cell>
          <table:table-cell/>
          <table:table-cell table:style-name="ce1" table:formula="of:=[.J32] +([.J32]*[.$J$27])-([.J32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6</text:p>
          </table:table-cell>
          <table:table-cell table:formula="of:=[.B33] +([.B33]*[.$B$2])-([.B33]*[.$B$3]) - [.$B$28]" office:value-type="float" office:value="1649.215123456" calcext:value-type="float">
            <text:p>1649.215123456</text:p>
          </table:table-cell>
          <table:table-cell table:formula="of:=[.C33] +([.C33]*[.$B$2])-([.C33]*[.$B$3]) - [.$C$28]" office:value-type="float" office:value="1324.607561728" calcext:value-type="float">
            <text:p>1324.607561728</text:p>
          </table:table-cell>
          <table:table-cell table:formula="of:=[.D33] +([.D33]*[.$B$2])-([.D33]*[.$B$3]) - [.$D$28]" office:value-type="float" office:value="1000" calcext:value-type="float">
            <text:p>1000</text:p>
          </table:table-cell>
          <table:table-cell table:formula="of:=[.E33] +([.E33]*[.$B$2])-([.E33]*[.$B$3]) - [.$E$28]" office:value-type="float" office:value="350.784876544" calcext:value-type="float">
            <text:p>350.784876544</text:p>
          </table:table-cell>
          <table:table-cell table:formula="of:=[.F33] +([.F33]*[.$B$2])-([.F33]*[.$B$3]) - [.$F$28]" office:value-type="float" office:value="904.7072896" calcext:value-type="float">
            <text:p>904.7072896</text:p>
          </table:table-cell>
          <table:table-cell/>
          <table:table-cell table:formula="of:=[.H33] +([.H33]*[.$B$2])-([.H33]*[.$B$3]) - [.$H$28]" office:value-type="float" office:value="1325.8532830249" calcext:value-type="float">
            <text:p>1325.8532830249</text:p>
          </table:table-cell>
          <table:table-cell/>
          <table:table-cell table:style-name="ce1" table:formula="of:=[.J33] +([.J33]*[.$J$27])-([.J33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7</text:p>
          </table:table-cell>
          <table:table-cell table:formula="of:=[.B34] +([.B34]*[.$B$2])-([.B34]*[.$B$3]) - [.$B$28]" office:value-type="float" office:value="1807.12093827072" calcext:value-type="float">
            <text:p>1807.1209382707</text:p>
          </table:table-cell>
          <table:table-cell table:formula="of:=[.C34] +([.C34]*[.$B$2])-([.C34]*[.$B$3]) - [.$C$28]" office:value-type="float" office:value="1403.56046913536" calcext:value-type="float">
            <text:p>1403.5604691354</text:p>
          </table:table-cell>
          <table:table-cell table:formula="of:=[.D34] +([.D34]*[.$B$2])-([.D34]*[.$B$3]) - [.$D$28]" office:value-type="float" office:value="1000" calcext:value-type="float">
            <text:p>1000</text:p>
          </table:table-cell>
          <table:table-cell table:formula="of:=[.E34] +([.E34]*[.$B$2])-([.E34]*[.$B$3]) - [.$E$28]" office:value-type="float" office:value="192.87906172928" calcext:value-type="float">
            <text:p>192.8790617293</text:p>
          </table:table-cell>
          <table:table-cell table:formula="of:=[.F34] +([.F34]*[.$B$2])-([.F34]*[.$B$3]) - [.$F$28]" office:value-type="float" office:value="878.272164352" calcext:value-type="float">
            <text:p>878.272164352</text:p>
          </table:table-cell>
          <table:table-cell/>
          <table:table-cell table:formula="of:=[.H34] +([.H34]*[.$B$2])-([.H34]*[.$B$3]) - [.$H$28]" office:value-type="float" office:value="1284.95567698788" calcext:value-type="float">
            <text:p>1284.9556769879</text:p>
          </table:table-cell>
          <table:table-cell/>
          <table:table-cell table:style-name="ce1" table:formula="of:=[.J34] +([.J34]*[.$J$27])-([.J34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8</text:p>
          </table:table-cell>
          <table:table-cell table:formula="of:=[.B35] +([.B35]*[.$B$2])-([.B35]*[.$B$3]) - [.$B$28]" office:value-type="float" office:value="1983.97545086321" calcext:value-type="float">
            <text:p>1983.9754508632</text:p>
          </table:table-cell>
          <table:table-cell table:formula="of:=[.C35] +([.C35]*[.$B$2])-([.C35]*[.$B$3]) - [.$C$28]" office:value-type="float" office:value="1491.9877254316" calcext:value-type="float">
            <text:p>1491.9877254316</text:p>
          </table:table-cell>
          <table:table-cell table:formula="of:=[.D35] +([.D35]*[.$B$2])-([.D35]*[.$B$3]) - [.$D$28]" office:value-type="float" office:value="1000" calcext:value-type="float">
            <text:p>1000</text:p>
          </table:table-cell>
          <table:table-cell table:formula="of:=[.E35] +([.E35]*[.$B$2])-([.E35]*[.$B$3]) - [.$E$28]" office:value-type="float" office:value="16.0245491367939" calcext:value-type="float">
            <text:p>16.0245491368</text:p>
          </table:table-cell>
          <table:table-cell table:formula="of:=[.F35] +([.F35]*[.$B$2])-([.F35]*[.$B$3]) - [.$F$28]" office:value-type="float" office:value="848.66482407424" calcext:value-type="float">
            <text:p>848.6648240742</text:p>
          </table:table-cell>
          <table:table-cell/>
          <table:table-cell table:formula="of:=[.H35] +([.H35]*[.$B$2])-([.H35]*[.$B$3]) - [.$H$28]" office:value-type="float" office:value="1239.15035822643" calcext:value-type="float">
            <text:p>1239.1503582264</text:p>
          </table:table-cell>
          <table:table-cell/>
          <table:table-cell table:style-name="ce1" table:formula="of:=[.J35] +([.J35]*[.$J$27])-([.J35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9</text:p>
          </table:table-cell>
          <table:table-cell table:formula="of:=[.B36] +([.B36]*[.$B$2])-([.B36]*[.$B$3]) - [.$B$28]" office:value-type="float" office:value="2182.05250496679" calcext:value-type="float">
            <text:p>2182.0525049668</text:p>
          </table:table-cell>
          <table:table-cell table:formula="of:=[.C36] +([.C36]*[.$B$2])-([.C36]*[.$B$3]) - [.$C$28]" office:value-type="float" office:value="1591.0262524834" calcext:value-type="float">
            <text:p>1591.0262524834</text:p>
          </table:table-cell>
          <table:table-cell table:formula="of:=[.D36] +([.D36]*[.$B$2])-([.D36]*[.$B$3]) - [.$D$28]" office:value-type="float" office:value="1000" calcext:value-type="float">
            <text:p>1000</text:p>
          </table:table-cell>
          <table:table-cell table:formula="of:=[.E36] +([.E36]*[.$B$2])-([.E36]*[.$B$3]) - [.$E$28]" office:value-type="float" office:value="-182.052504966791" calcext:value-type="float">
            <text:p>-182.0525049668</text:p>
          </table:table-cell>
          <table:table-cell table:formula="of:=[.F36] +([.F36]*[.$B$2])-([.F36]*[.$B$3]) - [.$F$28]" office:value-type="float" office:value="815.504602963149" calcext:value-type="float">
            <text:p>815.5046029631</text:p>
          </table:table-cell>
          <table:table-cell/>
          <table:table-cell table:formula="of:=[.H36] +([.H36]*[.$B$2])-([.H36]*[.$B$3]) - [.$H$28]" office:value-type="float" office:value="1187.8484012136" calcext:value-type="float">
            <text:p>1187.8484012136</text:p>
          </table:table-cell>
          <table:table-cell/>
          <table:table-cell table:style-name="ce1" table:formula="of:=[.J36] +([.J36]*[.$J$27])-([.J36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0</text:p>
          </table:table-cell>
          <table:table-cell table:formula="of:=[.B37] +([.B37]*[.$B$2])-([.B37]*[.$B$3]) - [.$B$28]" office:value-type="float" office:value="2403.89880556281" calcext:value-type="float">
            <text:p>2403.8988055628</text:p>
          </table:table-cell>
          <table:table-cell table:formula="of:=[.C37] +([.C37]*[.$B$2])-([.C37]*[.$B$3]) - [.$C$28]" office:value-type="float" office:value="1701.9494027814" calcext:value-type="float">
            <text:p>1701.9494027814</text:p>
          </table:table-cell>
          <table:table-cell table:formula="of:=[.D37] +([.D37]*[.$B$2])-([.D37]*[.$B$3]) - [.$D$28]" office:value-type="float" office:value="1000" calcext:value-type="float">
            <text:p>1000</text:p>
          </table:table-cell>
          <table:table-cell table:formula="of:=[.E37] +([.E37]*[.$B$2])-([.E37]*[.$B$3]) - [.$E$28]" office:value-type="float" office:value="-403.898805562806" calcext:value-type="float">
            <text:p>-403.8988055628</text:p>
          </table:table-cell>
          <table:table-cell table:formula="of:=[.F37] +([.F37]*[.$B$2])-([.F37]*[.$B$3]) - [.$F$28]" office:value-type="float" office:value="778.365155318726" calcext:value-type="float">
            <text:p>778.3651553187</text:p>
          </table:table-cell>
          <table:table-cell/>
          <table:table-cell table:formula="of:=[.H37] +([.H37]*[.$B$2])-([.H37]*[.$B$3]) - [.$H$28]" office:value-type="float" office:value="1130.39020935923" calcext:value-type="float">
            <text:p>1130.3902093592</text:p>
          </table:table-cell>
          <table:table-cell/>
          <table:table-cell table:style-name="ce1" table:formula="of:=[.J37] +([.J37]*[.$J$27])-([.J37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1</text:p>
          </table:table-cell>
          <table:table-cell table:formula="of:=[.B38] +([.B38]*[.$B$2])-([.B38]*[.$B$3]) - [.$B$28]" office:value-type="float" office:value="2652.36666223034" calcext:value-type="float">
            <text:p>2652.3666622304</text:p>
          </table:table-cell>
          <table:table-cell table:formula="of:=[.C38] +([.C38]*[.$B$2])-([.C38]*[.$B$3]) - [.$C$28]" office:value-type="float" office:value="1826.18333111517" calcext:value-type="float">
            <text:p>1826.1833311152</text:p>
          </table:table-cell>
          <table:table-cell table:formula="of:=[.D38] +([.D38]*[.$B$2])-([.D38]*[.$B$3]) - [.$D$28]" office:value-type="float" office:value="1000" calcext:value-type="float">
            <text:p>1000</text:p>
          </table:table-cell>
          <table:table-cell table:formula="of:=[.E38] +([.E38]*[.$B$2])-([.E38]*[.$B$3]) - [.$E$28]" office:value-type="float" office:value="-652.366662230343" calcext:value-type="float">
            <text:p>-652.3666622303</text:p>
          </table:table-cell>
          <table:table-cell table:formula="of:=[.F38] +([.F38]*[.$B$2])-([.F38]*[.$B$3]) - [.$F$28]" office:value-type="float" office:value="736.768973956974" calcext:value-type="float">
            <text:p>736.768973957</text:p>
          </table:table-cell>
          <table:table-cell/>
          <table:table-cell table:formula="of:=[.H38] +([.H38]*[.$B$2])-([.H38]*[.$B$3]) - [.$H$28]" office:value-type="float" office:value="1066.03703448234" calcext:value-type="float">
            <text:p>1066.0370344823</text:p>
          </table:table-cell>
          <table:table-cell/>
          <table:table-cell table:style-name="ce1" table:formula="of:=[.J38] +([.J38]*[.$J$27])-([.J38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2</text:p>
          </table:table-cell>
          <table:table-cell table:formula="of:=[.B39] +([.B39]*[.$B$2])-([.B39]*[.$B$3]) - [.$B$28]" office:value-type="float" office:value="2930.65066169798" calcext:value-type="float">
            <text:p>2930.650661698</text:p>
          </table:table-cell>
          <table:table-cell table:formula="of:=[.C39] +([.C39]*[.$B$2])-([.C39]*[.$B$3]) - [.$C$28]" office:value-type="float" office:value="1965.32533084899" calcext:value-type="float">
            <text:p>1965.325330849</text:p>
          </table:table-cell>
          <table:table-cell table:formula="of:=[.D39] +([.D39]*[.$B$2])-([.D39]*[.$B$3]) - [.$D$28]" office:value-type="float" office:value="1000" calcext:value-type="float">
            <text:p>1000</text:p>
          </table:table-cell>
          <table:table-cell table:formula="of:=[.E39] +([.E39]*[.$B$2])-([.E39]*[.$B$3]) - [.$E$28]" office:value-type="float" office:value="-930.650661697984" calcext:value-type="float">
            <text:p>-930.650661698</text:p>
          </table:table-cell>
          <table:table-cell table:formula="of:=[.F39] +([.F39]*[.$B$2])-([.F39]*[.$B$3]) - [.$F$28]" office:value-type="float" office:value="690.18125083181" calcext:value-type="float">
            <text:p>690.1812508318</text:p>
          </table:table-cell>
          <table:table-cell/>
          <table:table-cell table:formula="of:=[.H39] +([.H39]*[.$B$2])-([.H39]*[.$B$3]) - [.$H$28]" office:value-type="float" office:value="993.961478620221" calcext:value-type="float">
            <text:p>993.9614786202</text:p>
          </table:table-cell>
          <table:table-cell/>
          <table:table-cell table:style-name="ce1" table:formula="of:=[.J39] +([.J39]*[.$J$27])-([.J39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3</text:p>
          </table:table-cell>
          <table:table-cell table:formula="of:=[.B40] +([.B40]*[.$B$2])-([.B40]*[.$B$3]) - [.$B$28]" office:value-type="float" office:value="3242.32874110174" calcext:value-type="float">
            <text:p>3242.3287411018</text:p>
          </table:table-cell>
          <table:table-cell table:formula="of:=[.C40] +([.C40]*[.$B$2])-([.C40]*[.$B$3]) - [.$C$28]" office:value-type="float" office:value="2121.16437055087" calcext:value-type="float">
            <text:p>2121.1643705509</text:p>
          </table:table-cell>
          <table:table-cell table:formula="of:=[.D40] +([.D40]*[.$B$2])-([.D40]*[.$B$3]) - [.$D$28]" office:value-type="float" office:value="1000" calcext:value-type="float">
            <text:p>1000</text:p>
          </table:table-cell>
          <table:table-cell table:formula="of:=[.E40] +([.E40]*[.$B$2])-([.E40]*[.$B$3]) - [.$E$28]" office:value-type="float" office:value="-1242.32874110174" calcext:value-type="float">
            <text:p>-1242.3287411018</text:p>
          </table:table-cell>
          <table:table-cell table:formula="of:=[.F40] +([.F40]*[.$B$2])-([.F40]*[.$B$3]) - [.$F$28]" office:value-type="float" office:value="638.003000931628" calcext:value-type="float">
            <text:p>638.0030009316</text:p>
          </table:table-cell>
          <table:table-cell/>
          <table:table-cell table:formula="of:=[.H40] +([.H40]*[.$B$2])-([.H40]*[.$B$3]) - [.$H$28]" office:value-type="float" office:value="913.236856054648" calcext:value-type="float">
            <text:p>913.2368560546</text:p>
          </table:table-cell>
          <table:table-cell/>
          <table:table-cell table:style-name="ce1" table:formula="of:=[.J40] +([.J40]*[.$J$27])-([.J40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4</text:p>
          </table:table-cell>
          <table:table-cell table:formula="of:=[.B41] +([.B41]*[.$B$2])-([.B41]*[.$B$3]) - [.$B$28]" office:value-type="float" office:value="3591.40819003395" calcext:value-type="float">
            <text:p>3591.408190034</text:p>
          </table:table-cell>
          <table:table-cell table:formula="of:=[.C41] +([.C41]*[.$B$2])-([.C41]*[.$B$3]) - [.$C$28]" office:value-type="float" office:value="2295.70409501698" calcext:value-type="float">
            <text:p>2295.704095017</text:p>
          </table:table-cell>
          <table:table-cell table:formula="of:=[.D41] +([.D41]*[.$B$2])-([.D41]*[.$B$3]) - [.$D$28]" office:value-type="float" office:value="1000" calcext:value-type="float">
            <text:p>1000</text:p>
          </table:table-cell>
          <table:table-cell table:formula="of:=[.E41] +([.E41]*[.$B$2])-([.E41]*[.$B$3]) - [.$E$28]" office:value-type="float" office:value="-1591.40819003395" calcext:value-type="float">
            <text:p>-1591.408190034</text:p>
          </table:table-cell>
          <table:table-cell table:formula="of:=[.F41] +([.F41]*[.$B$2])-([.F41]*[.$B$3]) - [.$F$28]" office:value-type="float" office:value="579.563361043423" calcext:value-type="float">
            <text:p>579.5633610434</text:p>
          </table:table-cell>
          <table:table-cell/>
          <table:table-cell table:formula="of:=[.H41] +([.H41]*[.$B$2])-([.H41]*[.$B$3]) - [.$H$28]" office:value-type="float" office:value="822.825278781206" calcext:value-type="float">
            <text:p>822.8252787812</text:p>
          </table:table-cell>
          <table:table-cell/>
          <table:table-cell table:style-name="ce1" table:formula="of:=[.J41] +([.J41]*[.$J$27])-([.J41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5</text:p>
          </table:table-cell>
          <table:table-cell table:formula="of:=[.B42] +([.B42]*[.$B$2])-([.B42]*[.$B$3]) - [.$B$28]" office:value-type="float" office:value="3982.37717283802" calcext:value-type="float">
            <text:p>3982.377172838</text:p>
          </table:table-cell>
          <table:table-cell table:formula="of:=[.C42] +([.C42]*[.$B$2])-([.C42]*[.$B$3]) - [.$C$28]" office:value-type="float" office:value="2491.18858641901" calcext:value-type="float">
            <text:p>2491.188586419</text:p>
          </table:table-cell>
          <table:table-cell table:formula="of:=[.D42] +([.D42]*[.$B$2])-([.D42]*[.$B$3]) - [.$D$28]" office:value-type="float" office:value="1000" calcext:value-type="float">
            <text:p>1000</text:p>
          </table:table-cell>
          <table:table-cell table:formula="of:=[.E42] +([.E42]*[.$B$2])-([.E42]*[.$B$3]) - [.$E$28]" office:value-type="float" office:value="-1982.37717283802" calcext:value-type="float">
            <text:p>-1982.377172838</text:p>
          </table:table-cell>
          <table:table-cell table:formula="of:=[.F42] +([.F42]*[.$B$2])-([.F42]*[.$B$3]) - [.$F$28]" office:value-type="float" office:value="514.110964368634" calcext:value-type="float">
            <text:p>514.1109643686</text:p>
          </table:table-cell>
          <table:table-cell/>
          <table:table-cell table:formula="of:=[.H42] +([.H42]*[.$B$2])-([.H42]*[.$B$3]) - [.$H$28]" office:value-type="float" office:value="721.56431223495" calcext:value-type="float">
            <text:p>721.564312235</text:p>
          </table:table-cell>
          <table:table-cell/>
          <table:table-cell table:style-name="ce1" table:formula="of:=[.J42] +([.J42]*[.$J$27])-([.J42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6</text:p>
          </table:table-cell>
          <table:table-cell table:formula="of:=[.B43] +([.B43]*[.$B$2])-([.B43]*[.$B$3]) - [.$B$28]" office:value-type="float" office:value="4420.26243357859" calcext:value-type="float">
            <text:p>4420.2624335786</text:p>
          </table:table-cell>
          <table:table-cell table:formula="of:=[.C43] +([.C43]*[.$B$2])-([.C43]*[.$B$3]) - [.$C$28]" office:value-type="float" office:value="2710.13121678929" calcext:value-type="float">
            <text:p>2710.1312167893</text:p>
          </table:table-cell>
          <table:table-cell table:formula="of:=[.D43] +([.D43]*[.$B$2])-([.D43]*[.$B$3]) - [.$D$28]" office:value-type="float" office:value="1000" calcext:value-type="float">
            <text:p>1000</text:p>
          </table:table-cell>
          <table:table-cell table:formula="of:=[.E43] +([.E43]*[.$B$2])-([.E43]*[.$B$3]) - [.$E$28]" office:value-type="float" office:value="-2420.26243357859" calcext:value-type="float">
            <text:p>-2420.2624335786</text:p>
          </table:table-cell>
          <table:table-cell table:formula="of:=[.F43] +([.F43]*[.$B$2])-([.F43]*[.$B$3]) - [.$F$28]" office:value-type="float" office:value="440.80428009287" calcext:value-type="float">
            <text:p>440.8042800929</text:p>
          </table:table-cell>
          <table:table-cell/>
          <table:table-cell table:formula="of:=[.H43] +([.H43]*[.$B$2])-([.H43]*[.$B$3]) - [.$H$28]" office:value-type="float" office:value="608.152029703144" calcext:value-type="float">
            <text:p>608.1520297031</text:p>
          </table:table-cell>
          <table:table-cell/>
          <table:table-cell table:style-name="ce1" table:formula="of:=[.J43] +([.J43]*[.$J$27])-([.J43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7</text:p>
          </table:table-cell>
          <table:table-cell table:formula="of:=[.B44] +([.B44]*[.$B$2])-([.B44]*[.$B$3]) - [.$B$28]" office:value-type="float" office:value="4910.69392560802" calcext:value-type="float">
            <text:p>4910.693925608</text:p>
          </table:table-cell>
          <table:table-cell table:formula="of:=[.C44] +([.C44]*[.$B$2])-([.C44]*[.$B$3]) - [.$C$28]" office:value-type="float" office:value="2955.34696280401" calcext:value-type="float">
            <text:p>2955.346962804</text:p>
          </table:table-cell>
          <table:table-cell table:formula="of:=[.D44] +([.D44]*[.$B$2])-([.D44]*[.$B$3]) - [.$D$28]" office:value-type="float" office:value="1000" calcext:value-type="float">
            <text:p>1000</text:p>
          </table:table-cell>
          <table:table-cell table:formula="of:=[.E44] +([.E44]*[.$B$2])-([.E44]*[.$B$3]) - [.$E$28]" office:value-type="float" office:value="-2910.69392560802" calcext:value-type="float">
            <text:p>-2910.693925608</text:p>
          </table:table-cell>
          <table:table-cell table:formula="of:=[.F44] +([.F44]*[.$B$2])-([.F44]*[.$B$3]) - [.$F$28]" office:value-type="float" office:value="358.700793704014" calcext:value-type="float">
            <text:p>358.700793704</text:p>
          </table:table-cell>
          <table:table-cell/>
          <table:table-cell table:formula="of:=[.H44] +([.H44]*[.$B$2])-([.H44]*[.$B$3]) - [.$H$28]" office:value-type="float" office:value="481.130273267522" calcext:value-type="float">
            <text:p>481.1302732675</text:p>
          </table:table-cell>
          <table:table-cell/>
          <table:table-cell table:style-name="ce1" table:formula="of:=[.J44] +([.J44]*[.$J$27])-([.J44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8</text:p>
          </table:table-cell>
          <table:table-cell table:formula="of:=[.B45] +([.B45]*[.$B$2])-([.B45]*[.$B$3]) - [.$B$28]" office:value-type="float" office:value="5459.97719668098" calcext:value-type="float">
            <text:p>5459.977196681</text:p>
          </table:table-cell>
          <table:table-cell table:formula="of:=[.C45] +([.C45]*[.$B$2])-([.C45]*[.$B$3]) - [.$C$28]" office:value-type="float" office:value="3229.98859834049" calcext:value-type="float">
            <text:p>3229.9885983405</text:p>
          </table:table-cell>
          <table:table-cell table:formula="of:=[.D45] +([.D45]*[.$B$2])-([.D45]*[.$B$3]) - [.$D$28]" office:value-type="float" office:value="1000" calcext:value-type="float">
            <text:p>1000</text:p>
          </table:table-cell>
          <table:table-cell table:formula="of:=[.E45] +([.E45]*[.$B$2])-([.E45]*[.$B$3]) - [.$E$28]" office:value-type="float" office:value="-3459.97719668098" calcext:value-type="float">
            <text:p>-3459.977196681</text:p>
          </table:table-cell>
          <table:table-cell table:formula="of:=[.F45] +([.F45]*[.$B$2])-([.F45]*[.$B$3]) - [.$F$28]" office:value-type="float" office:value="266.744888948496" calcext:value-type="float">
            <text:p>266.7448889485</text:p>
          </table:table-cell>
          <table:table-cell/>
          <table:table-cell table:formula="of:=[.H45] +([.H45]*[.$B$2])-([.H45]*[.$B$3]) - [.$H$28]" office:value-type="float" office:value="338.865906059624" calcext:value-type="float">
            <text:p>338.8659060596</text:p>
          </table:table-cell>
          <table:table-cell/>
          <table:table-cell table:style-name="ce1" table:formula="of:=[.J45] +([.J45]*[.$J$27])-([.J45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19</text:p>
          </table:table-cell>
          <table:table-cell table:formula="of:=[.B46] +([.B46]*[.$B$2])-([.B46]*[.$B$3]) - [.$B$28]" office:value-type="float" office:value="6075.1744602827" calcext:value-type="float">
            <text:p>6075.1744602827</text:p>
          </table:table-cell>
          <table:table-cell table:formula="of:=[.C46] +([.C46]*[.$B$2])-([.C46]*[.$B$3]) - [.$C$28]" office:value-type="float" office:value="3537.58723014135" calcext:value-type="float">
            <text:p>3537.5872301414</text:p>
          </table:table-cell>
          <table:table-cell table:formula="of:=[.D46] +([.D46]*[.$B$2])-([.D46]*[.$B$3]) - [.$D$28]" office:value-type="float" office:value="1000" calcext:value-type="float">
            <text:p>1000</text:p>
          </table:table-cell>
          <table:table-cell table:formula="of:=[.E46] +([.E46]*[.$B$2])-([.E46]*[.$B$3]) - [.$E$28]" office:value-type="float" office:value="-4075.1744602827" calcext:value-type="float">
            <text:p>-4075.1744602827</text:p>
          </table:table-cell>
          <table:table-cell table:formula="of:=[.F46] +([.F46]*[.$B$2])-([.F46]*[.$B$3]) - [.$F$28]" office:value-type="float" office:value="163.754275622315" calcext:value-type="float">
            <text:p>163.7542756223</text:p>
          </table:table-cell>
          <table:table-cell/>
          <table:table-cell table:formula="of:=[.H46] +([.H46]*[.$B$2])-([.H46]*[.$B$3]) - [.$H$28]" office:value-type="float" office:value="179.529814786779" calcext:value-type="float">
            <text:p>179.5298147868</text:p>
          </table:table-cell>
          <table:table-cell/>
          <table:table-cell table:style-name="ce1" table:formula="of:=[.J46] +([.J46]*[.$J$27])-([.J46]*[.$B$3]) - [.$J$2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ar 20</text:p>
          </table:table-cell>
          <table:table-cell table:formula="of:=[.B47] +([.B47]*[.$B$2])-([.B47]*[.$B$3]) - [.$B$28]" office:value-type="float" office:value="6764.19539551662" calcext:value-type="float">
            <text:p>6764.1953955166</text:p>
          </table:table-cell>
          <table:table-cell table:formula="of:=[.C47] +([.C47]*[.$B$2])-([.C47]*[.$B$3]) - [.$C$28]" office:value-type="float" office:value="3882.09769775831" calcext:value-type="float">
            <text:p>3882.0976977583</text:p>
          </table:table-cell>
          <table:table-cell table:formula="of:=[.D47] +([.D47]*[.$B$2])-([.D47]*[.$B$3]) - [.$D$28]" office:value-type="float" office:value="1000" calcext:value-type="float">
            <text:p>1000</text:p>
          </table:table-cell>
          <table:table-cell table:formula="of:=[.E47] +([.E47]*[.$B$2])-([.E47]*[.$B$3]) - [.$E$28]" office:value-type="float" office:value="-4764.19539551662" calcext:value-type="float">
            <text:p>-4764.1953955166</text:p>
          </table:table-cell>
          <table:table-cell table:formula="of:=[.F47] +([.F47]*[.$B$2])-([.F47]*[.$B$3]) - [.$F$28]" office:value-type="float" office:value="48.4047886969929" calcext:value-type="float">
            <text:p>48.404788697</text:p>
          </table:table-cell>
          <table:table-cell/>
          <table:table-cell table:formula="of:=[.H47] +([.H47]*[.$B$2])-([.H47]*[.$B$3]) - [.$H$28]" office:value-type="float" office:value="1.07339256119286" calcext:value-type="float">
            <text:p>1.0733925612</text:p>
          </table:table-cell>
          <table:table-cell/>
          <table:table-cell table:style-name="ce1" table:formula="of:=[.J47] +([.J47]*[.$J$27])-([.J47]*[.$B$3]) - [.$J$28]" office:value-type="float" office:value="1000" calcext:value-type="float">
            <text:p>100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0in" svg:y="4.4941in">
            <draw:object draw:notify-on-update-of-ranges="Sheet2.A5:Sheet2.A24 Sheet2.B5:Sheet2.B24 Sheet2.C5:Sheet2.C24 Sheet2.D5:Sheet2.D24 Sheet2.E5:Sheet2.E24 Sheet2.F5:Sheet2.F24 Sheet2.G5:Sheet2.G24 Sheet2.H5:Sheet2.H24 Sheet2.I5:Sheet2.I24 Sheet2.J5:Sheet2.J24 Sheet2.K5:Sheet2.K24 Sheet2.L5:Sheet2.L24 Sheet2.M5:Sheet2.M24 Sheet2.N5:Sheet2.N24 Sheet2.O5:Sheet2.O24 Sheet2.P5:Sheet2.P24 Sheet2.Q5:Sheet2.Q24 Sheet2.R5:Sheet2.R24 Sheet2.S5:Sheet2.S24 Sheet2.T5:Sheet2.T24 Sheet2.U5:Sheet2.U24 Sheet2.V5:Sheet2.V24 Sheet2.W5:Sheet2.W24 Sheet2.X5:Sheet2.X24 Sheet2.Y5:Sheet2.Y24 Sheet2.Z5:Sheet2.Z24 Sheet2.AA5:Sheet2.AA24 Sheet2.AB5:Sheet2.AB24 Sheet2.AC5:Sheet2.AC24 Sheet2.AD5:Sheet2.AD24 Sheet2.AE5:Sheet2.AE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REFINEMENT 2: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initial pop:</text:p>
          </table:table-cell>
          <table:table-cell office:value-type="float" office:value="1000" calcext:value-type="float">
            <text:p>1000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m 1</text:p>
          </table:table-cell>
          <table:table-cell office:value-type="string" calcext:value-type="string">
            <text:p>Sim 2</text:p>
          </table:table-cell>
          <table:table-cell office:value-type="string" calcext:value-type="string">
            <text:p>Sim 3</text:p>
          </table:table-cell>
          <table:table-cell office:value-type="string" calcext:value-type="string">
            <text:p>Sim 4</text:p>
          </table:table-cell>
          <table:table-cell office:value-type="string" calcext:value-type="string">
            <text:p>Sim 5</text:p>
          </table:table-cell>
          <table:table-cell office:value-type="string" calcext:value-type="string">
            <text:p>Sim 6</text:p>
          </table:table-cell>
          <table:table-cell office:value-type="string" calcext:value-type="string">
            <text:p>Sim 7</text:p>
          </table:table-cell>
          <table:table-cell office:value-type="string" calcext:value-type="string">
            <text:p>Sim 8</text:p>
          </table:table-cell>
          <table:table-cell office:value-type="string" calcext:value-type="string">
            <text:p>Sim 9</text:p>
          </table:table-cell>
          <table:table-cell office:value-type="string" calcext:value-type="string">
            <text:p>Sim 10</text:p>
          </table:table-cell>
          <table:table-cell office:value-type="string" calcext:value-type="string">
            <text:p>Sim 11</text:p>
          </table:table-cell>
          <table:table-cell office:value-type="string" calcext:value-type="string">
            <text:p>Sim 12</text:p>
          </table:table-cell>
          <table:table-cell office:value-type="string" calcext:value-type="string">
            <text:p>Sim 13</text:p>
          </table:table-cell>
          <table:table-cell office:value-type="string" calcext:value-type="string">
            <text:p>Sim 14</text:p>
          </table:table-cell>
          <table:table-cell office:value-type="string" calcext:value-type="string">
            <text:p>Sim 15</text:p>
          </table:table-cell>
          <table:table-cell office:value-type="string" calcext:value-type="string">
            <text:p>Sim 16</text:p>
          </table:table-cell>
          <table:table-cell office:value-type="string" calcext:value-type="string">
            <text:p>Sim 17</text:p>
          </table:table-cell>
          <table:table-cell office:value-type="string" calcext:value-type="string">
            <text:p>Sim 18</text:p>
          </table:table-cell>
          <table:table-cell office:value-type="string" calcext:value-type="string">
            <text:p>Sim 19</text:p>
          </table:table-cell>
          <table:table-cell office:value-type="string" calcext:value-type="string">
            <text:p>Sim 20</text:p>
          </table:table-cell>
          <table:table-cell office:value-type="string" calcext:value-type="string">
            <text:p>Sim 21</text:p>
          </table:table-cell>
          <table:table-cell office:value-type="string" calcext:value-type="string">
            <text:p>Sim 22</text:p>
          </table:table-cell>
          <table:table-cell office:value-type="string" calcext:value-type="string">
            <text:p>Sim 23</text:p>
          </table:table-cell>
          <table:table-cell office:value-type="string" calcext:value-type="string">
            <text:p>Sim 24</text:p>
          </table:table-cell>
          <table:table-cell office:value-type="string" calcext:value-type="string">
            <text:p>Sim 25</text:p>
          </table:table-cell>
          <table:table-cell office:value-type="string" calcext:value-type="string">
            <text:p>Sim 26</text:p>
          </table:table-cell>
          <table:table-cell office:value-type="string" calcext:value-type="string">
            <text:p>Sim 27</text:p>
          </table:table-cell>
          <table:table-cell office:value-type="string" calcext:value-type="string">
            <text:p>Sim 28</text:p>
          </table:table-cell>
          <table:table-cell office:value-type="string" calcext:value-type="string">
            <text:p>Sim 29</text:p>
          </table:table-cell>
          <table:table-cell office:value-type="string" calcext:value-type="string">
            <text:p>Sim 30</text:p>
          </table:table-cell>
        </table:table-row>
        <table:table-row table:style-name="ro1">
          <table:table-cell office:value-type="string" calcext:value-type="string">
            <text:p>Year 1</text:p>
          </table:table-cell>
          <table:table-cell table:formula="of:=[.B3]*(RANDBETWEEN(7;21)/100) + [.B3]" office:value-type="float" office:value="1200" calcext:value-type="float">
            <text:p>1200</text:p>
          </table:table-cell>
          <table:table-cell table:formula="of:=[.$B$3]*(RANDBETWEEN(7;21)/100) + [.$B$3]" office:value-type="float" office:value="1080" calcext:value-type="float">
            <text:p>1080</text:p>
          </table:table-cell>
          <table:table-cell table:formula="of:=[.$B$3]*(RANDBETWEEN(7;21)/100) + [.$B$3]" office:value-type="float" office:value="1160" calcext:value-type="float">
            <text:p>1160</text:p>
          </table:table-cell>
          <table:table-cell table:formula="of:=[.$B$3]*(RANDBETWEEN(7;21)/100) + [.$B$3]" office:value-type="float" office:value="1130" calcext:value-type="float">
            <text:p>1130</text:p>
          </table:table-cell>
          <table:table-cell table:formula="of:=[.$B$3]*(RANDBETWEEN(7;21)/100) + [.$B$3]" office:value-type="float" office:value="1070" calcext:value-type="float">
            <text:p>1070</text:p>
          </table:table-cell>
          <table:table-cell table:formula="of:=[.$B$3]*(RANDBETWEEN(7;21)/100) + [.$B$3]" office:value-type="float" office:value="1070" calcext:value-type="float">
            <text:p>1070</text:p>
          </table:table-cell>
          <table:table-cell table:formula="of:=[.$B$3]*(RANDBETWEEN(7;21)/100) + [.$B$3]" office:value-type="float" office:value="1190" calcext:value-type="float">
            <text:p>1190</text:p>
          </table:table-cell>
          <table:table-cell table:formula="of:=[.$B$3]*(RANDBETWEEN(7;21)/100) + [.$B$3]" office:value-type="float" office:value="1150" calcext:value-type="float">
            <text:p>1150</text:p>
          </table:table-cell>
          <table:table-cell table:formula="of:=[.$B$3]*(RANDBETWEEN(7;21)/100) + [.$B$3]" office:value-type="float" office:value="1100" calcext:value-type="float">
            <text:p>1100</text:p>
          </table:table-cell>
          <table:table-cell table:formula="of:=[.$B$3]*(RANDBETWEEN(7;21)/100) + [.$B$3]" office:value-type="float" office:value="1070" calcext:value-type="float">
            <text:p>1070</text:p>
          </table:table-cell>
          <table:table-cell table:formula="of:=[.$B$3]*(RANDBETWEEN(7;21)/100) + [.$B$3]" office:value-type="float" office:value="1120" calcext:value-type="float">
            <text:p>1120</text:p>
          </table:table-cell>
          <table:table-cell table:formula="of:=[.$B$3]*(RANDBETWEEN(7;21)/100) + [.$B$3]" office:value-type="float" office:value="1200" calcext:value-type="float">
            <text:p>1200</text:p>
          </table:table-cell>
          <table:table-cell table:formula="of:=[.$B$3]*(RANDBETWEEN(7;21)/100) + [.$B$3]" office:value-type="float" office:value="1080" calcext:value-type="float">
            <text:p>1080</text:p>
          </table:table-cell>
          <table:table-cell table:formula="of:=[.$B$3]*(RANDBETWEEN(7;21)/100) + [.$B$3]" office:value-type="float" office:value="1200" calcext:value-type="float">
            <text:p>1200</text:p>
          </table:table-cell>
          <table:table-cell table:formula="of:=[.$B$3]*(RANDBETWEEN(7;21)/100) + [.$B$3]" office:value-type="float" office:value="1070" calcext:value-type="float">
            <text:p>1070</text:p>
          </table:table-cell>
          <table:table-cell table:formula="of:=[.$B$3]*(RANDBETWEEN(7;21)/100) + [.$B$3]" office:value-type="float" office:value="1140" calcext:value-type="float">
            <text:p>1140</text:p>
          </table:table-cell>
          <table:table-cell table:formula="of:=[.$B$3]*(RANDBETWEEN(7;21)/100) + [.$B$3]" office:value-type="float" office:value="1140" calcext:value-type="float">
            <text:p>1140</text:p>
          </table:table-cell>
          <table:table-cell table:formula="of:=[.$B$3]*(RANDBETWEEN(7;21)/100) + [.$B$3]" office:value-type="float" office:value="1130" calcext:value-type="float">
            <text:p>1130</text:p>
          </table:table-cell>
          <table:table-cell table:formula="of:=[.$B$3]*(RANDBETWEEN(7;21)/100) + [.$B$3]" office:value-type="float" office:value="1120" calcext:value-type="float">
            <text:p>1120</text:p>
          </table:table-cell>
          <table:table-cell table:formula="of:=[.$B$3]*(RANDBETWEEN(7;21)/100) + [.$B$3]" office:value-type="float" office:value="1190" calcext:value-type="float">
            <text:p>1190</text:p>
          </table:table-cell>
          <table:table-cell table:formula="of:=[.$B$3]*(RANDBETWEEN(7;21)/100) + [.$B$3]" office:value-type="float" office:value="1090" calcext:value-type="float">
            <text:p>1090</text:p>
          </table:table-cell>
          <table:table-cell table:formula="of:=[.$B$3]*(RANDBETWEEN(7;21)/100) + [.$B$3]" office:value-type="float" office:value="1130" calcext:value-type="float">
            <text:p>1130</text:p>
          </table:table-cell>
          <table:table-cell table:formula="of:=[.$B$3]*(RANDBETWEEN(7;21)/100) + [.$B$3]" office:value-type="float" office:value="1090" calcext:value-type="float">
            <text:p>1090</text:p>
          </table:table-cell>
          <table:table-cell table:formula="of:=[.$B$3]*(RANDBETWEEN(7;21)/100) + [.$B$3]" office:value-type="float" office:value="1160" calcext:value-type="float">
            <text:p>1160</text:p>
          </table:table-cell>
          <table:table-cell table:formula="of:=[.$B$3]*(RANDBETWEEN(7;21)/100) + [.$B$3]" office:value-type="float" office:value="1080" calcext:value-type="float">
            <text:p>1080</text:p>
          </table:table-cell>
          <table:table-cell table:formula="of:=[.$B$3]*(RANDBETWEEN(7;21)/100) + [.$B$3]" office:value-type="float" office:value="1080" calcext:value-type="float">
            <text:p>1080</text:p>
          </table:table-cell>
          <table:table-cell table:formula="of:=[.$B$3]*(RANDBETWEEN(7;21)/100) + [.$B$3]" office:value-type="float" office:value="1070" calcext:value-type="float">
            <text:p>1070</text:p>
          </table:table-cell>
          <table:table-cell table:formula="of:=[.$B$3]*(RANDBETWEEN(7;21)/100) + [.$B$3]" office:value-type="float" office:value="1140" calcext:value-type="float">
            <text:p>1140</text:p>
          </table:table-cell>
          <table:table-cell table:formula="of:=[.$B$3]*(RANDBETWEEN(7;21)/100) + [.$B$3]" office:value-type="float" office:value="1150" calcext:value-type="float">
            <text:p>1150</text:p>
          </table:table-cell>
          <table:table-cell table:formula="of:=[.$B$3]*(RANDBETWEEN(7;21)/100) + [.$B$3]"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Year 2</text:p>
          </table:table-cell>
          <table:table-cell table:formula="of:=[.B5]*(RANDBETWEEN(7;21)/100) + [.B5]" office:value-type="float" office:value="1392" calcext:value-type="float">
            <text:p>1392</text:p>
          </table:table-cell>
          <table:table-cell table:formula="of:=[.C5]*(RANDBETWEEN(7;21)/100) + [.C5]" office:value-type="float" office:value="1242" calcext:value-type="float">
            <text:p>1242</text:p>
          </table:table-cell>
          <table:table-cell table:formula="of:=[.D5]*(RANDBETWEEN(7;21)/100) + [.D5]" office:value-type="float" office:value="1252.8" calcext:value-type="float">
            <text:p>1252.8</text:p>
          </table:table-cell>
          <table:table-cell table:formula="of:=[.E5]*(RANDBETWEEN(7;21)/100) + [.E5]" office:value-type="float" office:value="1243" calcext:value-type="float">
            <text:p>1243</text:p>
          </table:table-cell>
          <table:table-cell table:formula="of:=[.F5]*(RANDBETWEEN(7;21)/100) + [.F5]" office:value-type="float" office:value="1251.9" calcext:value-type="float">
            <text:p>1251.9</text:p>
          </table:table-cell>
          <table:table-cell table:formula="of:=[.G5]*(RANDBETWEEN(7;21)/100) + [.G5]" office:value-type="float" office:value="1155.6" calcext:value-type="float">
            <text:p>1155.6</text:p>
          </table:table-cell>
          <table:table-cell table:formula="of:=[.H5]*(RANDBETWEEN(7;21)/100) + [.H5]" office:value-type="float" office:value="1344.7" calcext:value-type="float">
            <text:p>1344.7</text:p>
          </table:table-cell>
          <table:table-cell table:formula="of:=[.I5]*(RANDBETWEEN(7;21)/100) + [.I5]" office:value-type="float" office:value="1391.5" calcext:value-type="float">
            <text:p>1391.5</text:p>
          </table:table-cell>
          <table:table-cell table:formula="of:=[.J5]*(RANDBETWEEN(7;21)/100) + [.J5]" office:value-type="float" office:value="1243" calcext:value-type="float">
            <text:p>1243</text:p>
          </table:table-cell>
          <table:table-cell table:formula="of:=[.K5]*(RANDBETWEEN(7;21)/100) + [.K5]" office:value-type="float" office:value="1209.1" calcext:value-type="float">
            <text:p>1209.1</text:p>
          </table:table-cell>
          <table:table-cell table:formula="of:=[.L5]*(RANDBETWEEN(7;21)/100) + [.L5]" office:value-type="float" office:value="1220.8" calcext:value-type="float">
            <text:p>1220.8</text:p>
          </table:table-cell>
          <table:table-cell table:formula="of:=[.M5]*(RANDBETWEEN(7;21)/100) + [.M5]" office:value-type="float" office:value="1284" calcext:value-type="float">
            <text:p>1284</text:p>
          </table:table-cell>
          <table:table-cell table:formula="of:=[.N5]*(RANDBETWEEN(7;21)/100) + [.N5]" office:value-type="float" office:value="1263.6" calcext:value-type="float">
            <text:p>1263.6</text:p>
          </table:table-cell>
          <table:table-cell table:formula="of:=[.O5]*(RANDBETWEEN(7;21)/100) + [.O5]" office:value-type="float" office:value="1344" calcext:value-type="float">
            <text:p>1344</text:p>
          </table:table-cell>
          <table:table-cell table:formula="of:=[.P5]*(RANDBETWEEN(7;21)/100) + [.P5]" office:value-type="float" office:value="1198.4" calcext:value-type="float">
            <text:p>1198.4</text:p>
          </table:table-cell>
          <table:table-cell table:formula="of:=[.Q5]*(RANDBETWEEN(7;21)/100) + [.Q5]" office:value-type="float" office:value="1276.8" calcext:value-type="float">
            <text:p>1276.8</text:p>
          </table:table-cell>
          <table:table-cell table:formula="of:=[.R5]*(RANDBETWEEN(7;21)/100) + [.R5]" office:value-type="float" office:value="1219.8" calcext:value-type="float">
            <text:p>1219.8</text:p>
          </table:table-cell>
          <table:table-cell table:formula="of:=[.S5]*(RANDBETWEEN(7;21)/100) + [.S5]" office:value-type="float" office:value="1220.4" calcext:value-type="float">
            <text:p>1220.4</text:p>
          </table:table-cell>
          <table:table-cell table:formula="of:=[.T5]*(RANDBETWEEN(7;21)/100) + [.T5]" office:value-type="float" office:value="1254.4" calcext:value-type="float">
            <text:p>1254.4</text:p>
          </table:table-cell>
          <table:table-cell table:formula="of:=[.U5]*(RANDBETWEEN(7;21)/100) + [.U5]" office:value-type="float" office:value="1273.3" calcext:value-type="float">
            <text:p>1273.3</text:p>
          </table:table-cell>
          <table:table-cell table:formula="of:=[.V5]*(RANDBETWEEN(7;21)/100) + [.V5]" office:value-type="float" office:value="1297.1" calcext:value-type="float">
            <text:p>1297.1</text:p>
          </table:table-cell>
          <table:table-cell table:formula="of:=[.W5]*(RANDBETWEEN(7;21)/100) + [.W5]" office:value-type="float" office:value="1231.7" calcext:value-type="float">
            <text:p>1231.7</text:p>
          </table:table-cell>
          <table:table-cell table:formula="of:=[.X5]*(RANDBETWEEN(7;21)/100) + [.X5]" office:value-type="float" office:value="1199" calcext:value-type="float">
            <text:p>1199</text:p>
          </table:table-cell>
          <table:table-cell table:formula="of:=[.Y5]*(RANDBETWEEN(7;21)/100) + [.Y5]" office:value-type="float" office:value="1287.6" calcext:value-type="float">
            <text:p>1287.6</text:p>
          </table:table-cell>
          <table:table-cell table:formula="of:=[.Z5]*(RANDBETWEEN(7;21)/100) + [.Z5]" office:value-type="float" office:value="1220.4" calcext:value-type="float">
            <text:p>1220.4</text:p>
          </table:table-cell>
          <table:table-cell table:formula="of:=[.AA5]*(RANDBETWEEN(7;21)/100) + [.AA5]" office:value-type="float" office:value="1296" calcext:value-type="float">
            <text:p>1296</text:p>
          </table:table-cell>
          <table:table-cell table:formula="of:=[.AB5]*(RANDBETWEEN(7;21)/100) + [.AB5]" office:value-type="float" office:value="1230.5" calcext:value-type="float">
            <text:p>1230.5</text:p>
          </table:table-cell>
          <table:table-cell table:formula="of:=[.AC5]*(RANDBETWEEN(7;21)/100) + [.AC5]" office:value-type="float" office:value="1288.2" calcext:value-type="float">
            <text:p>1288.2</text:p>
          </table:table-cell>
          <table:table-cell table:formula="of:=[.AD5]*(RANDBETWEEN(7;21)/100) + [.AD5]" office:value-type="float" office:value="1265" calcext:value-type="float">
            <text:p>1265</text:p>
          </table:table-cell>
          <table:table-cell table:formula="of:=[.AE5]*(RANDBETWEEN(7;21)/100) + [.AE5]" office:value-type="float" office:value="1265.4" calcext:value-type="float">
            <text:p>1265.4</text:p>
          </table:table-cell>
        </table:table-row>
        <table:table-row table:style-name="ro1">
          <table:table-cell office:value-type="string" calcext:value-type="string">
            <text:p>Year 3</text:p>
          </table:table-cell>
          <table:table-cell table:formula="of:=[.B6]*(RANDBETWEEN(7;21)/100) + [.B6]" office:value-type="float" office:value="1642.56" calcext:value-type="float">
            <text:p>1642.56</text:p>
          </table:table-cell>
          <table:table-cell table:formula="of:=[.C6]*(RANDBETWEEN(7;21)/100) + [.C6]" office:value-type="float" office:value="1428.3" calcext:value-type="float">
            <text:p>1428.3</text:p>
          </table:table-cell>
          <table:table-cell table:formula="of:=[.D6]*(RANDBETWEEN(7;21)/100) + [.D6]" office:value-type="float" office:value="1390.608" calcext:value-type="float">
            <text:p>1390.608</text:p>
          </table:table-cell>
          <table:table-cell table:formula="of:=[.E6]*(RANDBETWEEN(7;21)/100) + [.E6]" office:value-type="float" office:value="1454.31" calcext:value-type="float">
            <text:p>1454.31</text:p>
          </table:table-cell>
          <table:table-cell table:formula="of:=[.F6]*(RANDBETWEEN(7;21)/100) + [.F6]" office:value-type="float" office:value="1364.571" calcext:value-type="float">
            <text:p>1364.571</text:p>
          </table:table-cell>
          <table:table-cell table:formula="of:=[.G6]*(RANDBETWEEN(7;21)/100) + [.G6]" office:value-type="float" office:value="1328.94" calcext:value-type="float">
            <text:p>1328.94</text:p>
          </table:table-cell>
          <table:table-cell table:formula="of:=[.H6]*(RANDBETWEEN(7;21)/100) + [.H6]" office:value-type="float" office:value="1613.64" calcext:value-type="float">
            <text:p>1613.64</text:p>
          </table:table-cell>
          <table:table-cell table:formula="of:=[.I6]*(RANDBETWEEN(7;21)/100) + [.I6]" office:value-type="float" office:value="1655.885" calcext:value-type="float">
            <text:p>1655.885</text:p>
          </table:table-cell>
          <table:table-cell table:formula="of:=[.J6]*(RANDBETWEEN(7;21)/100) + [.J6]" office:value-type="float" office:value="1367.3" calcext:value-type="float">
            <text:p>1367.3</text:p>
          </table:table-cell>
          <table:table-cell table:formula="of:=[.K6]*(RANDBETWEEN(7;21)/100) + [.K6]" office:value-type="float" office:value="1438.829" calcext:value-type="float">
            <text:p>1438.829</text:p>
          </table:table-cell>
          <table:table-cell table:formula="of:=[.L6]*(RANDBETWEEN(7;21)/100) + [.L6]" office:value-type="float" office:value="1464.96" calcext:value-type="float">
            <text:p>1464.96</text:p>
          </table:table-cell>
          <table:table-cell table:formula="of:=[.M6]*(RANDBETWEEN(7;21)/100) + [.M6]" office:value-type="float" office:value="1438.08" calcext:value-type="float">
            <text:p>1438.08</text:p>
          </table:table-cell>
          <table:table-cell table:formula="of:=[.N6]*(RANDBETWEEN(7;21)/100) + [.N6]" office:value-type="float" office:value="1478.412" calcext:value-type="float">
            <text:p>1478.412</text:p>
          </table:table-cell>
          <table:table-cell table:formula="of:=[.O6]*(RANDBETWEEN(7;21)/100) + [.O6]" office:value-type="float" office:value="1585.92" calcext:value-type="float">
            <text:p>1585.92</text:p>
          </table:table-cell>
          <table:table-cell table:formula="of:=[.P6]*(RANDBETWEEN(7;21)/100) + [.P6]" office:value-type="float" office:value="1438.08" calcext:value-type="float">
            <text:p>1438.08</text:p>
          </table:table-cell>
          <table:table-cell table:formula="of:=[.Q6]*(RANDBETWEEN(7;21)/100) + [.Q6]" office:value-type="float" office:value="1430.016" calcext:value-type="float">
            <text:p>1430.016</text:p>
          </table:table-cell>
          <table:table-cell table:formula="of:=[.R6]*(RANDBETWEEN(7;21)/100) + [.R6]" office:value-type="float" office:value="1427.166" calcext:value-type="float">
            <text:p>1427.166</text:p>
          </table:table-cell>
          <table:table-cell table:formula="of:=[.S6]*(RANDBETWEEN(7;21)/100) + [.S6]" office:value-type="float" office:value="1415.664" calcext:value-type="float">
            <text:p>1415.664</text:p>
          </table:table-cell>
          <table:table-cell table:formula="of:=[.T6]*(RANDBETWEEN(7;21)/100) + [.T6]" office:value-type="float" office:value="1404.928" calcext:value-type="float">
            <text:p>1404.928</text:p>
          </table:table-cell>
          <table:table-cell table:formula="of:=[.U6]*(RANDBETWEEN(7;21)/100) + [.U6]" office:value-type="float" office:value="1477.028" calcext:value-type="float">
            <text:p>1477.028</text:p>
          </table:table-cell>
          <table:table-cell table:formula="of:=[.V6]*(RANDBETWEEN(7;21)/100) + [.V6]" office:value-type="float" office:value="1530.578" calcext:value-type="float">
            <text:p>1530.578</text:p>
          </table:table-cell>
          <table:table-cell table:formula="of:=[.W6]*(RANDBETWEEN(7;21)/100) + [.W6]" office:value-type="float" office:value="1367.187" calcext:value-type="float">
            <text:p>1367.187</text:p>
          </table:table-cell>
          <table:table-cell table:formula="of:=[.X6]*(RANDBETWEEN(7;21)/100) + [.X6]" office:value-type="float" office:value="1366.86" calcext:value-type="float">
            <text:p>1366.86</text:p>
          </table:table-cell>
          <table:table-cell table:formula="of:=[.Y6]*(RANDBETWEEN(7;21)/100) + [.Y6]" office:value-type="float" office:value="1442.112" calcext:value-type="float">
            <text:p>1442.112</text:p>
          </table:table-cell>
          <table:table-cell table:formula="of:=[.Z6]*(RANDBETWEEN(7;21)/100) + [.Z6]" office:value-type="float" office:value="1366.848" calcext:value-type="float">
            <text:p>1366.848</text:p>
          </table:table-cell>
          <table:table-cell table:formula="of:=[.AA6]*(RANDBETWEEN(7;21)/100) + [.AA6]" office:value-type="float" office:value="1386.72" calcext:value-type="float">
            <text:p>1386.72</text:p>
          </table:table-cell>
          <table:table-cell table:formula="of:=[.AB6]*(RANDBETWEEN(7;21)/100) + [.AB6]" office:value-type="float" office:value="1488.905" calcext:value-type="float">
            <text:p>1488.905</text:p>
          </table:table-cell>
          <table:table-cell table:formula="of:=[.AC6]*(RANDBETWEEN(7;21)/100) + [.AC6]" office:value-type="float" office:value="1417.02" calcext:value-type="float">
            <text:p>1417.02</text:p>
          </table:table-cell>
          <table:table-cell table:formula="of:=[.AD6]*(RANDBETWEEN(7;21)/100) + [.AD6]" office:value-type="float" office:value="1454.75" calcext:value-type="float">
            <text:p>1454.75</text:p>
          </table:table-cell>
          <table:table-cell table:formula="of:=[.AE6]*(RANDBETWEEN(7;21)/100) + [.AE6]" office:value-type="float" office:value="1467.864" calcext:value-type="float">
            <text:p>1467.864</text:p>
          </table:table-cell>
        </table:table-row>
        <table:table-row table:style-name="ro1">
          <table:table-cell office:value-type="string" calcext:value-type="string">
            <text:p>Year 4</text:p>
          </table:table-cell>
          <table:table-cell table:formula="of:=[.B7]*(RANDBETWEEN(7;21)/100) + [.B7]" office:value-type="float" office:value="1839.6672" calcext:value-type="float">
            <text:p>1839.6672</text:p>
          </table:table-cell>
          <table:table-cell table:formula="of:=[.C7]*(RANDBETWEEN(7;21)/100) + [.C7]" office:value-type="float" office:value="1599.696" calcext:value-type="float">
            <text:p>1599.696</text:p>
          </table:table-cell>
          <table:table-cell table:formula="of:=[.D7]*(RANDBETWEEN(7;21)/100) + [.D7]" office:value-type="float" office:value="1613.10528" calcext:value-type="float">
            <text:p>1613.10528</text:p>
          </table:table-cell>
          <table:table-cell table:formula="of:=[.E7]*(RANDBETWEEN(7;21)/100) + [.E7]" office:value-type="float" office:value="1599.741" calcext:value-type="float">
            <text:p>1599.741</text:p>
          </table:table-cell>
          <table:table-cell table:formula="of:=[.F7]*(RANDBETWEEN(7;21)/100) + [.F7]" office:value-type="float" office:value="1541.96523" calcext:value-type="float">
            <text:p>1541.96523</text:p>
          </table:table-cell>
          <table:table-cell table:formula="of:=[.G7]*(RANDBETWEEN(7;21)/100) + [.G7]" office:value-type="float" office:value="1568.1492" calcext:value-type="float">
            <text:p>1568.1492</text:p>
          </table:table-cell>
          <table:table-cell table:formula="of:=[.H7]*(RANDBETWEEN(7;21)/100) + [.H7]" office:value-type="float" office:value="1920.2316" calcext:value-type="float">
            <text:p>1920.2316</text:p>
          </table:table-cell>
          <table:table-cell table:formula="of:=[.I7]*(RANDBETWEEN(7;21)/100) + [.I7]" office:value-type="float" office:value="1804.91465" calcext:value-type="float">
            <text:p>1804.91465</text:p>
          </table:table-cell>
          <table:table-cell table:formula="of:=[.J7]*(RANDBETWEEN(7;21)/100) + [.J7]" office:value-type="float" office:value="1558.722" calcext:value-type="float">
            <text:p>1558.722</text:p>
          </table:table-cell>
          <table:table-cell table:formula="of:=[.K7]*(RANDBETWEEN(7;21)/100) + [.K7]" office:value-type="float" office:value="1683.42993" calcext:value-type="float">
            <text:p>1683.42993</text:p>
          </table:table-cell>
          <table:table-cell table:formula="of:=[.L7]*(RANDBETWEEN(7;21)/100) + [.L7]" office:value-type="float" office:value="1757.952" calcext:value-type="float">
            <text:p>1757.952</text:p>
          </table:table-cell>
          <table:table-cell table:formula="of:=[.M7]*(RANDBETWEEN(7;21)/100) + [.M7]" office:value-type="float" office:value="1711.3152" calcext:value-type="float">
            <text:p>1711.3152</text:p>
          </table:table-cell>
          <table:table-cell table:formula="of:=[.N7]*(RANDBETWEEN(7;21)/100) + [.N7]" office:value-type="float" office:value="1744.52616" calcext:value-type="float">
            <text:p>1744.52616</text:p>
          </table:table-cell>
          <table:table-cell table:formula="of:=[.O7]*(RANDBETWEEN(7;21)/100) + [.O7]" office:value-type="float" office:value="1887.2448" calcext:value-type="float">
            <text:p>1887.2448</text:p>
          </table:table-cell>
          <table:table-cell table:formula="of:=[.P7]*(RANDBETWEEN(7;21)/100) + [.P7]" office:value-type="float" office:value="1639.4112" calcext:value-type="float">
            <text:p>1639.4112</text:p>
          </table:table-cell>
          <table:table-cell table:formula="of:=[.Q7]*(RANDBETWEEN(7;21)/100) + [.Q7]" office:value-type="float" office:value="1530.11712" calcext:value-type="float">
            <text:p>1530.11712</text:p>
          </table:table-cell>
          <table:table-cell table:formula="of:=[.R7]*(RANDBETWEEN(7;21)/100) + [.R7]" office:value-type="float" office:value="1698.32754" calcext:value-type="float">
            <text:p>1698.32754</text:p>
          </table:table-cell>
          <table:table-cell table:formula="of:=[.S7]*(RANDBETWEEN(7;21)/100) + [.S7]" office:value-type="float" office:value="1557.2304" calcext:value-type="float">
            <text:p>1557.2304</text:p>
          </table:table-cell>
          <table:table-cell table:formula="of:=[.T7]*(RANDBETWEEN(7;21)/100) + [.T7]" office:value-type="float" office:value="1531.37152" calcext:value-type="float">
            <text:p>1531.37152</text:p>
          </table:table-cell>
          <table:table-cell table:formula="of:=[.U7]*(RANDBETWEEN(7;21)/100) + [.U7]" office:value-type="float" office:value="1698.5822" calcext:value-type="float">
            <text:p>1698.5822</text:p>
          </table:table-cell>
          <table:table-cell table:formula="of:=[.V7]*(RANDBETWEEN(7;21)/100) + [.V7]" office:value-type="float" office:value="1637.71846" calcext:value-type="float">
            <text:p>1637.71846</text:p>
          </table:table-cell>
          <table:table-cell table:formula="of:=[.W7]*(RANDBETWEEN(7;21)/100) + [.W7]" office:value-type="float" office:value="1640.6244" calcext:value-type="float">
            <text:p>1640.6244</text:p>
          </table:table-cell>
          <table:table-cell table:formula="of:=[.X7]*(RANDBETWEEN(7;21)/100) + [.X7]" office:value-type="float" office:value="1640.232" calcext:value-type="float">
            <text:p>1640.232</text:p>
          </table:table-cell>
          <table:table-cell table:formula="of:=[.Y7]*(RANDBETWEEN(7;21)/100) + [.Y7]" office:value-type="float" office:value="1744.95552" calcext:value-type="float">
            <text:p>1744.95552</text:p>
          </table:table-cell>
          <table:table-cell table:formula="of:=[.Z7]*(RANDBETWEEN(7;21)/100) + [.Z7]" office:value-type="float" office:value="1640.2176" calcext:value-type="float">
            <text:p>1640.2176</text:p>
          </table:table-cell>
          <table:table-cell table:formula="of:=[.AA7]*(RANDBETWEEN(7;21)/100) + [.AA7]" office:value-type="float" office:value="1539.2592" calcext:value-type="float">
            <text:p>1539.2592</text:p>
          </table:table-cell>
          <table:table-cell table:formula="of:=[.AB7]*(RANDBETWEEN(7;21)/100) + [.AB7]" office:value-type="float" office:value="1801.57505" calcext:value-type="float">
            <text:p>1801.57505</text:p>
          </table:table-cell>
          <table:table-cell table:formula="of:=[.AC7]*(RANDBETWEEN(7;21)/100) + [.AC7]" office:value-type="float" office:value="1672.0836" calcext:value-type="float">
            <text:p>1672.0836</text:p>
          </table:table-cell>
          <table:table-cell table:formula="of:=[.AD7]*(RANDBETWEEN(7;21)/100) + [.AD7]" office:value-type="float" office:value="1614.7725" calcext:value-type="float">
            <text:p>1614.7725</text:p>
          </table:table-cell>
          <table:table-cell table:formula="of:=[.AE7]*(RANDBETWEEN(7;21)/100) + [.AE7]" office:value-type="float" office:value="1746.75816" calcext:value-type="float">
            <text:p>1746.75816</text:p>
          </table:table-cell>
        </table:table-row>
        <table:table-row table:style-name="ro1">
          <table:table-cell office:value-type="string" calcext:value-type="string">
            <text:p>Year 5</text:p>
          </table:table-cell>
          <table:table-cell table:formula="of:=[.B8]*(RANDBETWEEN(7;21)/100) + [.B8]" office:value-type="float" office:value="2207.60064" calcext:value-type="float">
            <text:p>2207.60064</text:p>
          </table:table-cell>
          <table:table-cell table:formula="of:=[.C8]*(RANDBETWEEN(7;21)/100) + [.C8]" office:value-type="float" office:value="1775.66256" calcext:value-type="float">
            <text:p>1775.66256</text:p>
          </table:table-cell>
          <table:table-cell table:formula="of:=[.D8]*(RANDBETWEEN(7;21)/100) + [.D8]" office:value-type="float" office:value="1871.2021248" calcext:value-type="float">
            <text:p>1871.2021248</text:p>
          </table:table-cell>
          <table:table-cell table:formula="of:=[.E8]*(RANDBETWEEN(7;21)/100) + [.E8]" office:value-type="float" office:value="1903.69179" calcext:value-type="float">
            <text:p>1903.69179</text:p>
          </table:table-cell>
          <table:table-cell table:formula="of:=[.F8]*(RANDBETWEEN(7;21)/100) + [.F8]" office:value-type="float" office:value="1711.5814053" calcext:value-type="float">
            <text:p>1711.5814053</text:p>
          </table:table-cell>
          <table:table-cell table:formula="of:=[.G8]*(RANDBETWEEN(7;21)/100) + [.G8]" office:value-type="float" office:value="1772.008596" calcext:value-type="float">
            <text:p>1772.008596</text:p>
          </table:table-cell>
          <table:table-cell table:formula="of:=[.H8]*(RANDBETWEEN(7;21)/100) + [.H8]" office:value-type="float" office:value="2131.457076" calcext:value-type="float">
            <text:p>2131.457076</text:p>
          </table:table-cell>
          <table:table-cell table:formula="of:=[.I8]*(RANDBETWEEN(7;21)/100) + [.I8]" office:value-type="float" office:value="2093.700994" calcext:value-type="float">
            <text:p>2093.700994</text:p>
          </table:table-cell>
          <table:table-cell table:formula="of:=[.J8]*(RANDBETWEEN(7;21)/100) + [.J8]" office:value-type="float" office:value="1714.5942" calcext:value-type="float">
            <text:p>1714.5942</text:p>
          </table:table-cell>
          <table:table-cell table:formula="of:=[.K8]*(RANDBETWEEN(7;21)/100) + [.K8]" office:value-type="float" office:value="1851.772923" calcext:value-type="float">
            <text:p>1851.772923</text:p>
          </table:table-cell>
          <table:table-cell table:formula="of:=[.L8]*(RANDBETWEEN(7;21)/100) + [.L8]" office:value-type="float" office:value="1986.48576" calcext:value-type="float">
            <text:p>1986.48576</text:p>
          </table:table-cell>
          <table:table-cell table:formula="of:=[.M8]*(RANDBETWEEN(7;21)/100) + [.M8]" office:value-type="float" office:value="1865.333568" calcext:value-type="float">
            <text:p>1865.333568</text:p>
          </table:table-cell>
          <table:table-cell table:formula="of:=[.N8]*(RANDBETWEEN(7;21)/100) + [.N8]" office:value-type="float" office:value="2006.205084" calcext:value-type="float">
            <text:p>2006.205084</text:p>
          </table:table-cell>
          <table:table-cell table:formula="of:=[.O8]*(RANDBETWEEN(7;21)/100) + [.O8]" office:value-type="float" office:value="2189.203968" calcext:value-type="float">
            <text:p>2189.203968</text:p>
          </table:table-cell>
          <table:table-cell table:formula="of:=[.P8]*(RANDBETWEEN(7;21)/100) + [.P8]" office:value-type="float" office:value="1934.505216" calcext:value-type="float">
            <text:p>1934.505216</text:p>
          </table:table-cell>
          <table:table-cell table:formula="of:=[.Q8]*(RANDBETWEEN(7;21)/100) + [.Q8]" office:value-type="float" office:value="1820.8393728" calcext:value-type="float">
            <text:p>1820.8393728</text:p>
          </table:table-cell>
          <table:table-cell table:formula="of:=[.R8]*(RANDBETWEEN(7;21)/100) + [.R8]" office:value-type="float" office:value="1919.1101202" calcext:value-type="float">
            <text:p>1919.1101202</text:p>
          </table:table-cell>
          <table:table-cell table:formula="of:=[.S8]*(RANDBETWEEN(7;21)/100) + [.S8]" office:value-type="float" office:value="1821.959568" calcext:value-type="float">
            <text:p>1821.959568</text:p>
          </table:table-cell>
          <table:table-cell table:formula="of:=[.T8]*(RANDBETWEEN(7;21)/100) + [.T8]" office:value-type="float" office:value="1638.5675264" calcext:value-type="float">
            <text:p>1638.5675264</text:p>
          </table:table-cell>
          <table:table-cell table:formula="of:=[.U8]*(RANDBETWEEN(7;21)/100) + [.U8]" office:value-type="float" office:value="1851.454598" calcext:value-type="float">
            <text:p>1851.454598</text:p>
          </table:table-cell>
          <table:table-cell table:formula="of:=[.V8]*(RANDBETWEEN(7;21)/100) + [.V8]" office:value-type="float" office:value="1965.262152" calcext:value-type="float">
            <text:p>1965.262152</text:p>
          </table:table-cell>
          <table:table-cell table:formula="of:=[.W8]*(RANDBETWEEN(7;21)/100) + [.W8]" office:value-type="float" office:value="1821.093084" calcext:value-type="float">
            <text:p>1821.093084</text:p>
          </table:table-cell>
          <table:table-cell table:formula="of:=[.X8]*(RANDBETWEEN(7;21)/100) + [.X8]" office:value-type="float" office:value="1869.86448" calcext:value-type="float">
            <text:p>1869.86448</text:p>
          </table:table-cell>
          <table:table-cell table:formula="of:=[.Y8]*(RANDBETWEEN(7;21)/100) + [.Y8]" office:value-type="float" office:value="1919.451072" calcext:value-type="float">
            <text:p>1919.451072</text:p>
          </table:table-cell>
          <table:table-cell table:formula="of:=[.Z8]*(RANDBETWEEN(7;21)/100) + [.Z8]" office:value-type="float" office:value="1984.663296" calcext:value-type="float">
            <text:p>1984.663296</text:p>
          </table:table-cell>
          <table:table-cell table:formula="of:=[.AA8]*(RANDBETWEEN(7;21)/100) + [.AA8]" office:value-type="float" office:value="1693.18512" calcext:value-type="float">
            <text:p>1693.18512</text:p>
          </table:table-cell>
          <table:table-cell table:formula="of:=[.AB8]*(RANDBETWEEN(7;21)/100) + [.AB8]" office:value-type="float" office:value="1999.7483055" calcext:value-type="float">
            <text:p>1999.7483055</text:p>
          </table:table-cell>
          <table:table-cell table:formula="of:=[.AC8]*(RANDBETWEEN(7;21)/100) + [.AC8]" office:value-type="float" office:value="1989.779484" calcext:value-type="float">
            <text:p>1989.779484</text:p>
          </table:table-cell>
          <table:table-cell table:formula="of:=[.AD8]*(RANDBETWEEN(7;21)/100) + [.AD8]" office:value-type="float" office:value="1856.988375" calcext:value-type="float">
            <text:p>1856.988375</text:p>
          </table:table-cell>
          <table:table-cell table:formula="of:=[.AE8]*(RANDBETWEEN(7;21)/100) + [.AE8]" office:value-type="float" office:value="2113.5773736" calcext:value-type="float">
            <text:p>2113.5773736</text:p>
          </table:table-cell>
        </table:table-row>
        <table:table-row table:style-name="ro1">
          <table:table-cell office:value-type="string" calcext:value-type="string">
            <text:p>Year 6</text:p>
          </table:table-cell>
          <table:table-cell table:formula="of:=[.B9]*(RANDBETWEEN(7;21)/100) + [.B9]" office:value-type="float" office:value="2362.1326848" calcext:value-type="float">
            <text:p>2362.1326848</text:p>
          </table:table-cell>
          <table:table-cell table:formula="of:=[.C9]*(RANDBETWEEN(7;21)/100) + [.C9]" office:value-type="float" office:value="1935.4721904" calcext:value-type="float">
            <text:p>1935.4721904</text:p>
          </table:table-cell>
          <table:table-cell table:formula="of:=[.D9]*(RANDBETWEEN(7;21)/100) + [.D9]" office:value-type="float" office:value="2170.594464768" calcext:value-type="float">
            <text:p>2170.594464768</text:p>
          </table:table-cell>
          <table:table-cell table:formula="of:=[.E9]*(RANDBETWEEN(7;21)/100) + [.E9]" office:value-type="float" office:value="2113.0978869" calcext:value-type="float">
            <text:p>2113.0978869</text:p>
          </table:table-cell>
          <table:table-cell table:formula="of:=[.F9]*(RANDBETWEEN(7;21)/100) + [.F9]" office:value-type="float" office:value="2071.013500413" calcext:value-type="float">
            <text:p>2071.013500413</text:p>
          </table:table-cell>
          <table:table-cell table:formula="of:=[.G9]*(RANDBETWEEN(7;21)/100) + [.G9]" office:value-type="float" office:value="1984.64962752" calcext:value-type="float">
            <text:p>1984.64962752</text:p>
          </table:table-cell>
          <table:table-cell table:formula="of:=[.H9]*(RANDBETWEEN(7;21)/100) + [.H9]" office:value-type="float" office:value="2515.11934968" calcext:value-type="float">
            <text:p>2515.11934968</text:p>
          </table:table-cell>
          <table:table-cell table:formula="of:=[.I9]*(RANDBETWEEN(7;21)/100) + [.I9]" office:value-type="float" office:value="2324.00810334" calcext:value-type="float">
            <text:p>2324.00810334</text:p>
          </table:table-cell>
          <table:table-cell table:formula="of:=[.J9]*(RANDBETWEEN(7;21)/100) + [.J9]" office:value-type="float" office:value="1954.637388" calcext:value-type="float">
            <text:p>1954.637388</text:p>
          </table:table-cell>
          <table:table-cell table:formula="of:=[.K9]*(RANDBETWEEN(7;21)/100) + [.K9]" office:value-type="float" office:value="1981.39702761" calcext:value-type="float">
            <text:p>1981.39702761</text:p>
          </table:table-cell>
          <table:table-cell table:formula="of:=[.L9]*(RANDBETWEEN(7;21)/100) + [.L9]" office:value-type="float" office:value="2204.9991936" calcext:value-type="float">
            <text:p>2204.9991936</text:p>
          </table:table-cell>
          <table:table-cell table:formula="of:=[.M9]*(RANDBETWEEN(7;21)/100) + [.M9]" office:value-type="float" office:value="1995.90691776" calcext:value-type="float">
            <text:p>1995.90691776</text:p>
          </table:table-cell>
          <table:table-cell table:formula="of:=[.N9]*(RANDBETWEEN(7;21)/100) + [.N9]" office:value-type="float" office:value="2307.1358466" calcext:value-type="float">
            <text:p>2307.1358466</text:p>
          </table:table-cell>
          <table:table-cell table:formula="of:=[.O9]*(RANDBETWEEN(7;21)/100) + [.O9]" office:value-type="float" office:value="2539.47660288" calcext:value-type="float">
            <text:p>2539.47660288</text:p>
          </table:table-cell>
          <table:table-cell table:formula="of:=[.P9]*(RANDBETWEEN(7;21)/100) + [.P9]" office:value-type="float" office:value="2282.71615488" calcext:value-type="float">
            <text:p>2282.71615488</text:p>
          </table:table-cell>
          <table:table-cell table:formula="of:=[.Q9]*(RANDBETWEEN(7;21)/100) + [.Q9]" office:value-type="float" office:value="2203.215641088" calcext:value-type="float">
            <text:p>2203.215641088</text:p>
          </table:table-cell>
          <table:table-cell table:formula="of:=[.R9]*(RANDBETWEEN(7;21)/100) + [.R9]" office:value-type="float" office:value="2053.447828614" calcext:value-type="float">
            <text:p>2053.447828614</text:p>
          </table:table-cell>
          <table:table-cell table:formula="of:=[.S9]*(RANDBETWEEN(7;21)/100) + [.S9]" office:value-type="float" office:value="1985.93592912" calcext:value-type="float">
            <text:p>1985.93592912</text:p>
          </table:table-cell>
          <table:table-cell table:formula="of:=[.T9]*(RANDBETWEEN(7;21)/100) + [.T9]" office:value-type="float" office:value="1982.666706944" calcext:value-type="float">
            <text:p>1982.666706944</text:p>
          </table:table-cell>
          <table:table-cell table:formula="of:=[.U9]*(RANDBETWEEN(7;21)/100) + [.U9]" office:value-type="float" office:value="2129.1727877" calcext:value-type="float">
            <text:p>2129.1727877</text:p>
          </table:table-cell>
          <table:table-cell table:formula="of:=[.V9]*(RANDBETWEEN(7;21)/100) + [.V9]" office:value-type="float" office:value="2338.66196088" calcext:value-type="float">
            <text:p>2338.66196088</text:p>
          </table:table-cell>
          <table:table-cell table:formula="of:=[.W9]*(RANDBETWEEN(7;21)/100) + [.W9]" office:value-type="float" office:value="2112.46797744" calcext:value-type="float">
            <text:p>2112.46797744</text:p>
          </table:table-cell>
          <table:table-cell table:formula="of:=[.X9]*(RANDBETWEEN(7;21)/100) + [.X9]" office:value-type="float" office:value="2094.2482176" calcext:value-type="float">
            <text:p>2094.2482176</text:p>
          </table:table-cell>
          <table:table-cell table:formula="of:=[.Y9]*(RANDBETWEEN(7;21)/100) + [.Y9]" office:value-type="float" office:value="2053.81264704" calcext:value-type="float">
            <text:p>2053.81264704</text:p>
          </table:table-cell>
          <table:table-cell table:formula="of:=[.Z9]*(RANDBETWEEN(7;21)/100) + [.Z9]" office:value-type="float" office:value="2341.90268928" calcext:value-type="float">
            <text:p>2341.90268928</text:p>
          </table:table-cell>
          <table:table-cell table:formula="of:=[.AA9]*(RANDBETWEEN(7;21)/100) + [.AA9]" office:value-type="float" office:value="1947.162888" calcext:value-type="float">
            <text:p>1947.162888</text:p>
          </table:table-cell>
          <table:table-cell table:formula="of:=[.AB9]*(RANDBETWEEN(7;21)/100) + [.AB9]" office:value-type="float" office:value="2219.720619105" calcext:value-type="float">
            <text:p>2219.720619105</text:p>
          </table:table-cell>
          <table:table-cell table:formula="of:=[.AC9]*(RANDBETWEEN(7;21)/100) + [.AC9]" office:value-type="float" office:value="2148.96184272" calcext:value-type="float">
            <text:p>2148.96184272</text:p>
          </table:table-cell>
          <table:table-cell table:formula="of:=[.AD9]*(RANDBETWEEN(7;21)/100) + [.AD9]" office:value-type="float" office:value="2246.95593375" calcext:value-type="float">
            <text:p>2246.95593375</text:p>
          </table:table-cell>
          <table:table-cell table:formula="of:=[.AE9]*(RANDBETWEEN(7;21)/100) + [.AE9]" office:value-type="float" office:value="2430.61397964" calcext:value-type="float">
            <text:p>2430.61397964</text:p>
          </table:table-cell>
        </table:table-row>
        <table:table-row table:style-name="ro1">
          <table:table-cell office:value-type="string" calcext:value-type="string">
            <text:p>Year 7</text:p>
          </table:table-cell>
          <table:table-cell table:formula="of:=[.B10]*(RANDBETWEEN(7;21)/100) + [.B10]" office:value-type="float" office:value="2669.209933824" calcext:value-type="float">
            <text:p>2669.209933824</text:p>
          </table:table-cell>
          <table:table-cell table:formula="of:=[.C10]*(RANDBETWEEN(7;21)/100) + [.C10]" office:value-type="float" office:value="2167.728853248" calcext:value-type="float">
            <text:p>2167.728853248</text:p>
          </table:table-cell>
          <table:table-cell table:formula="of:=[.D10]*(RANDBETWEEN(7;21)/100) + [.D10]" office:value-type="float" office:value="2452.77174518784" calcext:value-type="float">
            <text:p>2452.7717451878</text:p>
          </table:table-cell>
          <table:table-cell table:formula="of:=[.E10]*(RANDBETWEEN(7;21)/100) + [.E10]" office:value-type="float" office:value="2472.324527673" calcext:value-type="float">
            <text:p>2472.324527673</text:p>
          </table:table-cell>
          <table:table-cell table:formula="of:=[.F10]*(RANDBETWEEN(7;21)/100) + [.F10]" office:value-type="float" office:value="2236.69458044604" calcext:value-type="float">
            <text:p>2236.694580446</text:p>
          </table:table-cell>
          <table:table-cell table:formula="of:=[.G10]*(RANDBETWEEN(7;21)/100) + [.G10]" office:value-type="float" office:value="2222.8075828224" calcext:value-type="float">
            <text:p>2222.8075828224</text:p>
          </table:table-cell>
          <table:table-cell table:formula="of:=[.H10]*(RANDBETWEEN(7;21)/100) + [.H10]" office:value-type="float" office:value="2741.4800911512" calcext:value-type="float">
            <text:p>2741.4800911512</text:p>
          </table:table-cell>
          <table:table-cell table:formula="of:=[.I10]*(RANDBETWEEN(7;21)/100) + [.I10]" office:value-type="float" office:value="2556.408913674" calcext:value-type="float">
            <text:p>2556.408913674</text:p>
          </table:table-cell>
          <table:table-cell table:formula="of:=[.J10]*(RANDBETWEEN(7;21)/100) + [.J10]" office:value-type="float" office:value="2286.92574396" calcext:value-type="float">
            <text:p>2286.92574396</text:p>
          </table:table-cell>
          <table:table-cell table:formula="of:=[.K10]*(RANDBETWEEN(7;21)/100) + [.K10]" office:value-type="float" office:value="2357.8624628559" calcext:value-type="float">
            <text:p>2357.8624628559</text:p>
          </table:table-cell>
          <table:table-cell table:formula="of:=[.L10]*(RANDBETWEEN(7;21)/100) + [.L10]" office:value-type="float" office:value="2403.449121024" calcext:value-type="float">
            <text:p>2403.449121024</text:p>
          </table:table-cell>
          <table:table-cell table:formula="of:=[.M10]*(RANDBETWEEN(7;21)/100) + [.M10]" office:value-type="float" office:value="2355.1701629568" calcext:value-type="float">
            <text:p>2355.1701629568</text:p>
          </table:table-cell>
          <table:table-cell table:formula="of:=[.N10]*(RANDBETWEEN(7;21)/100) + [.N10]" office:value-type="float" office:value="2653.20622359" calcext:value-type="float">
            <text:p>2653.20622359</text:p>
          </table:table-cell>
          <table:table-cell table:formula="of:=[.O10]*(RANDBETWEEN(7;21)/100) + [.O10]" office:value-type="float" office:value="3072.7666894848" calcext:value-type="float">
            <text:p>3072.7666894848</text:p>
          </table:table-cell>
          <table:table-cell table:formula="of:=[.P10]*(RANDBETWEEN(7;21)/100) + [.P10]" office:value-type="float" office:value="2693.6050627584" calcext:value-type="float">
            <text:p>2693.6050627584</text:p>
          </table:table-cell>
          <table:table-cell table:formula="of:=[.Q10]*(RANDBETWEEN(7;21)/100) + [.Q10]" office:value-type="float" office:value="2555.73014366208" calcext:value-type="float">
            <text:p>2555.7301436621</text:p>
          </table:table-cell>
          <table:table-cell table:formula="of:=[.R10]*(RANDBETWEEN(7;21)/100) + [.R10]" office:value-type="float" office:value="2443.60291605066" calcext:value-type="float">
            <text:p>2443.6029160507</text:p>
          </table:table-cell>
          <table:table-cell table:formula="of:=[.S10]*(RANDBETWEEN(7;21)/100) + [.S10]" office:value-type="float" office:value="2283.826318488" calcext:value-type="float">
            <text:p>2283.826318488</text:p>
          </table:table-cell>
          <table:table-cell table:formula="of:=[.T10]*(RANDBETWEEN(7;21)/100) + [.T10]" office:value-type="float" office:value="2200.76004470784" calcext:value-type="float">
            <text:p>2200.7600447078</text:p>
          </table:table-cell>
          <table:table-cell table:formula="of:=[.U10]*(RANDBETWEEN(7;21)/100) + [.U10]" office:value-type="float" office:value="2576.299073117" calcext:value-type="float">
            <text:p>2576.299073117</text:p>
          </table:table-cell>
          <table:table-cell table:formula="of:=[.V10]*(RANDBETWEEN(7;21)/100) + [.V10]" office:value-type="float" office:value="2689.461255012" calcext:value-type="float">
            <text:p>2689.461255012</text:p>
          </table:table-cell>
          <table:table-cell table:formula="of:=[.W10]*(RANDBETWEEN(7;21)/100) + [.W10]" office:value-type="float" office:value="2492.7122133792" calcext:value-type="float">
            <text:p>2492.7122133792</text:p>
          </table:table-cell>
          <table:table-cell table:formula="of:=[.X10]*(RANDBETWEEN(7;21)/100) + [.X10]" office:value-type="float" office:value="2303.67303936" calcext:value-type="float">
            <text:p>2303.67303936</text:p>
          </table:table-cell>
          <table:table-cell table:formula="of:=[.Y10]*(RANDBETWEEN(7;21)/100) + [.Y10]" office:value-type="float" office:value="2485.1133029184" calcext:value-type="float">
            <text:p>2485.1133029184</text:p>
          </table:table-cell>
          <table:table-cell table:formula="of:=[.Z10]*(RANDBETWEEN(7;21)/100) + [.Z10]" office:value-type="float" office:value="2505.8358775296" calcext:value-type="float">
            <text:p>2505.8358775296</text:p>
          </table:table-cell>
          <table:table-cell table:formula="of:=[.AA10]*(RANDBETWEEN(7;21)/100) + [.AA10]" office:value-type="float" office:value="2336.5954656" calcext:value-type="float">
            <text:p>2336.5954656</text:p>
          </table:table-cell>
          <table:table-cell table:formula="of:=[.AB10]*(RANDBETWEEN(7;21)/100) + [.AB10]" office:value-type="float" office:value="2463.88988720655" calcext:value-type="float">
            <text:p>2463.8898872066</text:p>
          </table:table-cell>
          <table:table-cell table:formula="of:=[.AC10]*(RANDBETWEEN(7;21)/100) + [.AC10]" office:value-type="float" office:value="2406.8372638464" calcext:value-type="float">
            <text:p>2406.8372638464</text:p>
          </table:table-cell>
          <table:table-cell table:formula="of:=[.AD10]*(RANDBETWEEN(7;21)/100) + [.AD10]" office:value-type="float" office:value="2404.2428491125" calcext:value-type="float">
            <text:p>2404.2428491125</text:p>
          </table:table-cell>
          <table:table-cell table:formula="of:=[.AE10]*(RANDBETWEEN(7;21)/100) + [.AE10]" office:value-type="float" office:value="2625.0630980112" calcext:value-type="float">
            <text:p>2625.0630980112</text:p>
          </table:table-cell>
        </table:table-row>
        <table:table-row table:style-name="ro1">
          <table:table-cell office:value-type="string" calcext:value-type="string">
            <text:p>Year 8</text:p>
          </table:table-cell>
          <table:table-cell table:formula="of:=[.B11]*(RANDBETWEEN(7;21)/100) + [.B11]" office:value-type="float" office:value="3096.28352323584" calcext:value-type="float">
            <text:p>3096.2835232358</text:p>
          </table:table-cell>
          <table:table-cell table:formula="of:=[.C11]*(RANDBETWEEN(7;21)/100) + [.C11]" office:value-type="float" office:value="2449.53360417024" calcext:value-type="float">
            <text:p>2449.5336041702</text:p>
          </table:table-cell>
          <table:table-cell table:formula="of:=[.D11]*(RANDBETWEEN(7;21)/100) + [.D11]" office:value-type="float" office:value="2673.52120225475" calcext:value-type="float">
            <text:p>2673.5212022548</text:p>
          </table:table-cell>
          <table:table-cell table:formula="of:=[.E11]*(RANDBETWEEN(7;21)/100) + [.E11]" office:value-type="float" office:value="2694.83373516357" calcext:value-type="float">
            <text:p>2694.8337351636</text:p>
          </table:table-cell>
          <table:table-cell table:formula="of:=[.F11]*(RANDBETWEEN(7;21)/100) + [.F11]" office:value-type="float" office:value="2437.99709268618" calcext:value-type="float">
            <text:p>2437.9970926862</text:p>
          </table:table-cell>
          <table:table-cell table:formula="of:=[.G11]*(RANDBETWEEN(7;21)/100) + [.G11]" office:value-type="float" office:value="2556.22872024576" calcext:value-type="float">
            <text:p>2556.2287202458</text:p>
          </table:table-cell>
          <table:table-cell table:formula="of:=[.H11]*(RANDBETWEEN(7;21)/100) + [.H11]" office:value-type="float" office:value="3234.94650755842" calcext:value-type="float">
            <text:p>3234.9465075584</text:p>
          </table:table-cell>
          <table:table-cell table:formula="of:=[.I11]*(RANDBETWEEN(7;21)/100) + [.I11]" office:value-type="float" office:value="3016.56251813532" calcext:value-type="float">
            <text:p>3016.5625181353</text:p>
          </table:table-cell>
          <table:table-cell table:formula="of:=[.J11]*(RANDBETWEEN(7;21)/100) + [.J11]" office:value-type="float" office:value="2629.964605554" calcext:value-type="float">
            <text:p>2629.964605554</text:p>
          </table:table-cell>
          <table:table-cell table:formula="of:=[.K11]*(RANDBETWEEN(7;21)/100) + [.K11]" office:value-type="float" office:value="2617.22733377005" calcext:value-type="float">
            <text:p>2617.2273337701</text:p>
          </table:table-cell>
          <table:table-cell table:formula="of:=[.L11]*(RANDBETWEEN(7;21)/100) + [.L11]" office:value-type="float" office:value="2595.72505070592" calcext:value-type="float">
            <text:p>2595.7250507059</text:p>
          </table:table-cell>
          <table:table-cell table:formula="of:=[.M11]*(RANDBETWEEN(7;21)/100) + [.M11]" office:value-type="float" office:value="2567.13547762291" calcext:value-type="float">
            <text:p>2567.1354776229</text:p>
          </table:table-cell>
          <table:table-cell table:formula="of:=[.N11]*(RANDBETWEEN(7;21)/100) + [.N11]" office:value-type="float" office:value="2891.9947837131" calcext:value-type="float">
            <text:p>2891.9947837131</text:p>
          </table:table-cell>
          <table:table-cell table:formula="of:=[.O11]*(RANDBETWEEN(7;21)/100) + [.O11]" office:value-type="float" office:value="3318.58802464358" calcext:value-type="float">
            <text:p>3318.5880246436</text:p>
          </table:table-cell>
          <table:table-cell table:formula="of:=[.P11]*(RANDBETWEEN(7;21)/100) + [.P11]" office:value-type="float" office:value="3178.45397405491" calcext:value-type="float">
            <text:p>3178.4539740549</text:p>
          </table:table-cell>
          <table:table-cell table:formula="of:=[.Q11]*(RANDBETWEEN(7;21)/100) + [.Q11]" office:value-type="float" office:value="2939.08966521139" calcext:value-type="float">
            <text:p>2939.0896652114</text:p>
          </table:table-cell>
          <table:table-cell table:formula="of:=[.R11]*(RANDBETWEEN(7;21)/100) + [.R11]" office:value-type="float" office:value="2932.32349926079" calcext:value-type="float">
            <text:p>2932.3234992608</text:p>
          </table:table-cell>
          <table:table-cell table:formula="of:=[.S11]*(RANDBETWEEN(7;21)/100) + [.S11]" office:value-type="float" office:value="2466.53242396704" calcext:value-type="float">
            <text:p>2466.532423967</text:p>
          </table:table-cell>
          <table:table-cell table:formula="of:=[.T11]*(RANDBETWEEN(7;21)/100) + [.T11]" office:value-type="float" office:value="2596.89685275525" calcext:value-type="float">
            <text:p>2596.8968527553</text:p>
          </table:table-cell>
          <table:table-cell table:formula="of:=[.U11]*(RANDBETWEEN(7;21)/100) + [.U11]" office:value-type="float" office:value="2808.16598969753" calcext:value-type="float">
            <text:p>2808.1659896975</text:p>
          </table:table-cell>
          <table:table-cell table:formula="of:=[.V11]*(RANDBETWEEN(7;21)/100) + [.V11]" office:value-type="float" office:value="2931.51276796308" calcext:value-type="float">
            <text:p>2931.5127679631</text:p>
          </table:table-cell>
          <table:table-cell table:formula="of:=[.W11]*(RANDBETWEEN(7;21)/100) + [.W11]" office:value-type="float" office:value="2891.54616751987" calcext:value-type="float">
            <text:p>2891.5461675199</text:p>
          </table:table-cell>
          <table:table-cell table:formula="of:=[.X11]*(RANDBETWEEN(7;21)/100) + [.X11]" office:value-type="float" office:value="2580.1138040832" calcext:value-type="float">
            <text:p>2580.1138040832</text:p>
          </table:table-cell>
          <table:table-cell table:formula="of:=[.Y11]*(RANDBETWEEN(7;21)/100) + [.Y11]" office:value-type="float" office:value="2733.62463321024" calcext:value-type="float">
            <text:p>2733.6246332102</text:p>
          </table:table-cell>
          <table:table-cell table:formula="of:=[.Z11]*(RANDBETWEEN(7;21)/100) + [.Z11]" office:value-type="float" office:value="2831.59454160845" calcext:value-type="float">
            <text:p>2831.5945416085</text:p>
          </table:table-cell>
          <table:table-cell table:formula="of:=[.AA11]*(RANDBETWEEN(7;21)/100) + [.AA11]" office:value-type="float" office:value="2663.718830784" calcext:value-type="float">
            <text:p>2663.718830784</text:p>
          </table:table-cell>
          <table:table-cell table:formula="of:=[.AB11]*(RANDBETWEEN(7;21)/100) + [.AB11]" office:value-type="float" office:value="2981.30676351993" calcext:value-type="float">
            <text:p>2981.3067635199</text:p>
          </table:table-cell>
          <table:table-cell table:formula="of:=[.AC11]*(RANDBETWEEN(7;21)/100) + [.AC11]" office:value-type="float" office:value="2623.45261759258" calcext:value-type="float">
            <text:p>2623.4526175926</text:p>
          </table:table-cell>
          <table:table-cell table:formula="of:=[.AD11]*(RANDBETWEEN(7;21)/100) + [.AD11]" office:value-type="float" office:value="2620.62470553263" calcext:value-type="float">
            <text:p>2620.6247055326</text:p>
          </table:table-cell>
          <table:table-cell table:formula="of:=[.AE11]*(RANDBETWEEN(7;21)/100) + [.AE11]" office:value-type="float" office:value="3018.82256271288" calcext:value-type="float">
            <text:p>3018.8225627129</text:p>
          </table:table-cell>
        </table:table-row>
        <table:table-row table:style-name="ro1">
          <table:table-cell office:value-type="string" calcext:value-type="string">
            <text:p>Year 9</text:p>
          </table:table-cell>
          <table:table-cell table:formula="of:=[.B12]*(RANDBETWEEN(7;21)/100) + [.B12]" office:value-type="float" office:value="3374.94904032707" calcext:value-type="float">
            <text:p>3374.9490403271</text:p>
          </table:table-cell>
          <table:table-cell table:formula="of:=[.C12]*(RANDBETWEEN(7;21)/100) + [.C12]" office:value-type="float" office:value="2816.96364479578" calcext:value-type="float">
            <text:p>2816.9636447958</text:p>
          </table:table-cell>
          <table:table-cell table:formula="of:=[.D12]*(RANDBETWEEN(7;21)/100) + [.D12]" office:value-type="float" office:value="2967.60853450277" calcext:value-type="float">
            <text:p>2967.6085345028</text:p>
          </table:table-cell>
          <table:table-cell table:formula="of:=[.E12]*(RANDBETWEEN(7;21)/100) + [.E12]" office:value-type="float" office:value="3018.2137833832" calcext:value-type="float">
            <text:p>3018.2137833832</text:p>
          </table:table-cell>
          <table:table-cell table:formula="of:=[.F12]*(RANDBETWEEN(7;21)/100) + [.F12]" office:value-type="float" office:value="2828.07662751597" calcext:value-type="float">
            <text:p>2828.076627516</text:p>
          </table:table-cell>
          <table:table-cell table:formula="of:=[.G12]*(RANDBETWEEN(7;21)/100) + [.G12]" office:value-type="float" office:value="3093.03675149737" calcext:value-type="float">
            <text:p>3093.0367514974</text:p>
          </table:table-cell>
          <table:table-cell table:formula="of:=[.H12]*(RANDBETWEEN(7;21)/100) + [.H12]" office:value-type="float" office:value="3817.23687891893" calcext:value-type="float">
            <text:p>3817.2368789189</text:p>
          </table:table-cell>
          <table:table-cell table:formula="of:=[.I12]*(RANDBETWEEN(7;21)/100) + [.I12]" office:value-type="float" office:value="3619.87502176238" calcext:value-type="float">
            <text:p>3619.8750217624</text:p>
          </table:table-cell>
          <table:table-cell table:formula="of:=[.J12]*(RANDBETWEEN(7;21)/100) + [.J12]" office:value-type="float" office:value="3103.35823455372" calcext:value-type="float">
            <text:p>3103.3582345537</text:p>
          </table:table-cell>
          <table:table-cell table:formula="of:=[.K12]*(RANDBETWEEN(7;21)/100) + [.K12]" office:value-type="float" office:value="2800.43324713395" calcext:value-type="float">
            <text:p>2800.433247134</text:p>
          </table:table-cell>
          <table:table-cell table:formula="of:=[.L12]*(RANDBETWEEN(7;21)/100) + [.L12]" office:value-type="float" office:value="2829.34030526945" calcext:value-type="float">
            <text:p>2829.3403052695</text:p>
          </table:table-cell>
          <table:table-cell table:formula="of:=[.M12]*(RANDBETWEEN(7;21)/100) + [.M12]" office:value-type="float" office:value="3080.56257314749" calcext:value-type="float">
            <text:p>3080.5625731475</text:p>
          </table:table-cell>
          <table:table-cell table:formula="of:=[.N12]*(RANDBETWEEN(7;21)/100) + [.N12]" office:value-type="float" office:value="3412.55384478146" calcext:value-type="float">
            <text:p>3412.5538447815</text:p>
          </table:table-cell>
          <table:table-cell table:formula="of:=[.O12]*(RANDBETWEEN(7;21)/100) + [.O12]" office:value-type="float" office:value="4015.49150981874" calcext:value-type="float">
            <text:p>4015.4915098187</text:p>
          </table:table-cell>
          <table:table-cell table:formula="of:=[.P12]*(RANDBETWEEN(7;21)/100) + [.P12]" office:value-type="float" office:value="3432.73029197931" calcext:value-type="float">
            <text:p>3432.7302919793</text:p>
          </table:table-cell>
          <table:table-cell table:formula="of:=[.Q12]*(RANDBETWEEN(7;21)/100) + [.Q12]" office:value-type="float" office:value="3321.17132168887" calcext:value-type="float">
            <text:p>3321.1713216889</text:p>
          </table:table-cell>
          <table:table-cell table:formula="of:=[.R12]*(RANDBETWEEN(7;21)/100) + [.R12]" office:value-type="float" office:value="3166.90937920166" calcext:value-type="float">
            <text:p>3166.9093792017</text:p>
          </table:table-cell>
          <table:table-cell table:formula="of:=[.S12]*(RANDBETWEEN(7;21)/100) + [.S12]" office:value-type="float" office:value="2959.83890876045" calcext:value-type="float">
            <text:p>2959.8389087605</text:p>
          </table:table-cell>
          <table:table-cell table:formula="of:=[.T12]*(RANDBETWEEN(7;21)/100) + [.T12]" office:value-type="float" office:value="2908.52447508588" calcext:value-type="float">
            <text:p>2908.5244750859</text:p>
          </table:table-cell>
          <table:table-cell table:formula="of:=[.U12]*(RANDBETWEEN(7;21)/100) + [.U12]" office:value-type="float" office:value="3369.79918763704" calcext:value-type="float">
            <text:p>3369.799187637</text:p>
          </table:table-cell>
          <table:table-cell table:formula="of:=[.V12]*(RANDBETWEEN(7;21)/100) + [.V12]" office:value-type="float" office:value="3400.55481083717" calcext:value-type="float">
            <text:p>3400.5548108372</text:p>
          </table:table-cell>
          <table:table-cell table:formula="of:=[.W12]*(RANDBETWEEN(7;21)/100) + [.W12]" office:value-type="float" office:value="3122.86986092146" calcext:value-type="float">
            <text:p>3122.8698609215</text:p>
          </table:table-cell>
          <table:table-cell table:formula="of:=[.X12]*(RANDBETWEEN(7;21)/100) + [.X12]" office:value-type="float" office:value="2915.52859861402" calcext:value-type="float">
            <text:p>2915.528598614</text:p>
          </table:table-cell>
          <table:table-cell table:formula="of:=[.Y12]*(RANDBETWEEN(7;21)/100) + [.Y12]" office:value-type="float" office:value="3143.66832819178" calcext:value-type="float">
            <text:p>3143.6683281918</text:p>
          </table:table-cell>
          <table:table-cell table:formula="of:=[.Z12]*(RANDBETWEEN(7;21)/100) + [.Z12]" office:value-type="float" office:value="3228.01777743363" calcext:value-type="float">
            <text:p>3228.0177774336</text:p>
          </table:table-cell>
          <table:table-cell table:formula="of:=[.AA12]*(RANDBETWEEN(7;21)/100) + [.AA12]" office:value-type="float" office:value="3089.91384370944" calcext:value-type="float">
            <text:p>3089.9138437094</text:p>
          </table:table-cell>
          <table:table-cell table:formula="of:=[.AB12]*(RANDBETWEEN(7;21)/100) + [.AB12]" office:value-type="float" office:value="3577.56811622391" calcext:value-type="float">
            <text:p>3577.5681162239</text:p>
          </table:table-cell>
          <table:table-cell table:formula="of:=[.AC12]*(RANDBETWEEN(7;21)/100) + [.AC12]" office:value-type="float" office:value="3174.37766728702" calcext:value-type="float">
            <text:p>3174.377667287</text:p>
          </table:table-cell>
          <table:table-cell table:formula="of:=[.AD12]*(RANDBETWEEN(7;21)/100) + [.AD12]" office:value-type="float" office:value="3013.71841136252" calcext:value-type="float">
            <text:p>3013.7184113625</text:p>
          </table:table-cell>
          <table:table-cell table:formula="of:=[.AE12]*(RANDBETWEEN(7;21)/100) + [.AE12]" office:value-type="float" office:value="3562.2106240012" calcext:value-type="float">
            <text:p>3562.2106240012</text:p>
          </table:table-cell>
        </table:table-row>
        <table:table-row table:style-name="ro1">
          <table:table-cell office:value-type="string" calcext:value-type="string">
            <text:p>Year 10</text:p>
          </table:table-cell>
          <table:table-cell table:formula="of:=[.B13]*(RANDBETWEEN(7;21)/100) + [.B13]" office:value-type="float" office:value="3813.69241556958" calcext:value-type="float">
            <text:p>3813.6924155696</text:p>
          </table:table-cell>
          <table:table-cell table:formula="of:=[.C13]*(RANDBETWEEN(7;21)/100) + [.C13]" office:value-type="float" office:value="3267.6778279631" calcext:value-type="float">
            <text:p>3267.6778279631</text:p>
          </table:table-cell>
          <table:table-cell table:formula="of:=[.D13]*(RANDBETWEEN(7;21)/100) + [.D13]" office:value-type="float" office:value="3205.01721726299" calcext:value-type="float">
            <text:p>3205.017217263</text:p>
          </table:table-cell>
          <table:table-cell table:formula="of:=[.E13]*(RANDBETWEEN(7;21)/100) + [.E13]" office:value-type="float" office:value="3591.67440222601" calcext:value-type="float">
            <text:p>3591.674402226</text:p>
          </table:table-cell>
          <table:table-cell table:formula="of:=[.F13]*(RANDBETWEEN(7;21)/100) + [.F13]" office:value-type="float" office:value="3252.28812164337" calcext:value-type="float">
            <text:p>3252.2881216434</text:p>
          </table:table-cell>
          <table:table-cell table:formula="of:=[.G13]*(RANDBETWEEN(7;21)/100) + [.G13]" office:value-type="float" office:value="3680.71373428187" calcext:value-type="float">
            <text:p>3680.7137342819</text:p>
          </table:table-cell>
          <table:table-cell table:formula="of:=[.H13]*(RANDBETWEEN(7;21)/100) + [.H13]" office:value-type="float" office:value="4427.99477954596" calcext:value-type="float">
            <text:p>4427.994779546</text:p>
          </table:table-cell>
          <table:table-cell table:formula="of:=[.I13]*(RANDBETWEEN(7;21)/100) + [.I13]" office:value-type="float" office:value="4343.85002611486" calcext:value-type="float">
            <text:p>4343.8500261149</text:p>
          </table:table-cell>
          <table:table-cell table:formula="of:=[.J13]*(RANDBETWEEN(7;21)/100) + [.J13]" office:value-type="float" office:value="3475.76122270017" calcext:value-type="float">
            <text:p>3475.7612227002</text:p>
          </table:table-cell>
          <table:table-cell table:formula="of:=[.K13]*(RANDBETWEEN(7;21)/100) + [.K13]" office:value-type="float" office:value="3388.52422903208" calcext:value-type="float">
            <text:p>3388.5242290321</text:p>
          </table:table-cell>
          <table:table-cell table:formula="of:=[.L13]*(RANDBETWEEN(7;21)/100) + [.L13]" office:value-type="float" office:value="3197.15454495448" calcext:value-type="float">
            <text:p>3197.1545449545</text:p>
          </table:table-cell>
          <table:table-cell table:formula="of:=[.M13]*(RANDBETWEEN(7;21)/100) + [.M13]" office:value-type="float" office:value="3511.84133338814" calcext:value-type="float">
            <text:p>3511.8413333882</text:p>
          </table:table-cell>
          <table:table-cell table:formula="of:=[.N13]*(RANDBETWEEN(7;21)/100) + [.N13]" office:value-type="float" office:value="4129.19015218556" calcext:value-type="float">
            <text:p>4129.1901521856</text:p>
          </table:table-cell>
          <table:table-cell table:formula="of:=[.O13]*(RANDBETWEEN(7;21)/100) + [.O13]" office:value-type="float" office:value="4457.1955758988" calcext:value-type="float">
            <text:p>4457.1955758988</text:p>
          </table:table-cell>
          <table:table-cell table:formula="of:=[.P13]*(RANDBETWEEN(7;21)/100) + [.P13]" office:value-type="float" office:value="4153.60365329496" calcext:value-type="float">
            <text:p>4153.603653295</text:p>
          </table:table-cell>
          <table:table-cell table:formula="of:=[.Q13]*(RANDBETWEEN(7;21)/100) + [.Q13]" office:value-type="float" office:value="3819.3470199422" calcext:value-type="float">
            <text:p>3819.3470199422</text:p>
          </table:table-cell>
          <table:table-cell table:formula="of:=[.R13]*(RANDBETWEEN(7;21)/100) + [.R13]" office:value-type="float" office:value="3420.26212953779" calcext:value-type="float">
            <text:p>3420.2621295378</text:p>
          </table:table-cell>
          <table:table-cell table:formula="of:=[.S13]*(RANDBETWEEN(7;21)/100) + [.S13]" office:value-type="float" office:value="3492.60991233733" calcext:value-type="float">
            <text:p>3492.6099123373</text:p>
          </table:table-cell>
          <table:table-cell table:formula="of:=[.T13]*(RANDBETWEEN(7;21)/100) + [.T13]" office:value-type="float" office:value="3257.54741209619" calcext:value-type="float">
            <text:p>3257.5474120962</text:p>
          </table:table-cell>
          <table:table-cell table:formula="of:=[.U13]*(RANDBETWEEN(7;21)/100) + [.U13]" office:value-type="float" office:value="3774.17509015348" calcext:value-type="float">
            <text:p>3774.1750901535</text:p>
          </table:table-cell>
          <table:table-cell table:formula="of:=[.V13]*(RANDBETWEEN(7;21)/100) + [.V13]" office:value-type="float" office:value="3740.61029192089" calcext:value-type="float">
            <text:p>3740.6102919209</text:p>
          </table:table-cell>
          <table:table-cell table:formula="of:=[.W13]*(RANDBETWEEN(7;21)/100) + [.W13]" office:value-type="float" office:value="3591.30034005968" calcext:value-type="float">
            <text:p>3591.3003400597</text:p>
          </table:table-cell>
          <table:table-cell table:formula="of:=[.X13]*(RANDBETWEEN(7;21)/100) + [.X13]" office:value-type="float" office:value="3207.08145847542" calcext:value-type="float">
            <text:p>3207.0814584754</text:p>
          </table:table-cell>
          <table:table-cell table:formula="of:=[.Y13]*(RANDBETWEEN(7;21)/100) + [.Y13]" office:value-type="float" office:value="3772.40199383013" calcext:value-type="float">
            <text:p>3772.4019938301</text:p>
          </table:table-cell>
          <table:table-cell table:formula="of:=[.Z13]*(RANDBETWEEN(7;21)/100) + [.Z13]" office:value-type="float" office:value="3809.06097737168" calcext:value-type="float">
            <text:p>3809.0609773717</text:p>
          </table:table-cell>
          <table:table-cell table:formula="of:=[.AA13]*(RANDBETWEEN(7;21)/100) + [.AA13]" office:value-type="float" office:value="3707.89661245133" calcext:value-type="float">
            <text:p>3707.8966124513</text:p>
          </table:table-cell>
          <table:table-cell table:formula="of:=[.AB13]*(RANDBETWEEN(7;21)/100) + [.AB13]" office:value-type="float" office:value="4149.97901481974" calcext:value-type="float">
            <text:p>4149.9790148197</text:p>
          </table:table-cell>
          <table:table-cell table:formula="of:=[.AC13]*(RANDBETWEEN(7;21)/100) + [.AC13]" office:value-type="float" office:value="3745.76564739868" calcext:value-type="float">
            <text:p>3745.7656473987</text:p>
          </table:table-cell>
          <table:table-cell table:formula="of:=[.AD13]*(RANDBETWEEN(7;21)/100) + [.AD13]" office:value-type="float" office:value="3375.36462072602" calcext:value-type="float">
            <text:p>3375.364620726</text:p>
          </table:table-cell>
          <table:table-cell table:formula="of:=[.AE13]*(RANDBETWEEN(7;21)/100) + [.AE13]" office:value-type="float" office:value="4132.16432384139" calcext:value-type="float">
            <text:p>4132.1643238414</text:p>
          </table:table-cell>
        </table:table-row>
        <table:table-row table:style-name="ro1">
          <table:table-cell office:value-type="string" calcext:value-type="string">
            <text:p>Year 11</text:p>
          </table:table-cell>
          <table:table-cell table:formula="of:=[.B14]*(RANDBETWEEN(7;21)/100) + [.B14]" office:value-type="float" office:value="4271.33550543794" calcext:value-type="float">
            <text:p>4271.3355054379</text:p>
          </table:table-cell>
          <table:table-cell table:formula="of:=[.C14]*(RANDBETWEEN(7;21)/100) + [.C14]" office:value-type="float" office:value="3921.21339355572" calcext:value-type="float">
            <text:p>3921.2133935557</text:p>
          </table:table-cell>
          <table:table-cell table:formula="of:=[.D14]*(RANDBETWEEN(7;21)/100) + [.D14]" office:value-type="float" office:value="3589.61928333455" calcext:value-type="float">
            <text:p>3589.6192833346</text:p>
          </table:table-cell>
          <table:table-cell table:formula="of:=[.E14]*(RANDBETWEEN(7;21)/100) + [.E14]" office:value-type="float" office:value="4058.59207451539" calcext:value-type="float">
            <text:p>4058.5920745154</text:p>
          </table:table-cell>
          <table:table-cell table:formula="of:=[.F14]*(RANDBETWEEN(7;21)/100) + [.F14]" office:value-type="float" office:value="3935.26862718848" calcext:value-type="float">
            <text:p>3935.2686271885</text:p>
          </table:table-cell>
          <table:table-cell table:formula="of:=[.G14]*(RANDBETWEEN(7;21)/100) + [.G14]" office:value-type="float" office:value="4122.39938239569" calcext:value-type="float">
            <text:p>4122.3993823957</text:p>
          </table:table-cell>
          <table:table-cell table:formula="of:=[.H14]*(RANDBETWEEN(7;21)/100) + [.H14]" office:value-type="float" office:value="5225.03383986423" calcext:value-type="float">
            <text:p>5225.0338398642</text:p>
          </table:table-cell>
          <table:table-cell table:formula="of:=[.I14]*(RANDBETWEEN(7;21)/100) + [.I14]" office:value-type="float" office:value="5256.05853159898" calcext:value-type="float">
            <text:p>5256.058531599</text:p>
          </table:table-cell>
          <table:table-cell table:formula="of:=[.J14]*(RANDBETWEEN(7;21)/100) + [.J14]" office:value-type="float" office:value="3788.57973274318" calcext:value-type="float">
            <text:p>3788.5797327432</text:p>
          </table:table-cell>
          <table:table-cell table:formula="of:=[.K14]*(RANDBETWEEN(7;21)/100) + [.K14]" office:value-type="float" office:value="3693.49140964497" calcext:value-type="float">
            <text:p>3693.491409645</text:p>
          </table:table-cell>
          <table:table-cell table:formula="of:=[.L14]*(RANDBETWEEN(7;21)/100) + [.L14]" office:value-type="float" office:value="3804.61390849583" calcext:value-type="float">
            <text:p>3804.6139084958</text:p>
          </table:table-cell>
          <table:table-cell table:formula="of:=[.M14]*(RANDBETWEEN(7;21)/100) + [.M14]" office:value-type="float" office:value="4073.73594673025" calcext:value-type="float">
            <text:p>4073.7359467303</text:p>
          </table:table-cell>
          <table:table-cell table:formula="of:=[.N14]*(RANDBETWEEN(7;21)/100) + [.N14]" office:value-type="float" office:value="4831.15247805711" calcext:value-type="float">
            <text:p>4831.1524780571</text:p>
          </table:table-cell>
          <table:table-cell table:formula="of:=[.O14]*(RANDBETWEEN(7;21)/100) + [.O14]" office:value-type="float" office:value="5393.20664683755" calcext:value-type="float">
            <text:p>5393.2066468376</text:p>
          </table:table-cell>
          <table:table-cell table:formula="of:=[.P14]*(RANDBETWEEN(7;21)/100) + [.P14]" office:value-type="float" office:value="4568.96401862446" calcext:value-type="float">
            <text:p>4568.9640186245</text:p>
          </table:table-cell>
          <table:table-cell table:formula="of:=[.Q14]*(RANDBETWEEN(7;21)/100) + [.Q14]" office:value-type="float" office:value="4239.47519213585" calcext:value-type="float">
            <text:p>4239.4751921359</text:p>
          </table:table-cell>
          <table:table-cell table:formula="of:=[.R14]*(RANDBETWEEN(7;21)/100) + [.R14]" office:value-type="float" office:value="3728.08572119619" calcext:value-type="float">
            <text:p>3728.0857211962</text:p>
          </table:table-cell>
          <table:table-cell table:formula="of:=[.S14]*(RANDBETWEEN(7;21)/100) + [.S14]" office:value-type="float" office:value="4121.27969655805" calcext:value-type="float">
            <text:p>4121.2796965581</text:p>
          </table:table-cell>
          <table:table-cell table:formula="of:=[.T14]*(RANDBETWEEN(7;21)/100) + [.T14]" office:value-type="float" office:value="3550.72667918484" calcext:value-type="float">
            <text:p>3550.7266791849</text:p>
          </table:table-cell>
          <table:table-cell table:formula="of:=[.U14]*(RANDBETWEEN(7;21)/100) + [.U14]" office:value-type="float" office:value="4038.36734646422" calcext:value-type="float">
            <text:p>4038.3673464642</text:p>
          </table:table-cell>
          <table:table-cell table:formula="of:=[.V14]*(RANDBETWEEN(7;21)/100) + [.V14]" office:value-type="float" office:value="4002.45301235535" calcext:value-type="float">
            <text:p>4002.4530123554</text:p>
          </table:table-cell>
          <table:table-cell table:formula="of:=[.W14]*(RANDBETWEEN(7;21)/100) + [.W14]" office:value-type="float" office:value="3914.51737066505" calcext:value-type="float">
            <text:p>3914.5173706651</text:p>
          </table:table-cell>
          <table:table-cell table:formula="of:=[.X14]*(RANDBETWEEN(7;21)/100) + [.X14]" office:value-type="float" office:value="3495.71878973821" calcext:value-type="float">
            <text:p>3495.7187897382</text:p>
          </table:table-cell>
          <table:table-cell table:formula="of:=[.Y14]*(RANDBETWEEN(7;21)/100) + [.Y14]" office:value-type="float" office:value="4451.43435271955" calcext:value-type="float">
            <text:p>4451.4343527196</text:p>
          </table:table-cell>
          <table:table-cell table:formula="of:=[.Z14]*(RANDBETWEEN(7;21)/100) + [.Z14]" office:value-type="float" office:value="4456.60134352487" calcext:value-type="float">
            <text:p>4456.6013435249</text:p>
          </table:table-cell>
          <table:table-cell table:formula="of:=[.AA14]*(RANDBETWEEN(7;21)/100) + [.AA14]" office:value-type="float" office:value="4486.55490106611" calcext:value-type="float">
            <text:p>4486.5549010661</text:p>
          </table:table-cell>
          <table:table-cell table:formula="of:=[.AB14]*(RANDBETWEEN(7;21)/100) + [.AB14]" office:value-type="float" office:value="4772.4758670427" calcext:value-type="float">
            <text:p>4772.4758670427</text:p>
          </table:table-cell>
          <table:table-cell table:formula="of:=[.AC14]*(RANDBETWEEN(7;21)/100) + [.AC14]" office:value-type="float" office:value="4270.1728380345" calcext:value-type="float">
            <text:p>4270.1728380345</text:p>
          </table:table-cell>
          <table:table-cell table:formula="of:=[.AD14]*(RANDBETWEEN(7;21)/100) + [.AD14]" office:value-type="float" office:value="3949.17660624944" calcext:value-type="float">
            <text:p>3949.1766062495</text:p>
          </table:table-cell>
          <table:table-cell table:formula="of:=[.AE14]*(RANDBETWEEN(7;21)/100) + [.AE14]" office:value-type="float" office:value="4710.66732917919" calcext:value-type="float">
            <text:p>4710.6673291792</text:p>
          </table:table-cell>
        </table:table-row>
        <table:table-row table:style-name="ro1">
          <table:table-cell office:value-type="string" calcext:value-type="string">
            <text:p>Year 12</text:p>
          </table:table-cell>
          <table:table-cell table:formula="of:=[.B15]*(RANDBETWEEN(7;21)/100) + [.B15]" office:value-type="float" office:value="4783.89576609049" calcext:value-type="float">
            <text:p>4783.8957660905</text:p>
          </table:table-cell>
          <table:table-cell table:formula="of:=[.C15]*(RANDBETWEEN(7;21)/100) + [.C15]" office:value-type="float" office:value="4666.24393833131" calcext:value-type="float">
            <text:p>4666.2439383313</text:p>
          </table:table-cell>
          <table:table-cell table:formula="of:=[.D15]*(RANDBETWEEN(7;21)/100) + [.D15]" office:value-type="float" office:value="4092.16598300138" calcext:value-type="float">
            <text:p>4092.1659830014</text:p>
          </table:table-cell>
          <table:table-cell table:formula="of:=[.E15]*(RANDBETWEEN(7;21)/100) + [.E15]" office:value-type="float" office:value="4626.79496494754" calcext:value-type="float">
            <text:p>4626.7949649476</text:p>
          </table:table-cell>
          <table:table-cell table:formula="of:=[.F15]*(RANDBETWEEN(7;21)/100) + [.F15]" office:value-type="float" office:value="4525.55892126675" calcext:value-type="float">
            <text:p>4525.5589212668</text:p>
          </table:table-cell>
          <table:table-cell table:formula="of:=[.G15]*(RANDBETWEEN(7;21)/100) + [.G15]" office:value-type="float" office:value="4575.86331445922" calcext:value-type="float">
            <text:p>4575.8633144592</text:p>
          </table:table-cell>
          <table:table-cell table:formula="of:=[.H15]*(RANDBETWEEN(7;21)/100) + [.H15]" office:value-type="float" office:value="5852.03790064794" calcext:value-type="float">
            <text:p>5852.037900648</text:p>
          </table:table-cell>
          <table:table-cell table:formula="of:=[.I15]*(RANDBETWEEN(7;21)/100) + [.I15]" office:value-type="float" office:value="6254.70965260279" calcext:value-type="float">
            <text:p>6254.7096526028</text:p>
          </table:table-cell>
          <table:table-cell table:formula="of:=[.J15]*(RANDBETWEEN(7;21)/100) + [.J15]" office:value-type="float" office:value="4432.63828730952" calcext:value-type="float">
            <text:p>4432.6382873095</text:p>
          </table:table-cell>
          <table:table-cell table:formula="of:=[.K15]*(RANDBETWEEN(7;21)/100) + [.K15]" office:value-type="float" office:value="4062.84055060947" calcext:value-type="float">
            <text:p>4062.8405506095</text:p>
          </table:table-cell>
          <table:table-cell table:formula="of:=[.L15]*(RANDBETWEEN(7;21)/100) + [.L15]" office:value-type="float" office:value="4413.35213385517" calcext:value-type="float">
            <text:p>4413.3521338552</text:p>
          </table:table-cell>
          <table:table-cell table:formula="of:=[.M15]*(RANDBETWEEN(7;21)/100) + [.M15]" office:value-type="float" office:value="4725.53369820709" calcext:value-type="float">
            <text:p>4725.5336982071</text:p>
          </table:table-cell>
          <table:table-cell table:formula="of:=[.N15]*(RANDBETWEEN(7;21)/100) + [.N15]" office:value-type="float" office:value="5700.75992410739" calcext:value-type="float">
            <text:p>5700.7599241074</text:p>
          </table:table-cell>
          <table:table-cell table:formula="of:=[.O15]*(RANDBETWEEN(7;21)/100) + [.O15]" office:value-type="float" office:value="6202.18764386318" calcext:value-type="float">
            <text:p>6202.1876438632</text:p>
          </table:table-cell>
          <table:table-cell table:formula="of:=[.P15]*(RANDBETWEEN(7;21)/100) + [.P15]" office:value-type="float" office:value="5025.8604204869" calcext:value-type="float">
            <text:p>5025.8604204869</text:p>
          </table:table-cell>
          <table:table-cell table:formula="of:=[.Q15]*(RANDBETWEEN(7;21)/100) + [.Q15]" office:value-type="float" office:value="4917.79122287758" calcext:value-type="float">
            <text:p>4917.7912228776</text:p>
          </table:table-cell>
          <table:table-cell table:formula="of:=[.R15]*(RANDBETWEEN(7;21)/100) + [.R15]" office:value-type="float" office:value="4100.89429331581" calcext:value-type="float">
            <text:p>4100.8942933158</text:p>
          </table:table-cell>
          <table:table-cell table:formula="of:=[.S15]*(RANDBETWEEN(7;21)/100) + [.S15]" office:value-type="float" office:value="4533.40766621385" calcext:value-type="float">
            <text:p>4533.4076662139</text:p>
          </table:table-cell>
          <table:table-cell table:formula="of:=[.T15]*(RANDBETWEEN(7;21)/100) + [.T15]" office:value-type="float" office:value="3941.30661389518" calcext:value-type="float">
            <text:p>3941.3066138952</text:p>
          </table:table-cell>
          <table:table-cell table:formula="of:=[.U15]*(RANDBETWEEN(7;21)/100) + [.U15]" office:value-type="float" office:value="4361.43673418136" calcext:value-type="float">
            <text:p>4361.4367341814</text:p>
          </table:table-cell>
          <table:table-cell table:formula="of:=[.V15]*(RANDBETWEEN(7;21)/100) + [.V15]" office:value-type="float" office:value="4562.7964340851" calcext:value-type="float">
            <text:p>4562.7964340851</text:p>
          </table:table-cell>
          <table:table-cell table:formula="of:=[.W15]*(RANDBETWEEN(7;21)/100) + [.W15]" office:value-type="float" office:value="4345.11428143821" calcext:value-type="float">
            <text:p>4345.1142814382</text:p>
          </table:table-cell>
          <table:table-cell table:formula="of:=[.X15]*(RANDBETWEEN(7;21)/100) + [.X15]" office:value-type="float" office:value="4089.9909839937" calcext:value-type="float">
            <text:p>4089.9909839937</text:p>
          </table:table-cell>
          <table:table-cell table:formula="of:=[.Y15]*(RANDBETWEEN(7;21)/100) + [.Y15]" office:value-type="float" office:value="4896.57778799151" calcext:value-type="float">
            <text:p>4896.5777879915</text:p>
          </table:table-cell>
          <table:table-cell table:formula="of:=[.Z15]*(RANDBETWEEN(7;21)/100) + [.Z15]" office:value-type="float" office:value="5303.3555987946" calcext:value-type="float">
            <text:p>5303.3555987946</text:p>
          </table:table-cell>
          <table:table-cell table:formula="of:=[.AA15]*(RANDBETWEEN(7;21)/100) + [.AA15]" office:value-type="float" office:value="4845.4792931514" calcext:value-type="float">
            <text:p>4845.4792931514</text:p>
          </table:table-cell>
          <table:table-cell table:formula="of:=[.AB15]*(RANDBETWEEN(7;21)/100) + [.AB15]" office:value-type="float" office:value="5631.52152311038" calcext:value-type="float">
            <text:p>5631.5215231104</text:p>
          </table:table-cell>
          <table:table-cell table:formula="of:=[.AC15]*(RANDBETWEEN(7;21)/100) + [.AC15]" office:value-type="float" office:value="4739.89185021829" calcext:value-type="float">
            <text:p>4739.8918502183</text:p>
          </table:table-cell>
          <table:table-cell table:formula="of:=[.AD15]*(RANDBETWEEN(7;21)/100) + [.AD15]" office:value-type="float" office:value="4620.53662931185" calcext:value-type="float">
            <text:p>4620.5366293119</text:p>
          </table:table-cell>
          <table:table-cell table:formula="of:=[.AE15]*(RANDBETWEEN(7;21)/100) + [.AE15]" office:value-type="float" office:value="5652.80079501502" calcext:value-type="float">
            <text:p>5652.800795015</text:p>
          </table:table-cell>
        </table:table-row>
        <table:table-row table:style-name="ro1">
          <table:table-cell office:value-type="string" calcext:value-type="string">
            <text:p>Year 13</text:p>
          </table:table-cell>
          <table:table-cell table:formula="of:=[.B16]*(RANDBETWEEN(7;21)/100) + [.B16]" office:value-type="float" office:value="5692.83596164768" calcext:value-type="float">
            <text:p>5692.8359616477</text:p>
          </table:table-cell>
          <table:table-cell table:formula="of:=[.C16]*(RANDBETWEEN(7;21)/100) + [.C16]" office:value-type="float" office:value="5506.16784723094" calcext:value-type="float">
            <text:p>5506.167847231</text:p>
          </table:table-cell>
          <table:table-cell table:formula="of:=[.D16]*(RANDBETWEEN(7;21)/100) + [.D16]" office:value-type="float" office:value="4460.46092147151" calcext:value-type="float">
            <text:p>4460.4609214715</text:p>
          </table:table-cell>
          <table:table-cell table:formula="of:=[.E16]*(RANDBETWEEN(7;21)/100) + [.E16]" office:value-type="float" office:value="5043.20651179282" calcext:value-type="float">
            <text:p>5043.2065117928</text:p>
          </table:table-cell>
          <table:table-cell table:formula="of:=[.F16]*(RANDBETWEEN(7;21)/100) + [.F16]" office:value-type="float" office:value="4842.34804575542" calcext:value-type="float">
            <text:p>4842.3480457554</text:p>
          </table:table-cell>
          <table:table-cell table:formula="of:=[.G16]*(RANDBETWEEN(7;21)/100) + [.G16]" office:value-type="float" office:value="5399.51871106188" calcext:value-type="float">
            <text:p>5399.5187110619</text:p>
          </table:table-cell>
          <table:table-cell table:formula="of:=[.H16]*(RANDBETWEEN(7;21)/100) + [.H16]" office:value-type="float" office:value="6612.80282773217" calcext:value-type="float">
            <text:p>6612.8028277322</text:p>
          </table:table-cell>
          <table:table-cell table:formula="of:=[.I16]*(RANDBETWEEN(7;21)/100) + [.I16]" office:value-type="float" office:value="6817.63352133704" calcext:value-type="float">
            <text:p>6817.633521337</text:p>
          </table:table-cell>
          <table:table-cell table:formula="of:=[.J16]*(RANDBETWEEN(7;21)/100) + [.J16]" office:value-type="float" office:value="4875.90211604048" calcext:value-type="float">
            <text:p>4875.9021160405</text:p>
          </table:table-cell>
          <table:table-cell table:formula="of:=[.K16]*(RANDBETWEEN(7;21)/100) + [.K16]" office:value-type="float" office:value="4672.26663320089" calcext:value-type="float">
            <text:p>4672.2666332009</text:p>
          </table:table-cell>
          <table:table-cell table:formula="of:=[.L16]*(RANDBETWEEN(7;21)/100) + [.L16]" office:value-type="float" office:value="4987.08791125634" calcext:value-type="float">
            <text:p>4987.0879112563</text:p>
          </table:table-cell>
          <table:table-cell table:formula="of:=[.M16]*(RANDBETWEEN(7;21)/100) + [.M16]" office:value-type="float" office:value="5103.57639406365" calcext:value-type="float">
            <text:p>5103.5763940637</text:p>
          </table:table-cell>
          <table:table-cell table:formula="of:=[.N16]*(RANDBETWEEN(7;21)/100) + [.N16]" office:value-type="float" office:value="6555.8739127235" calcext:value-type="float">
            <text:p>6555.8739127235</text:p>
          </table:table-cell>
          <table:table-cell table:formula="of:=[.O16]*(RANDBETWEEN(7;21)/100) + [.O16]" office:value-type="float" office:value="6760.38453181087" calcext:value-type="float">
            <text:p>6760.3845318109</text:p>
          </table:table-cell>
          <table:table-cell table:formula="of:=[.P16]*(RANDBETWEEN(7;21)/100) + [.P16]" office:value-type="float" office:value="6081.29110878915" calcext:value-type="float">
            <text:p>6081.2911087892</text:p>
          </table:table-cell>
          <table:table-cell table:formula="of:=[.Q16]*(RANDBETWEEN(7;21)/100) + [.Q16]" office:value-type="float" office:value="5704.637818538" calcext:value-type="float">
            <text:p>5704.637818538</text:p>
          </table:table-cell>
          <table:table-cell table:formula="of:=[.R16]*(RANDBETWEEN(7;21)/100) + [.R16]" office:value-type="float" office:value="4634.01055144686" calcext:value-type="float">
            <text:p>4634.0105514469</text:p>
          </table:table-cell>
          <table:table-cell table:formula="of:=[.S16]*(RANDBETWEEN(7;21)/100) + [.S16]" office:value-type="float" office:value="5032.08250949738" calcext:value-type="float">
            <text:p>5032.0825094974</text:p>
          </table:table-cell>
          <table:table-cell table:formula="of:=[.T16]*(RANDBETWEEN(7;21)/100) + [.T16]" office:value-type="float" office:value="4690.15487053526" calcext:value-type="float">
            <text:p>4690.1548705353</text:p>
          </table:table-cell>
          <table:table-cell table:formula="of:=[.U16]*(RANDBETWEEN(7;21)/100) + [.U16]" office:value-type="float" office:value="5277.33844835945" calcext:value-type="float">
            <text:p>5277.3384483595</text:p>
          </table:table-cell>
          <table:table-cell table:formula="of:=[.V16]*(RANDBETWEEN(7;21)/100) + [.V16]" office:value-type="float" office:value="5429.72775656127" calcext:value-type="float">
            <text:p>5429.7277565613</text:p>
          </table:table-cell>
          <table:table-cell table:formula="of:=[.W16]*(RANDBETWEEN(7;21)/100) + [.W16]" office:value-type="float" office:value="5083.7837092827" calcext:value-type="float">
            <text:p>5083.7837092827</text:p>
          </table:table-cell>
          <table:table-cell table:formula="of:=[.X16]*(RANDBETWEEN(7;21)/100) + [.X16]" office:value-type="float" office:value="4376.29035287326" calcext:value-type="float">
            <text:p>4376.2903528733</text:p>
          </table:table-cell>
          <table:table-cell table:formula="of:=[.Y16]*(RANDBETWEEN(7;21)/100) + [.Y16]" office:value-type="float" office:value="5533.13290043041" calcext:value-type="float">
            <text:p>5533.1329004304</text:p>
          </table:table-cell>
          <table:table-cell table:formula="of:=[.Z16]*(RANDBETWEEN(7;21)/100) + [.Z16]" office:value-type="float" office:value="6151.89249460173" calcext:value-type="float">
            <text:p>6151.8924946017</text:p>
          </table:table-cell>
          <table:table-cell table:formula="of:=[.AA16]*(RANDBETWEEN(7;21)/100) + [.AA16]" office:value-type="float" office:value="5378.48201539805" calcext:value-type="float">
            <text:p>5378.4820153981</text:p>
          </table:table-cell>
          <table:table-cell table:formula="of:=[.AB16]*(RANDBETWEEN(7;21)/100) + [.AB16]" office:value-type="float" office:value="6476.24975157694" calcext:value-type="float">
            <text:p>6476.249751577</text:p>
          </table:table-cell>
          <table:table-cell table:formula="of:=[.AC16]*(RANDBETWEEN(7;21)/100) + [.AC16]" office:value-type="float" office:value="5545.6734647554" calcext:value-type="float">
            <text:p>5545.6734647554</text:p>
          </table:table-cell>
          <table:table-cell table:formula="of:=[.AD16]*(RANDBETWEEN(7;21)/100) + [.AD16]" office:value-type="float" office:value="5175.00102482927" calcext:value-type="float">
            <text:p>5175.0010248293</text:p>
          </table:table-cell>
          <table:table-cell table:formula="of:=[.AE16]*(RANDBETWEEN(7;21)/100) + [.AE16]" office:value-type="float" office:value="6161.55286656637" calcext:value-type="float">
            <text:p>6161.5528665664</text:p>
          </table:table-cell>
        </table:table-row>
        <table:table-row table:style-name="ro1">
          <table:table-cell office:value-type="string" calcext:value-type="string">
            <text:p>Year 14</text:p>
          </table:table-cell>
          <table:table-cell table:formula="of:=[.B17]*(RANDBETWEEN(7;21)/100) + [.B17]" office:value-type="float" office:value="6432.90463666188" calcext:value-type="float">
            <text:p>6432.9046366619</text:p>
          </table:table-cell>
          <table:table-cell table:formula="of:=[.C17]*(RANDBETWEEN(7;21)/100) + [.C17]" office:value-type="float" office:value="5946.66127500942" calcext:value-type="float">
            <text:p>5946.6612750094</text:p>
          </table:table-cell>
          <table:table-cell table:formula="of:=[.D17]*(RANDBETWEEN(7;21)/100) + [.D17]" office:value-type="float" office:value="5263.34388733638" calcext:value-type="float">
            <text:p>5263.3438873364</text:p>
          </table:table-cell>
          <table:table-cell table:formula="of:=[.E17]*(RANDBETWEEN(7;21)/100) + [.E17]" office:value-type="float" office:value="5497.09509785417" calcext:value-type="float">
            <text:p>5497.0950978542</text:p>
          </table:table-cell>
          <table:table-cell table:formula="of:=[.F17]*(RANDBETWEEN(7;21)/100) + [.F17]" office:value-type="float" office:value="5278.15936987341" calcext:value-type="float">
            <text:p>5278.1593698734</text:p>
          </table:table-cell>
          <table:table-cell table:formula="of:=[.G17]*(RANDBETWEEN(7;21)/100) + [.G17]" office:value-type="float" office:value="6479.42245327426" calcext:value-type="float">
            <text:p>6479.4224532743</text:p>
          </table:table-cell>
          <table:table-cell table:formula="of:=[.H17]*(RANDBETWEEN(7;21)/100) + [.H17]" office:value-type="float" office:value="7736.97930844664" calcext:value-type="float">
            <text:p>7736.9793084467</text:p>
          </table:table-cell>
          <table:table-cell table:formula="of:=[.I17]*(RANDBETWEEN(7;21)/100) + [.I17]" office:value-type="float" office:value="7431.22053825737" calcext:value-type="float">
            <text:p>7431.2205382574</text:p>
          </table:table-cell>
          <table:table-cell table:formula="of:=[.J17]*(RANDBETWEEN(7;21)/100) + [.J17]" office:value-type="float" office:value="5314.73330648412" calcext:value-type="float">
            <text:p>5314.7333064841</text:p>
          </table:table-cell>
          <table:table-cell table:formula="of:=[.K17]*(RANDBETWEEN(7;21)/100) + [.K17]" office:value-type="float" office:value="5466.55196084504" calcext:value-type="float">
            <text:p>5466.551960845</text:p>
          </table:table-cell>
          <table:table-cell table:formula="of:=[.L17]*(RANDBETWEEN(7;21)/100) + [.L17]" office:value-type="float" office:value="5485.79670238197" calcext:value-type="float">
            <text:p>5485.796702382</text:p>
          </table:table-cell>
          <table:table-cell table:formula="of:=[.M17]*(RANDBETWEEN(7;21)/100) + [.M17]" office:value-type="float" office:value="5562.89826952938" calcext:value-type="float">
            <text:p>5562.8982695294</text:p>
          </table:table-cell>
          <table:table-cell table:formula="of:=[.N17]*(RANDBETWEEN(7;21)/100) + [.N17]" office:value-type="float" office:value="7277.02004312308" calcext:value-type="float">
            <text:p>7277.0200431231</text:p>
          </table:table-cell>
          <table:table-cell table:formula="of:=[.O17]*(RANDBETWEEN(7;21)/100) + [.O17]" office:value-type="float" office:value="8044.85759285493" calcext:value-type="float">
            <text:p>8044.8575928549</text:p>
          </table:table-cell>
          <table:table-cell table:formula="of:=[.P17]*(RANDBETWEEN(7;21)/100) + [.P17]" office:value-type="float" office:value="6506.98148640439" calcext:value-type="float">
            <text:p>6506.9814864044</text:p>
          </table:table-cell>
          <table:table-cell table:formula="of:=[.Q17]*(RANDBETWEEN(7;21)/100) + [.Q17]" office:value-type="float" office:value="6674.42624768945" calcext:value-type="float">
            <text:p>6674.4262476895</text:p>
          </table:table-cell>
          <table:table-cell table:formula="of:=[.R17]*(RANDBETWEEN(7;21)/100) + [.R17]" office:value-type="float" office:value="5282.77202864942" calcext:value-type="float">
            <text:p>5282.7720286494</text:p>
          </table:table-cell>
          <table:table-cell table:formula="of:=[.S17]*(RANDBETWEEN(7;21)/100) + [.S17]" office:value-type="float" office:value="5686.25323573204" calcext:value-type="float">
            <text:p>5686.253235732</text:p>
          </table:table-cell>
          <table:table-cell table:formula="of:=[.T17]*(RANDBETWEEN(7;21)/100) + [.T17]" office:value-type="float" office:value="5065.36726017808" calcext:value-type="float">
            <text:p>5065.3672601781</text:p>
          </table:table-cell>
          <table:table-cell table:formula="of:=[.U17]*(RANDBETWEEN(7;21)/100) + [.U17]" office:value-type="float" office:value="6332.80613803134" calcext:value-type="float">
            <text:p>6332.8061380313</text:p>
          </table:table-cell>
          <table:table-cell table:formula="of:=[.V17]*(RANDBETWEEN(7;21)/100) + [.V17]" office:value-type="float" office:value="6298.48419761107" calcext:value-type="float">
            <text:p>6298.4841976111</text:p>
          </table:table-cell>
          <table:table-cell table:formula="of:=[.W17]*(RANDBETWEEN(7;21)/100) + [.W17]" office:value-type="float" office:value="5490.48640602532" calcext:value-type="float">
            <text:p>5490.4864060253</text:p>
          </table:table-cell>
          <table:table-cell table:formula="of:=[.X17]*(RANDBETWEEN(7;21)/100) + [.X17]" office:value-type="float" office:value="4901.44519521805" calcext:value-type="float">
            <text:p>4901.4451952181</text:p>
          </table:table-cell>
          <table:table-cell table:formula="of:=[.Y17]*(RANDBETWEEN(7;21)/100) + [.Y17]" office:value-type="float" office:value="6418.43416449927" calcext:value-type="float">
            <text:p>6418.4341644993</text:p>
          </table:table-cell>
          <table:table-cell table:formula="of:=[.Z17]*(RANDBETWEEN(7;21)/100) + [.Z17]" office:value-type="float" office:value="6951.63851889996" calcext:value-type="float">
            <text:p>6951.6385189</text:p>
          </table:table-cell>
          <table:table-cell table:formula="of:=[.AA17]*(RANDBETWEEN(7;21)/100) + [.AA17]" office:value-type="float" office:value="6239.03913786174" calcext:value-type="float">
            <text:p>6239.0391378617</text:p>
          </table:table-cell>
          <table:table-cell table:formula="of:=[.AB17]*(RANDBETWEEN(7;21)/100) + [.AB17]" office:value-type="float" office:value="7059.11222921887" calcext:value-type="float">
            <text:p>7059.1122292189</text:p>
          </table:table-cell>
          <table:table-cell table:formula="of:=[.AC17]*(RANDBETWEEN(7;21)/100) + [.AC17]" office:value-type="float" office:value="6432.98121911626" calcext:value-type="float">
            <text:p>6432.9812191163</text:p>
          </table:table-cell>
          <table:table-cell table:formula="of:=[.AD17]*(RANDBETWEEN(7;21)/100) + [.AD17]" office:value-type="float" office:value="5589.00110681562" calcext:value-type="float">
            <text:p>5589.0011068156</text:p>
          </table:table-cell>
          <table:table-cell table:formula="of:=[.AE17]*(RANDBETWEEN(7;21)/100) + [.AE17]" office:value-type="float" office:value="6592.86156722602" calcext:value-type="float">
            <text:p>6592.861567226</text:p>
          </table:table-cell>
        </table:table-row>
        <table:table-row table:style-name="ro1">
          <table:table-cell office:value-type="string" calcext:value-type="string">
            <text:p>Year 15</text:p>
          </table:table-cell>
          <table:table-cell table:formula="of:=[.B18]*(RANDBETWEEN(7;21)/100) + [.B18]" office:value-type="float" office:value="6947.53700759483" calcext:value-type="float">
            <text:p>6947.5370075948</text:p>
          </table:table-cell>
          <table:table-cell table:formula="of:=[.C18]*(RANDBETWEEN(7;21)/100) + [.C18]" office:value-type="float" office:value="6541.32740251036" calcext:value-type="float">
            <text:p>6541.3274025104</text:p>
          </table:table-cell>
          <table:table-cell table:formula="of:=[.D18]*(RANDBETWEEN(7;21)/100) + [.D18]" office:value-type="float" office:value="6316.01266480365" calcext:value-type="float">
            <text:p>6316.0126648037</text:p>
          </table:table-cell>
          <table:table-cell table:formula="of:=[.E18]*(RANDBETWEEN(7;21)/100) + [.E18]" office:value-type="float" office:value="5936.86270568251" calcext:value-type="float">
            <text:p>5936.8627056825</text:p>
          </table:table-cell>
          <table:table-cell table:formula="of:=[.F18]*(RANDBETWEEN(7;21)/100) + [.F18]" office:value-type="float" office:value="5964.32008795695" calcext:value-type="float">
            <text:p>5964.320087957</text:p>
          </table:table-cell>
          <table:table-cell table:formula="of:=[.G18]*(RANDBETWEEN(7;21)/100) + [.G18]" office:value-type="float" office:value="6997.7762495362" calcext:value-type="float">
            <text:p>6997.7762495362</text:p>
          </table:table-cell>
          <table:table-cell table:formula="of:=[.H18]*(RANDBETWEEN(7;21)/100) + [.H18]" office:value-type="float" office:value="8355.93765312238" calcext:value-type="float">
            <text:p>8355.9376531224</text:p>
          </table:table-cell>
          <table:table-cell table:formula="of:=[.I18]*(RANDBETWEEN(7;21)/100) + [.I18]" office:value-type="float" office:value="8545.90361899598" calcext:value-type="float">
            <text:p>8545.903618996</text:p>
          </table:table-cell>
          <table:table-cell table:formula="of:=[.J18]*(RANDBETWEEN(7;21)/100) + [.J18]" office:value-type="float" office:value="6377.67996778094" calcext:value-type="float">
            <text:p>6377.6799677809</text:p>
          </table:table-cell>
          <table:table-cell table:formula="of:=[.K18]*(RANDBETWEEN(7;21)/100) + [.K18]" office:value-type="float" office:value="6505.1968334056" calcext:value-type="float">
            <text:p>6505.1968334056</text:p>
          </table:table-cell>
          <table:table-cell table:formula="of:=[.L18]*(RANDBETWEEN(7;21)/100) + [.L18]" office:value-type="float" office:value="6089.23433964399" calcext:value-type="float">
            <text:p>6089.234339644</text:p>
          </table:table-cell>
          <table:table-cell table:formula="of:=[.M18]*(RANDBETWEEN(7;21)/100) + [.M18]" office:value-type="float" office:value="6452.96199265408" calcext:value-type="float">
            <text:p>6452.9619926541</text:p>
          </table:table-cell>
          <table:table-cell table:formula="of:=[.N18]*(RANDBETWEEN(7;21)/100) + [.N18]" office:value-type="float" office:value="8077.49224786662" calcext:value-type="float">
            <text:p>8077.4922478666</text:p>
          </table:table-cell>
          <table:table-cell table:formula="of:=[.O18]*(RANDBETWEEN(7;21)/100) + [.O18]" office:value-type="float" office:value="8849.34335214042" calcext:value-type="float">
            <text:p>8849.3433521404</text:p>
          </table:table-cell>
          <table:table-cell table:formula="of:=[.P18]*(RANDBETWEEN(7;21)/100) + [.P18]" office:value-type="float" office:value="7873.44759854931" calcext:value-type="float">
            <text:p>7873.4475985493</text:p>
          </table:table-cell>
          <table:table-cell table:formula="of:=[.Q18]*(RANDBETWEEN(7;21)/100) + [.Q18]" office:value-type="float" office:value="7141.63608502772" calcext:value-type="float">
            <text:p>7141.6360850277</text:p>
          </table:table-cell>
          <table:table-cell table:formula="of:=[.R18]*(RANDBETWEEN(7;21)/100) + [.R18]" office:value-type="float" office:value="6128.01555323333" calcext:value-type="float">
            <text:p>6128.0155532333</text:p>
          </table:table-cell>
          <table:table-cell table:formula="of:=[.S18]*(RANDBETWEEN(7;21)/100) + [.S18]" office:value-type="float" office:value="6823.50388287844" calcext:value-type="float">
            <text:p>6823.5038828785</text:p>
          </table:table-cell>
          <table:table-cell table:formula="of:=[.T18]*(RANDBETWEEN(7;21)/100) + [.T18]" office:value-type="float" office:value="5825.1723492048" calcext:value-type="float">
            <text:p>5825.1723492048</text:p>
          </table:table-cell>
          <table:table-cell table:formula="of:=[.U18]*(RANDBETWEEN(7;21)/100) + [.U18]" office:value-type="float" office:value="7219.39899735572" calcext:value-type="float">
            <text:p>7219.3989973557</text:p>
          </table:table-cell>
          <table:table-cell table:formula="of:=[.V18]*(RANDBETWEEN(7;21)/100) + [.V18]" office:value-type="float" office:value="6865.34777539607" calcext:value-type="float">
            <text:p>6865.3477753961</text:p>
          </table:table-cell>
          <table:table-cell table:formula="of:=[.W18]*(RANDBETWEEN(7;21)/100) + [.W18]" office:value-type="float" office:value="6368.96423098937" calcext:value-type="float">
            <text:p>6368.9642309894</text:p>
          </table:table-cell>
          <table:table-cell table:formula="of:=[.X18]*(RANDBETWEEN(7;21)/100) + [.X18]" office:value-type="float" office:value="5930.74868621384" calcext:value-type="float">
            <text:p>5930.7486862138</text:p>
          </table:table-cell>
          <table:table-cell table:formula="of:=[.Y18]*(RANDBETWEEN(7;21)/100) + [.Y18]" office:value-type="float" office:value="7702.12099739913" calcext:value-type="float">
            <text:p>7702.1209973991</text:p>
          </table:table-cell>
          <table:table-cell table:formula="of:=[.Z18]*(RANDBETWEEN(7;21)/100) + [.Z18]" office:value-type="float" office:value="7785.83514116795" calcext:value-type="float">
            <text:p>7785.835141168</text:p>
          </table:table-cell>
          <table:table-cell table:formula="of:=[.AA18]*(RANDBETWEEN(7;21)/100) + [.AA18]" office:value-type="float" office:value="7299.67579129823" calcext:value-type="float">
            <text:p>7299.6757912982</text:p>
          </table:table-cell>
          <table:table-cell table:formula="of:=[.AB18]*(RANDBETWEEN(7;21)/100) + [.AB18]" office:value-type="float" office:value="7906.20569672513" calcext:value-type="float">
            <text:p>7906.2056967251</text:p>
          </table:table-cell>
          <table:table-cell table:formula="of:=[.AC18]*(RANDBETWEEN(7;21)/100) + [.AC18]" office:value-type="float" office:value="7076.27934102789" calcext:value-type="float">
            <text:p>7076.2793410279</text:p>
          </table:table-cell>
          <table:table-cell table:formula="of:=[.AD18]*(RANDBETWEEN(7;21)/100) + [.AD18]" office:value-type="float" office:value="6595.02130604243" calcext:value-type="float">
            <text:p>6595.0213060424</text:p>
          </table:table-cell>
          <table:table-cell table:formula="of:=[.AE18]*(RANDBETWEEN(7;21)/100) + [.AE18]" office:value-type="float" office:value="7647.71941798218" calcext:value-type="float">
            <text:p>7647.7194179822</text:p>
          </table:table-cell>
        </table:table-row>
        <table:table-row table:style-name="ro1">
          <table:table-cell office:value-type="string" calcext:value-type="string">
            <text:p>Year 16</text:p>
          </table:table-cell>
          <table:table-cell table:formula="of:=[.B19]*(RANDBETWEEN(7;21)/100) + [.B19]" office:value-type="float" office:value="7781.24144850621" calcext:value-type="float">
            <text:p>7781.2414485062</text:p>
          </table:table-cell>
          <table:table-cell table:formula="of:=[.C19]*(RANDBETWEEN(7;21)/100) + [.C19]" office:value-type="float" office:value="7653.35306093712" calcext:value-type="float">
            <text:p>7653.3530609371</text:p>
          </table:table-cell>
          <table:table-cell table:formula="of:=[.D19]*(RANDBETWEEN(7;21)/100) + [.D19]" office:value-type="float" office:value="6821.29367798795" calcext:value-type="float">
            <text:p>6821.293677988</text:p>
          </table:table-cell>
          <table:table-cell table:formula="of:=[.E19]*(RANDBETWEEN(7;21)/100) + [.E19]" office:value-type="float" office:value="6411.81172213711" calcext:value-type="float">
            <text:p>6411.8117221371</text:p>
          </table:table-cell>
          <table:table-cell table:formula="of:=[.F19]*(RANDBETWEEN(7;21)/100) + [.F19]" office:value-type="float" office:value="7097.54090466878" calcext:value-type="float">
            <text:p>7097.5409046688</text:p>
          </table:table-cell>
          <table:table-cell table:formula="of:=[.G19]*(RANDBETWEEN(7;21)/100) + [.G19]" office:value-type="float" office:value="7767.53163698518" calcext:value-type="float">
            <text:p>7767.5316369852</text:p>
          </table:table-cell>
          <table:table-cell table:formula="of:=[.H19]*(RANDBETWEEN(7;21)/100) + [.H19]" office:value-type="float" office:value="10110.6845602781" calcext:value-type="float">
            <text:p>10110.6845602781</text:p>
          </table:table-cell>
          <table:table-cell table:formula="of:=[.I19]*(RANDBETWEEN(7;21)/100) + [.I19]" office:value-type="float" office:value="9827.78916184537" calcext:value-type="float">
            <text:p>9827.7891618454</text:p>
          </table:table-cell>
          <table:table-cell table:formula="of:=[.J19]*(RANDBETWEEN(7;21)/100) + [.J19]" office:value-type="float" office:value="7270.55516327027" calcext:value-type="float">
            <text:p>7270.5551632703</text:p>
          </table:table-cell>
          <table:table-cell table:formula="of:=[.K19]*(RANDBETWEEN(7;21)/100) + [.K19]" office:value-type="float" office:value="7090.6645484121" calcext:value-type="float">
            <text:p>7090.6645484121</text:p>
          </table:table-cell>
          <table:table-cell table:formula="of:=[.L19]*(RANDBETWEEN(7;21)/100) + [.L19]" office:value-type="float" office:value="6759.05011700483" calcext:value-type="float">
            <text:p>6759.0501170048</text:p>
          </table:table-cell>
          <table:table-cell table:formula="of:=[.M19]*(RANDBETWEEN(7;21)/100) + [.M19]" office:value-type="float" office:value="7549.96553140528" calcext:value-type="float">
            <text:p>7549.9655314053</text:p>
          </table:table-cell>
          <table:table-cell table:formula="of:=[.N19]*(RANDBETWEEN(7;21)/100) + [.N19]" office:value-type="float" office:value="8966.01639513195" calcext:value-type="float">
            <text:p>8966.016395132</text:p>
          </table:table-cell>
          <table:table-cell table:formula="of:=[.O19]*(RANDBETWEEN(7;21)/100) + [.O19]" office:value-type="float" office:value="10176.7448549615" calcext:value-type="float">
            <text:p>10176.7448549615</text:p>
          </table:table-cell>
          <table:table-cell table:formula="of:=[.P19]*(RANDBETWEEN(7;21)/100) + [.P19]" office:value-type="float" office:value="9054.46473833171" calcext:value-type="float">
            <text:p>9054.4647383317</text:p>
          </table:table-cell>
          <table:table-cell table:formula="of:=[.Q19]*(RANDBETWEEN(7;21)/100) + [.Q19]" office:value-type="float" office:value="8212.88149778187" calcext:value-type="float">
            <text:p>8212.8814977819</text:p>
          </table:table-cell>
          <table:table-cell table:formula="of:=[.R19]*(RANDBETWEEN(7;21)/100) + [.R19]" office:value-type="float" office:value="7108.49804175067" calcext:value-type="float">
            <text:p>7108.4980417507</text:p>
          </table:table-cell>
          <table:table-cell table:formula="of:=[.S19]*(RANDBETWEEN(7;21)/100) + [.S19]" office:value-type="float" office:value="7574.08930999507" calcext:value-type="float">
            <text:p>7574.0893099951</text:p>
          </table:table-cell>
          <table:table-cell table:formula="of:=[.T19]*(RANDBETWEEN(7;21)/100) + [.T19]" office:value-type="float" office:value="6232.93441364913" calcext:value-type="float">
            <text:p>6232.9344136491</text:p>
          </table:table-cell>
          <table:table-cell table:formula="of:=[.U19]*(RANDBETWEEN(7;21)/100) + [.U19]" office:value-type="float" office:value="8446.6968269062" calcext:value-type="float">
            <text:p>8446.6968269062</text:p>
          </table:table-cell>
          <table:table-cell table:formula="of:=[.V19]*(RANDBETWEEN(7;21)/100) + [.V19]" office:value-type="float" office:value="8032.4568972134" calcext:value-type="float">
            <text:p>8032.4568972134</text:p>
          </table:table-cell>
          <table:table-cell table:formula="of:=[.W19]*(RANDBETWEEN(7;21)/100) + [.W19]" office:value-type="float" office:value="6942.17101177842" calcext:value-type="float">
            <text:p>6942.1710117784</text:p>
          </table:table-cell>
          <table:table-cell table:formula="of:=[.X19]*(RANDBETWEEN(7;21)/100) + [.X19]" office:value-type="float" office:value="6345.90109424881" calcext:value-type="float">
            <text:p>6345.9010942488</text:p>
          </table:table-cell>
          <table:table-cell table:formula="of:=[.Y19]*(RANDBETWEEN(7;21)/100) + [.Y19]" office:value-type="float" office:value="8857.43914700899" calcext:value-type="float">
            <text:p>8857.439147009</text:p>
          </table:table-cell>
          <table:table-cell table:formula="of:=[.Z19]*(RANDBETWEEN(7;21)/100) + [.Z19]" office:value-type="float" office:value="9187.28546657819" calcext:value-type="float">
            <text:p>9187.2854665782</text:p>
          </table:table-cell>
          <table:table-cell table:formula="of:=[.AA19]*(RANDBETWEEN(7;21)/100) + [.AA19]" office:value-type="float" office:value="8175.63688625402" calcext:value-type="float">
            <text:p>8175.636886254</text:p>
          </table:table-cell>
          <table:table-cell table:formula="of:=[.AB19]*(RANDBETWEEN(7;21)/100) + [.AB19]" office:value-type="float" office:value="9250.2606651684" calcext:value-type="float">
            <text:p>9250.2606651684</text:p>
          </table:table-cell>
          <table:table-cell table:formula="of:=[.AC19]*(RANDBETWEEN(7;21)/100) + [.AC19]" office:value-type="float" office:value="7925.43286195123" calcext:value-type="float">
            <text:p>7925.4328619512</text:p>
          </table:table-cell>
          <table:table-cell table:formula="of:=[.AD19]*(RANDBETWEEN(7;21)/100) + [.AD19]" office:value-type="float" office:value="7386.42386276752" calcext:value-type="float">
            <text:p>7386.4238627675</text:p>
          </table:table-cell>
          <table:table-cell table:formula="of:=[.AE19]*(RANDBETWEEN(7;21)/100) + [.AE19]" office:value-type="float" office:value="8565.44574814005" calcext:value-type="float">
            <text:p>8565.4457481401</text:p>
          </table:table-cell>
        </table:table-row>
        <table:table-row table:style-name="ro1">
          <table:table-cell office:value-type="string" calcext:value-type="string">
            <text:p>Year 17</text:p>
          </table:table-cell>
          <table:table-cell table:formula="of:=[.B20]*(RANDBETWEEN(7;21)/100) + [.B20]" office:value-type="float" office:value="8637.17800784189" calcext:value-type="float">
            <text:p>8637.1780078419</text:p>
          </table:table-cell>
          <table:table-cell table:formula="of:=[.C20]*(RANDBETWEEN(7;21)/100) + [.C20]" office:value-type="float" office:value="8954.42308129643" calcext:value-type="float">
            <text:p>8954.4230812964</text:p>
          </table:table-cell>
          <table:table-cell table:formula="of:=[.D20]*(RANDBETWEEN(7;21)/100) + [.D20]" office:value-type="float" office:value="8117.33947680566" calcext:value-type="float">
            <text:p>8117.3394768057</text:p>
          </table:table-cell>
          <table:table-cell table:formula="of:=[.E20]*(RANDBETWEEN(7;21)/100) + [.E20]" office:value-type="float" office:value="6988.87477712945" calcext:value-type="float">
            <text:p>6988.8747771295</text:p>
          </table:table-cell>
          <table:table-cell table:formula="of:=[.F20]*(RANDBETWEEN(7;21)/100) + [.F20]" office:value-type="float" office:value="8375.09826750915" calcext:value-type="float">
            <text:p>8375.0982675092</text:p>
          </table:table-cell>
          <table:table-cell table:formula="of:=[.G20]*(RANDBETWEEN(7;21)/100) + [.G20]" office:value-type="float" office:value="8621.96011705355" calcext:value-type="float">
            <text:p>8621.9601170536</text:p>
          </table:table-cell>
          <table:table-cell table:formula="of:=[.H20]*(RANDBETWEEN(7;21)/100) + [.H20]" office:value-type="float" office:value="11222.8598619087" calcext:value-type="float">
            <text:p>11222.8598619087</text:p>
          </table:table-cell>
          <table:table-cell table:formula="of:=[.I20]*(RANDBETWEEN(7;21)/100) + [.I20]" office:value-type="float" office:value="11695.069102596" calcext:value-type="float">
            <text:p>11695.069102596</text:p>
          </table:table-cell>
          <table:table-cell table:formula="of:=[.J20]*(RANDBETWEEN(7;21)/100) + [.J20]" office:value-type="float" office:value="8651.96064429162" calcext:value-type="float">
            <text:p>8651.9606442916</text:p>
          </table:table-cell>
          <table:table-cell table:formula="of:=[.K20]*(RANDBETWEEN(7;21)/100) + [.K20]" office:value-type="float" office:value="7728.82435776919" calcext:value-type="float">
            <text:p>7728.8243577692</text:p>
          </table:table-cell>
          <table:table-cell table:formula="of:=[.L20]*(RANDBETWEEN(7;21)/100) + [.L20]" office:value-type="float" office:value="7840.4981357256" calcext:value-type="float">
            <text:p>7840.4981357256</text:p>
          </table:table-cell>
          <table:table-cell table:formula="of:=[.M20]*(RANDBETWEEN(7;21)/100) + [.M20]" office:value-type="float" office:value="8153.9627739177" calcext:value-type="float">
            <text:p>8153.9627739177</text:p>
          </table:table-cell>
          <table:table-cell table:formula="of:=[.N20]*(RANDBETWEEN(7;21)/100) + [.N20]" office:value-type="float" office:value="10669.559510207" calcext:value-type="float">
            <text:p>10669.559510207</text:p>
          </table:table-cell>
          <table:table-cell table:formula="of:=[.O20]*(RANDBETWEEN(7;21)/100) + [.O20]" office:value-type="float" office:value="12313.8612745034" calcext:value-type="float">
            <text:p>12313.8612745034</text:p>
          </table:table-cell>
          <table:table-cell table:formula="of:=[.P20]*(RANDBETWEEN(7;21)/100) + [.P20]" office:value-type="float" office:value="10141.0005069315" calcext:value-type="float">
            <text:p>10141.0005069315</text:p>
          </table:table-cell>
          <table:table-cell table:formula="of:=[.Q20]*(RANDBETWEEN(7;21)/100) + [.Q20]" office:value-type="float" office:value="9855.45779733825" calcext:value-type="float">
            <text:p>9855.4577973383</text:p>
          </table:table-cell>
          <table:table-cell table:formula="of:=[.R20]*(RANDBETWEEN(7;21)/100) + [.R20]" office:value-type="float" office:value="7819.34784592573" calcext:value-type="float">
            <text:p>7819.3478459257</text:p>
          </table:table-cell>
          <table:table-cell table:formula="of:=[.S20]*(RANDBETWEEN(7;21)/100) + [.S20]" office:value-type="float" office:value="8785.94359959428" calcext:value-type="float">
            <text:p>8785.9435995943</text:p>
          </table:table-cell>
          <table:table-cell table:formula="of:=[.T20]*(RANDBETWEEN(7;21)/100) + [.T20]" office:value-type="float" office:value="7292.53326396948" calcext:value-type="float">
            <text:p>7292.5332639695</text:p>
          </table:table-cell>
          <table:table-cell table:formula="of:=[.U20]*(RANDBETWEEN(7;21)/100) + [.U20]" office:value-type="float" office:value="9291.36650959681" calcext:value-type="float">
            <text:p>9291.3665095968</text:p>
          </table:table-cell>
          <table:table-cell table:formula="of:=[.V20]*(RANDBETWEEN(7;21)/100) + [.V20]" office:value-type="float" office:value="9237.32543179541" calcext:value-type="float">
            <text:p>9237.3254317954</text:p>
          </table:table-cell>
          <table:table-cell table:formula="of:=[.W20]*(RANDBETWEEN(7;21)/100) + [.W20]" office:value-type="float" office:value="8400.02692425188" calcext:value-type="float">
            <text:p>8400.0269242519</text:p>
          </table:table-cell>
          <table:table-cell table:formula="of:=[.X20]*(RANDBETWEEN(7;21)/100) + [.X20]" office:value-type="float" office:value="7234.32724744364" calcext:value-type="float">
            <text:p>7234.3272474437</text:p>
          </table:table-cell>
          <table:table-cell table:formula="of:=[.Y20]*(RANDBETWEEN(7;21)/100) + [.Y20]" office:value-type="float" office:value="9831.75745317998" calcext:value-type="float">
            <text:p>9831.75745318</text:p>
          </table:table-cell>
          <table:table-cell table:formula="of:=[.Z20]*(RANDBETWEEN(7;21)/100) + [.Z20]" office:value-type="float" office:value="11116.6154145596" calcext:value-type="float">
            <text:p>11116.6154145596</text:p>
          </table:table-cell>
          <table:table-cell table:formula="of:=[.AA20]*(RANDBETWEEN(7;21)/100) + [.AA20]" office:value-type="float" office:value="9156.7133126045" calcext:value-type="float">
            <text:p>9156.7133126045</text:p>
          </table:table-cell>
          <table:table-cell table:formula="of:=[.AB20]*(RANDBETWEEN(7;21)/100) + [.AB20]" office:value-type="float" office:value="10082.7841250336" calcext:value-type="float">
            <text:p>10082.7841250336</text:p>
          </table:table-cell>
          <table:table-cell table:formula="of:=[.AC20]*(RANDBETWEEN(7;21)/100) + [.AC20]" office:value-type="float" office:value="8876.48480538538" calcext:value-type="float">
            <text:p>8876.4848053854</text:p>
          </table:table-cell>
          <table:table-cell table:formula="of:=[.AD20]*(RANDBETWEEN(7;21)/100) + [.AD20]" office:value-type="float" office:value="8715.98015806567" calcext:value-type="float">
            <text:p>8715.9801580657</text:p>
          </table:table-cell>
          <table:table-cell table:formula="of:=[.AE20]*(RANDBETWEEN(7;21)/100) + [.AE20]" office:value-type="float" office:value="9421.99032295405" calcext:value-type="float">
            <text:p>9421.9903229541</text:p>
          </table:table-cell>
        </table:table-row>
        <table:table-row table:style-name="ro1">
          <table:table-cell office:value-type="string" calcext:value-type="string">
            <text:p>Year 18</text:p>
          </table:table-cell>
          <table:table-cell table:formula="of:=[.B21]*(RANDBETWEEN(7;21)/100) + [.B21]" office:value-type="float" office:value="10278.2418293319" calcext:value-type="float">
            <text:p>10278.2418293319</text:p>
          </table:table-cell>
          <table:table-cell table:formula="of:=[.C21]*(RANDBETWEEN(7;21)/100) + [.C21]" office:value-type="float" office:value="9939.40962023904" calcext:value-type="float">
            <text:p>9939.409620239</text:p>
          </table:table-cell>
          <table:table-cell table:formula="of:=[.D21]*(RANDBETWEEN(7;21)/100) + [.D21]" office:value-type="float" office:value="8685.55324018205" calcext:value-type="float">
            <text:p>8685.5532401821</text:p>
          </table:table-cell>
          <table:table-cell table:formula="of:=[.E21]*(RANDBETWEEN(7;21)/100) + [.E21]" office:value-type="float" office:value="8386.64973255534" calcext:value-type="float">
            <text:p>8386.6497325553</text:p>
          </table:table-cell>
          <table:table-cell table:formula="of:=[.F21]*(RANDBETWEEN(7;21)/100) + [.F21]" office:value-type="float" office:value="9463.86104228534" calcext:value-type="float">
            <text:p>9463.8610422854</text:p>
          </table:table-cell>
          <table:table-cell table:formula="of:=[.G21]*(RANDBETWEEN(7;21)/100) + [.G21]" office:value-type="float" office:value="10346.3521404643" calcext:value-type="float">
            <text:p>10346.3521404643</text:p>
          </table:table-cell>
          <table:table-cell table:formula="of:=[.H21]*(RANDBETWEEN(7;21)/100) + [.H21]" office:value-type="float" office:value="12345.1458480995" calcext:value-type="float">
            <text:p>12345.1458480995</text:p>
          </table:table-cell>
          <table:table-cell table:formula="of:=[.I21]*(RANDBETWEEN(7;21)/100) + [.I21]" office:value-type="float" office:value="13098.4773949075" calcext:value-type="float">
            <text:p>13098.4773949075</text:p>
          </table:table-cell>
          <table:table-cell table:formula="of:=[.J21]*(RANDBETWEEN(7;21)/100) + [.J21]" office:value-type="float" office:value="9863.23513449245" calcext:value-type="float">
            <text:p>9863.2351344925</text:p>
          </table:table-cell>
          <table:table-cell table:formula="of:=[.K21]*(RANDBETWEEN(7;21)/100) + [.K21]" office:value-type="float" office:value="9042.72449858995" calcext:value-type="float">
            <text:p>9042.72449859</text:p>
          </table:table-cell>
          <table:table-cell table:formula="of:=[.L21]*(RANDBETWEEN(7;21)/100) + [.L21]" office:value-type="float" office:value="8938.16787472719" calcext:value-type="float">
            <text:p>8938.1678747272</text:p>
          </table:table-cell>
          <table:table-cell table:formula="of:=[.M21]*(RANDBETWEEN(7;21)/100) + [.M21]" office:value-type="float" office:value="9621.67607322288" calcext:value-type="float">
            <text:p>9621.6760732229</text:p>
          </table:table-cell>
          <table:table-cell table:formula="of:=[.N21]*(RANDBETWEEN(7;21)/100) + [.N21]" office:value-type="float" office:value="12056.6022465339" calcext:value-type="float">
            <text:p>12056.6022465339</text:p>
          </table:table-cell>
          <table:table-cell table:formula="of:=[.O21]*(RANDBETWEEN(7;21)/100) + [.O21]" office:value-type="float" office:value="14653.494916659" calcext:value-type="float">
            <text:p>14653.494916659</text:p>
          </table:table-cell>
          <table:table-cell table:formula="of:=[.P21]*(RANDBETWEEN(7;21)/100) + [.P21]" office:value-type="float" office:value="11256.510562694" calcext:value-type="float">
            <text:p>11256.510562694</text:p>
          </table:table-cell>
          <table:table-cell table:formula="of:=[.Q21]*(RANDBETWEEN(7;21)/100) + [.Q21]" office:value-type="float" office:value="11629.4402008591" calcext:value-type="float">
            <text:p>11629.4402008591</text:p>
          </table:table-cell>
          <table:table-cell table:formula="of:=[.R21]*(RANDBETWEEN(7;21)/100) + [.R21]" office:value-type="float" office:value="9305.02393665162" calcext:value-type="float">
            <text:p>9305.0239366516</text:p>
          </table:table-cell>
          <table:table-cell table:formula="of:=[.S21]*(RANDBETWEEN(7;21)/100) + [.S21]" office:value-type="float" office:value="10543.1323195131" calcext:value-type="float">
            <text:p>10543.1323195131</text:p>
          </table:table-cell>
          <table:table-cell table:formula="of:=[.T21]*(RANDBETWEEN(7;21)/100) + [.T21]" office:value-type="float" office:value="8386.41325356491" calcext:value-type="float">
            <text:p>8386.4132535649</text:p>
          </table:table-cell>
          <table:table-cell table:formula="of:=[.U21]*(RANDBETWEEN(7;21)/100) + [.U21]" office:value-type="float" office:value="10313.4168256525" calcext:value-type="float">
            <text:p>10313.4168256525</text:p>
          </table:table-cell>
          <table:table-cell table:formula="of:=[.V21]*(RANDBETWEEN(7;21)/100) + [.V21]" office:value-type="float" office:value="10161.057974975" calcext:value-type="float">
            <text:p>10161.057974975</text:p>
          </table:table-cell>
          <table:table-cell table:formula="of:=[.W21]*(RANDBETWEEN(7;21)/100) + [.W21]" office:value-type="float" office:value="8988.02880894952" calcext:value-type="float">
            <text:p>8988.0288089495</text:p>
          </table:table-cell>
          <table:table-cell table:formula="of:=[.X21]*(RANDBETWEEN(7;21)/100) + [.X21]" office:value-type="float" office:value="7813.07342723914" calcext:value-type="float">
            <text:p>7813.0734272391</text:p>
          </table:table-cell>
          <table:table-cell table:formula="of:=[.Y21]*(RANDBETWEEN(7;21)/100) + [.Y21]" office:value-type="float" office:value="10814.933198498" calcext:value-type="float">
            <text:p>10814.933198498</text:p>
          </table:table-cell>
          <table:table-cell table:formula="of:=[.Z21]*(RANDBETWEEN(7;21)/100) + [.Z21]" office:value-type="float" office:value="11894.7784935788" calcext:value-type="float">
            <text:p>11894.7784935788</text:p>
          </table:table-cell>
          <table:table-cell table:formula="of:=[.AA21]*(RANDBETWEEN(7;21)/100) + [.AA21]" office:value-type="float" office:value="10621.7874426212" calcext:value-type="float">
            <text:p>10621.7874426212</text:p>
          </table:table-cell>
          <table:table-cell table:formula="of:=[.AB21]*(RANDBETWEEN(7;21)/100) + [.AB21]" office:value-type="float" office:value="11696.0295850389" calcext:value-type="float">
            <text:p>11696.0295850389</text:p>
          </table:table-cell>
          <table:table-cell table:formula="of:=[.AC21]*(RANDBETWEEN(7;21)/100) + [.AC21]" office:value-type="float" office:value="10385.4872223009" calcext:value-type="float">
            <text:p>10385.4872223009</text:p>
          </table:table-cell>
          <table:table-cell table:formula="of:=[.AD21]*(RANDBETWEEN(7;21)/100) + [.AD21]" office:value-type="float" office:value="9849.05757861421" calcext:value-type="float">
            <text:p>9849.0575786142</text:p>
          </table:table-cell>
          <table:table-cell table:formula="of:=[.AE21]*(RANDBETWEEN(7;21)/100) + [.AE21]" office:value-type="float" office:value="10835.2888713972" calcext:value-type="float">
            <text:p>10835.2888713972</text:p>
          </table:table-cell>
        </table:table-row>
        <table:table-row table:style-name="ro1">
          <table:table-cell office:value-type="string" calcext:value-type="string">
            <text:p>Year 19</text:p>
          </table:table-cell>
          <table:table-cell table:formula="of:=[.B22]*(RANDBETWEEN(7;21)/100) + [.B22]" office:value-type="float" office:value="10997.7187573851" calcext:value-type="float">
            <text:p>10997.7187573851</text:p>
          </table:table-cell>
          <table:table-cell table:formula="of:=[.C22]*(RANDBETWEEN(7;21)/100) + [.C22]" office:value-type="float" office:value="10734.5623898582" calcext:value-type="float">
            <text:p>10734.5623898582</text:p>
          </table:table-cell>
          <table:table-cell table:formula="of:=[.D22]*(RANDBETWEEN(7;21)/100) + [.D22]" office:value-type="float" office:value="9293.5419669948" calcext:value-type="float">
            <text:p>9293.5419669948</text:p>
          </table:table-cell>
          <table:table-cell table:formula="of:=[.E22]*(RANDBETWEEN(7;21)/100) + [.E22]" office:value-type="float" office:value="9980.11318174085" calcext:value-type="float">
            <text:p>9980.1131817409</text:p>
          </table:table-cell>
          <table:table-cell table:formula="of:=[.F22]*(RANDBETWEEN(7;21)/100) + [.F22]" office:value-type="float" office:value="10504.8857569367" calcext:value-type="float">
            <text:p>10504.8857569367</text:p>
          </table:table-cell>
          <table:table-cell table:formula="of:=[.G22]*(RANDBETWEEN(7;21)/100) + [.G22]" office:value-type="float" office:value="12208.6955257478" calcext:value-type="float">
            <text:p>12208.6955257478</text:p>
          </table:table-cell>
          <table:table-cell table:formula="of:=[.H22]*(RANDBETWEEN(7;21)/100) + [.H22]" office:value-type="float" office:value="13332.7575159475" calcext:value-type="float">
            <text:p>13332.7575159475</text:p>
          </table:table-cell>
          <table:table-cell table:formula="of:=[.I22]*(RANDBETWEEN(7;21)/100) + [.I22]" office:value-type="float" office:value="15063.2490041436" calcext:value-type="float">
            <text:p>15063.2490041436</text:p>
          </table:table-cell>
          <table:table-cell table:formula="of:=[.J22]*(RANDBETWEEN(7;21)/100) + [.J22]" office:value-type="float" office:value="11441.3527560112" calcext:value-type="float">
            <text:p>11441.3527560112</text:p>
          </table:table-cell>
          <table:table-cell table:formula="of:=[.K22]*(RANDBETWEEN(7;21)/100) + [.K22]" office:value-type="float" office:value="10851.2693983079" calcext:value-type="float">
            <text:p>10851.2693983079</text:p>
          </table:table-cell>
          <table:table-cell table:formula="of:=[.L22]*(RANDBETWEEN(7;21)/100) + [.L22]" office:value-type="float" office:value="10547.0380921781" calcext:value-type="float">
            <text:p>10547.0380921781</text:p>
          </table:table-cell>
          <table:table-cell table:formula="of:=[.M22]*(RANDBETWEEN(7;21)/100) + [.M22]" office:value-type="float" office:value="10680.0604412774" calcext:value-type="float">
            <text:p>10680.0604412774</text:p>
          </table:table-cell>
          <table:table-cell table:formula="of:=[.N22]*(RANDBETWEEN(7;21)/100) + [.N22]" office:value-type="float" office:value="12900.5644037913" calcext:value-type="float">
            <text:p>12900.5644037913</text:p>
          </table:table-cell>
          <table:table-cell table:formula="of:=[.O22]*(RANDBETWEEN(7;21)/100) + [.O22]" office:value-type="float" office:value="16851.5191541579" calcext:value-type="float">
            <text:p>16851.5191541579</text:p>
          </table:table-cell>
          <table:table-cell table:formula="of:=[.P22]*(RANDBETWEEN(7;21)/100) + [.P22]" office:value-type="float" office:value="12382.1616189634" calcext:value-type="float">
            <text:p>12382.1616189634</text:p>
          </table:table-cell>
          <table:table-cell table:formula="of:=[.Q22]*(RANDBETWEEN(7;21)/100) + [.Q22]" office:value-type="float" office:value="13606.4450350052" calcext:value-type="float">
            <text:p>13606.4450350052</text:p>
          </table:table-cell>
          <table:table-cell table:formula="of:=[.R22]*(RANDBETWEEN(7;21)/100) + [.R22]" office:value-type="float" office:value="10328.5765696833" calcext:value-type="float">
            <text:p>10328.5765696833</text:p>
          </table:table-cell>
          <table:table-cell table:formula="of:=[.S22]*(RANDBETWEEN(7;21)/100) + [.S22]" office:value-type="float" office:value="12230.0334906352" calcext:value-type="float">
            <text:p>12230.0334906352</text:p>
          </table:table-cell>
          <table:table-cell table:formula="of:=[.T22]*(RANDBETWEEN(7;21)/100) + [.T22]" office:value-type="float" office:value="9141.19044638575" calcext:value-type="float">
            <text:p>9141.1904463858</text:p>
          </table:table-cell>
          <table:table-cell table:formula="of:=[.U22]*(RANDBETWEEN(7;21)/100) + [.U22]" office:value-type="float" office:value="11138.4901717047" calcext:value-type="float">
            <text:p>11138.4901717047</text:p>
          </table:table-cell>
          <table:table-cell table:formula="of:=[.V22]*(RANDBETWEEN(7;21)/100) + [.V22]" office:value-type="float" office:value="11481.9955117217" calcext:value-type="float">
            <text:p>11481.9955117217</text:p>
          </table:table-cell>
          <table:table-cell table:formula="of:=[.W22]*(RANDBETWEEN(7;21)/100) + [.W22]" office:value-type="float" office:value="9886.83168984447" calcext:value-type="float">
            <text:p>9886.8316898445</text:p>
          </table:table-cell>
          <table:table-cell table:formula="of:=[.X22]*(RANDBETWEEN(7;21)/100) + [.X22]" office:value-type="float" office:value="8828.77297278022" calcext:value-type="float">
            <text:p>8828.7729727802</text:p>
          </table:table-cell>
          <table:table-cell table:formula="of:=[.Y22]*(RANDBETWEEN(7;21)/100) + [.Y22]" office:value-type="float" office:value="12761.6211742276" calcext:value-type="float">
            <text:p>12761.6211742276</text:p>
          </table:table-cell>
          <table:table-cell table:formula="of:=[.Z22]*(RANDBETWEEN(7;21)/100) + [.Z22]" office:value-type="float" office:value="13560.0474826798" calcext:value-type="float">
            <text:p>13560.0474826798</text:p>
          </table:table-cell>
          <table:table-cell table:formula="of:=[.AA22]*(RANDBETWEEN(7;21)/100) + [.AA22]" office:value-type="float" office:value="11896.4019357358" calcext:value-type="float">
            <text:p>11896.4019357358</text:p>
          </table:table-cell>
          <table:table-cell table:formula="of:=[.AB22]*(RANDBETWEEN(7;21)/100) + [.AB22]" office:value-type="float" office:value="13684.3546144955" calcext:value-type="float">
            <text:p>13684.3546144955</text:p>
          </table:table-cell>
          <table:table-cell table:formula="of:=[.AC22]*(RANDBETWEEN(7;21)/100) + [.AC22]" office:value-type="float" office:value="11839.455433423" calcext:value-type="float">
            <text:p>11839.455433423</text:p>
          </table:table-cell>
          <table:table-cell table:formula="of:=[.AD22]*(RANDBETWEEN(7;21)/100) + [.AD22]" office:value-type="float" office:value="10636.9821849033" calcext:value-type="float">
            <text:p>10636.9821849033</text:p>
          </table:table-cell>
          <table:table-cell table:formula="of:=[.AE22]*(RANDBETWEEN(7;21)/100) + [.AE22]" office:value-type="float" office:value="11593.759092395" calcext:value-type="float">
            <text:p>11593.759092395</text:p>
          </table:table-cell>
        </table:table-row>
        <table:table-row table:style-name="ro1">
          <table:table-cell office:value-type="string" calcext:value-type="string">
            <text:p>Year 20</text:p>
          </table:table-cell>
          <table:table-cell table:formula="of:=[.B23]*(RANDBETWEEN(7;21)/100) + [.B23]" office:value-type="float" office:value="12427.4221958451" calcext:value-type="float">
            <text:p>12427.4221958451</text:p>
          </table:table-cell>
          <table:table-cell table:formula="of:=[.C23]*(RANDBETWEEN(7;21)/100) + [.C23]" office:value-type="float" office:value="12022.7098766411" calcext:value-type="float">
            <text:p>12022.7098766411</text:p>
          </table:table-cell>
          <table:table-cell table:formula="of:=[.D23]*(RANDBETWEEN(7;21)/100) + [.D23]" office:value-type="float" office:value="10687.573262044" calcext:value-type="float">
            <text:p>10687.573262044</text:p>
          </table:table-cell>
          <table:table-cell table:formula="of:=[.E23]*(RANDBETWEEN(7;21)/100) + [.E23]" office:value-type="float" office:value="11277.5278953672" calcext:value-type="float">
            <text:p>11277.5278953672</text:p>
          </table:table-cell>
          <table:table-cell table:formula="of:=[.F23]*(RANDBETWEEN(7;21)/100) + [.F23]" office:value-type="float" office:value="11660.4231901998" calcext:value-type="float">
            <text:p>11660.4231901998</text:p>
          </table:table-cell>
          <table:table-cell table:formula="of:=[.G23]*(RANDBETWEEN(7;21)/100) + [.G23]" office:value-type="float" office:value="14772.5215861549" calcext:value-type="float">
            <text:p>14772.5215861549</text:p>
          </table:table-cell>
          <table:table-cell table:formula="of:=[.H23]*(RANDBETWEEN(7;21)/100) + [.H23]" office:value-type="float" office:value="14932.6884178612" calcext:value-type="float">
            <text:p>14932.6884178612</text:p>
          </table:table-cell>
          <table:table-cell table:formula="of:=[.I23]*(RANDBETWEEN(7;21)/100) + [.I23]" office:value-type="float" office:value="17322.7363547652" calcext:value-type="float">
            <text:p>17322.7363547652</text:p>
          </table:table-cell>
          <table:table-cell table:formula="of:=[.J23]*(RANDBETWEEN(7;21)/100) + [.J23]" office:value-type="float" office:value="12699.9015591725" calcext:value-type="float">
            <text:p>12699.9015591725</text:p>
          </table:table-cell>
          <table:table-cell table:formula="of:=[.K23]*(RANDBETWEEN(7;21)/100) + [.K23]" office:value-type="float" office:value="12913.0105839865" calcext:value-type="float">
            <text:p>12913.0105839865</text:p>
          </table:table-cell>
          <table:table-cell table:formula="of:=[.L23]*(RANDBETWEEN(7;21)/100) + [.L23]" office:value-type="float" office:value="11601.7419013959" calcext:value-type="float">
            <text:p>11601.7419013959</text:p>
          </table:table-cell>
          <table:table-cell table:formula="of:=[.M23]*(RANDBETWEEN(7;21)/100) + [.M23]" office:value-type="float" office:value="12709.2719251201" calcext:value-type="float">
            <text:p>12709.2719251201</text:p>
          </table:table-cell>
          <table:table-cell table:formula="of:=[.N23]*(RANDBETWEEN(7;21)/100) + [.N23]" office:value-type="float" office:value="14835.64906436" calcext:value-type="float">
            <text:p>14835.64906436</text:p>
          </table:table-cell>
          <table:table-cell table:formula="of:=[.O23]*(RANDBETWEEN(7;21)/100) + [.O23]" office:value-type="float" office:value="19716.2774103647" calcext:value-type="float">
            <text:p>19716.2774103647</text:p>
          </table:table-cell>
          <table:table-cell table:formula="of:=[.P23]*(RANDBETWEEN(7;21)/100) + [.P23]" office:value-type="float" office:value="14363.3074779975" calcext:value-type="float">
            <text:p>14363.3074779975</text:p>
          </table:table-cell>
          <table:table-cell table:formula="of:=[.Q23]*(RANDBETWEEN(7;21)/100) + [.Q23]" office:value-type="float" office:value="16327.7340420062" calcext:value-type="float">
            <text:p>16327.7340420062</text:p>
          </table:table-cell>
          <table:table-cell table:formula="of:=[.R23]*(RANDBETWEEN(7;21)/100) + [.R23]" office:value-type="float" office:value="12084.4345865295" calcext:value-type="float">
            <text:p>12084.4345865295</text:p>
          </table:table-cell>
          <table:table-cell table:formula="of:=[.S23]*(RANDBETWEEN(7;21)/100) + [.S23]" office:value-type="float" office:value="13086.1358349797" calcext:value-type="float">
            <text:p>13086.1358349797</text:p>
          </table:table-cell>
          <table:table-cell table:formula="of:=[.T23]*(RANDBETWEEN(7;21)/100) + [.T23]" office:value-type="float" office:value="10878.016631199" calcext:value-type="float">
            <text:p>10878.016631199</text:p>
          </table:table-cell>
          <table:table-cell table:formula="of:=[.U23]*(RANDBETWEEN(7;21)/100) + [.U23]" office:value-type="float" office:value="12029.569385441" calcext:value-type="float">
            <text:p>12029.569385441</text:p>
          </table:table-cell>
          <table:table-cell table:formula="of:=[.V23]*(RANDBETWEEN(7;21)/100) + [.V23]" office:value-type="float" office:value="13663.5746589488" calcext:value-type="float">
            <text:p>13663.5746589488</text:p>
          </table:table-cell>
          <table:table-cell table:formula="of:=[.W23]*(RANDBETWEEN(7;21)/100) + [.W23]" office:value-type="float" office:value="11666.4613940165" calcext:value-type="float">
            <text:p>11666.4613940165</text:p>
          </table:table-cell>
          <table:table-cell table:formula="of:=[.X23]*(RANDBETWEEN(7;21)/100) + [.X23]" office:value-type="float" office:value="9888.22572951385" calcext:value-type="float">
            <text:p>9888.2257295139</text:p>
          </table:table-cell>
          <table:table-cell table:formula="of:=[.Y23]*(RANDBETWEEN(7;21)/100) + [.Y23]" office:value-type="float" office:value="14803.480562104" calcext:value-type="float">
            <text:p>14803.480562104</text:p>
          </table:table-cell>
          <table:table-cell table:formula="of:=[.Z23]*(RANDBETWEEN(7;21)/100) + [.Z23]" office:value-type="float" office:value="15594.0546050818" calcext:value-type="float">
            <text:p>15594.0546050818</text:p>
          </table:table-cell>
          <table:table-cell table:formula="of:=[.AA23]*(RANDBETWEEN(7;21)/100) + [.AA23]" office:value-type="float" office:value="12967.078109952" calcext:value-type="float">
            <text:p>12967.078109952</text:p>
          </table:table-cell>
          <table:table-cell table:formula="of:=[.AB23]*(RANDBETWEEN(7;21)/100) + [.AB23]" office:value-type="float" office:value="16010.6948989598" calcext:value-type="float">
            <text:p>16010.6948989598</text:p>
          </table:table-cell>
          <table:table-cell table:formula="of:=[.AC23]*(RANDBETWEEN(7;21)/100) + [.AC23]" office:value-type="float" office:value="14207.3465201076" calcext:value-type="float">
            <text:p>14207.3465201076</text:p>
          </table:table-cell>
          <table:table-cell table:formula="of:=[.AD23]*(RANDBETWEEN(7;21)/100) + [.AD23]" office:value-type="float" office:value="12658.008800035" calcext:value-type="float">
            <text:p>12658.008800035</text:p>
          </table:table-cell>
          <table:table-cell table:formula="of:=[.AE23]*(RANDBETWEEN(7;21)/100) + [.AE23]" office:value-type="float" office:value="12405.3222288626" calcext:value-type="float">
            <text:p>12405.3222288626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Average pop:</text:p>
          </table:table-cell>
          <table:table-cell table:formula="of:=AVERAGE([.B24:.AE24])" office:value-type="float" office:value="13407.0966896338" calcext:value-type="float">
            <text:p>13407.09668963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Standard Dev:</text:p>
          </table:table-cell>
          <table:table-cell table:formula="of:=STDEV([.B24:.AE24])" office:value-type="float" office:value="2155.17016183477" calcext:value-type="float">
            <text:p>2155.170161834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Min:</text:p>
          </table:table-cell>
          <table:table-cell table:formula="of:=MIN([.B24:.AE24])" office:value-type="float" office:value="9888.22572951385" calcext:value-type="float">
            <text:p>9888.2257295139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Max:</text:p>
          </table:table-cell>
          <table:table-cell table:formula="of:=MAX([.B24:.AE24])" office:value-type="float" office:value="19716.2774103647" calcext:value-type="float">
            <text:p>19716.2774103647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Range:</text:p>
          </table:table-cell>
          <table:table-cell table:formula="of:=[.J30]-[.J29]" office:value-type="float" office:value="9828.05168085089" calcext:value-type="float">
            <text:p>9828.0516808509</text:p>
          </table:table-cell>
          <table:table-cell table:number-columns-repeated="21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Refinement 3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18:35.494780204</meta:creation-date>
    <dc:date>2015-02-19T17:21:08.800704108</dc:date>
    <meta:editing-duration>PT30M56S</meta:editing-duration>
    <meta:editing-cycles>3</meta:editing-cycles>
    <meta:generator>LibreOffice/4.2.7.2$Linux_X86_64 LibreOffice_project/420m0$Build-2</meta:generator>
    <meta:document-statistic meta:table-count="3" meta:cell-count="8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58cm" svg:height="7.173cm" xlink:href=".." xlink:type="simple" chart:class="chart:line" chart:style-name="ch1">
        <chart:legend chart:legend-position="end" svg:x="7.006cm" svg:y="3.287cm" style:legend-expansion="high" chart:style-name="ch2"/>
        <chart:plot-area chart:style-name="ch3" table:cell-range-address="Sheet1.A5:Sheet1.B25" chart:data-source-has-labels="column" svg:x="0.197cm" svg:y="0.143cm" svg:width="6.612cm" svg:height="6.887cm">
          <chartooo:coordinate-region svg:x="1.374cm" svg:y="0.342cm" svg:width="5.293cm" svg:height="5.352cm"/>
          <chart:axis chart:dimension="x" chart:name="primary-x" chart:style-name="ch4" chartooo:axis-type="auto">
            <chartooo:date-scale/>
            <chart:categories table:cell-range-address="Sheet1.A5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25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ear 1</text:p>
                <draw:g>
                  <svg:desc>Sheet1.A5:Sheet1.A25</svg:desc>
                </draw:g>
              </table:table-cell>
              <table:table-cell office:value-type="float" office:value="1120">
                <text:p>1120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1254.4">
                <text:p>1254.4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1404.928">
                <text:p>1404.928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1573.51936">
                <text:p>1573.51936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1762.3416832">
                <text:p>1762.3416832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1973.822685184">
                <text:p>1973.822685184</text:p>
              </table:table-cell>
            </table:table-row>
            <table:table-row>
              <table:table-cell office:value-type="string">
                <text:p>Year 7</text:p>
              </table:table-cell>
              <table:table-cell office:value-type="float" office:value="2210.68140740608">
                <text:p>2210.68140740608</text:p>
              </table:table-cell>
            </table:table-row>
            <table:table-row>
              <table:table-cell office:value-type="string">
                <text:p>Year 8</text:p>
              </table:table-cell>
              <table:table-cell office:value-type="float" office:value="2475.96317629481">
                <text:p>2475.96317629481</text:p>
              </table:table-cell>
            </table:table-row>
            <table:table-row>
              <table:table-cell office:value-type="string">
                <text:p>Year 9</text:p>
              </table:table-cell>
              <table:table-cell office:value-type="float" office:value="2773.07875745019">
                <text:p>2773.07875745019</text:p>
              </table:table-cell>
            </table:table-row>
            <table:table-row>
              <table:table-cell office:value-type="string">
                <text:p>Year 10</text:p>
              </table:table-cell>
              <table:table-cell office:value-type="float" office:value="3105.84820834421">
                <text:p>3105.84820834421</text:p>
              </table:table-cell>
            </table:table-row>
            <table:table-row>
              <table:table-cell office:value-type="string">
                <text:p>Year 11</text:p>
              </table:table-cell>
              <table:table-cell office:value-type="float" office:value="3478.54999334551">
                <text:p>3478.54999334551</text:p>
              </table:table-cell>
            </table:table-row>
            <table:table-row>
              <table:table-cell office:value-type="string">
                <text:p>Year 12</text:p>
              </table:table-cell>
              <table:table-cell office:value-type="float" office:value="3895.97599254698">
                <text:p>3895.97599254698</text:p>
              </table:table-cell>
            </table:table-row>
            <table:table-row>
              <table:table-cell office:value-type="string">
                <text:p>Year 13</text:p>
              </table:table-cell>
              <table:table-cell office:value-type="float" office:value="4363.49311165261">
                <text:p>4363.49311165261</text:p>
              </table:table-cell>
            </table:table-row>
            <table:table-row>
              <table:table-cell office:value-type="string">
                <text:p>Year 14</text:p>
              </table:table-cell>
              <table:table-cell office:value-type="float" office:value="4887.11228505093">
                <text:p>4887.11228505093</text:p>
              </table:table-cell>
            </table:table-row>
            <table:table-row>
              <table:table-cell office:value-type="string">
                <text:p>Year 15</text:p>
              </table:table-cell>
              <table:table-cell office:value-type="float" office:value="5473.56575925704">
                <text:p>5473.56575925704</text:p>
              </table:table-cell>
            </table:table-row>
            <table:table-row>
              <table:table-cell office:value-type="string">
                <text:p>Year 16</text:p>
              </table:table-cell>
              <table:table-cell office:value-type="float" office:value="6130.39365036788">
                <text:p>6130.39365036788</text:p>
              </table:table-cell>
            </table:table-row>
            <table:table-row>
              <table:table-cell office:value-type="string">
                <text:p>Year 17</text:p>
              </table:table-cell>
              <table:table-cell office:value-type="float" office:value="6866.04088841203">
                <text:p>6866.04088841203</text:p>
              </table:table-cell>
            </table:table-row>
            <table:table-row>
              <table:table-cell office:value-type="string">
                <text:p>Year 18</text:p>
              </table:table-cell>
              <table:table-cell office:value-type="float" office:value="7689.96579502147">
                <text:p>7689.96579502147</text:p>
              </table:table-cell>
            </table:table-row>
            <table:table-row>
              <table:table-cell office:value-type="string">
                <text:p>Year 19</text:p>
              </table:table-cell>
              <table:table-cell office:value-type="float" office:value="8612.76169042405">
                <text:p>8612.76169042405</text:p>
              </table:table-cell>
            </table:table-row>
            <table:table-row>
              <table:table-cell office:value-type="string">
                <text:p>Year 20</text:p>
              </table:table-cell>
              <table:table-cell office:value-type="float" office:value="9646.29309327494">
                <text:p>9646.29309327494</text:p>
              </table:table-cell>
            </table:table-row>
            <table:table-row>
              <table:table-cell office:value-type="string">
                <text:p>Year 21</text:p>
              </table:table-cell>
              <table:table-cell office:value-type="float" office:value="10803.8482644679">
                <text:p>10803.8482644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A29:Sheet1.E48" chart:data-source-has-labels="column" svg:x="0.32cm" svg:y="0.18cm" svg:width="12.508cm" svg:height="8.64cm">
          <chartooo:coordinate-region svg:x="1.418cm" svg:y="0.379cm" svg:width="10.839cm" svg:height="8.242cm"/>
          <chart:axis chart:dimension="x" chart:name="primary-x" chart:style-name="ch4" chartooo:axis-type="auto">
            <chartooo:date-scale/>
            <chart:categories table:cell-range-address="Sheet1.A29:Sheet1.A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48" chart:class="chart:line">
            <chart:data-point chart:repeated="20"/>
          </chart:series>
          <chart:series chart:style-name="ch7" chart:values-cell-range-address="Sheet1.C29:Sheet1.C48" chart:class="chart:line">
            <chart:data-point chart:repeated="20"/>
          </chart:series>
          <chart:series chart:style-name="ch8" chart:values-cell-range-address="Sheet1.D29:Sheet1.D48" chart:class="chart:line">
            <chart:data-point chart:repeated="20"/>
          </chart:series>
          <chart:series chart:style-name="ch9" chart:values-cell-range-address="Sheet1.E29:Sheet1.E48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Year 1</text:p>
                <draw:g>
                  <svg:desc>Sheet1.A29:Sheet1.A48</svg:desc>
                </draw:g>
              </table:table-cell>
              <table:table-cell office:value-type="float" office:value="1080">
                <text:p>1080</text:p>
                <draw:g>
                  <svg:desc>Sheet1.B29:Sheet1.B48</svg:desc>
                </draw:g>
              </table:table-cell>
              <table:table-cell office:value-type="float" office:value="1040">
                <text:p>1040</text:p>
                <draw:g>
                  <svg:desc>Sheet1.C29:Sheet1.C48</svg:desc>
                </draw:g>
              </table:table-cell>
              <table:table-cell office:value-type="float" office:value="1000">
                <text:p>1000</text:p>
                <draw:g>
                  <svg:desc>Sheet1.D29:Sheet1.D48</svg:desc>
                </draw:g>
              </table:table-cell>
              <table:table-cell office:value-type="float" office:value="920">
                <text:p>920</text:p>
                <draw:g>
                  <svg:desc>Sheet1.E29:Sheet1.E48</svg:desc>
                </draw:g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1169.6">
                <text:p>1169.6</text:p>
              </table:table-cell>
              <table:table-cell office:value-type="float" office:value="1084.8">
                <text:p>1084.8</text:p>
              </table:table-cell>
              <table:table-cell office:value-type="float" office:value="1000">
                <text:p>1000</text:p>
              </table:table-cell>
              <table:table-cell office:value-type="float" office:value="830.4">
                <text:p>830.4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1269.952">
                <text:p>1269.952</text:p>
              </table:table-cell>
              <table:table-cell office:value-type="float" office:value="1134.976">
                <text:p>1134.976</text:p>
              </table:table-cell>
              <table:table-cell office:value-type="float" office:value="1000">
                <text:p>1000</text:p>
              </table:table-cell>
              <table:table-cell office:value-type="float" office:value="730.048">
                <text:p>730.048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1382.34624">
                <text:p>1382.34624</text:p>
              </table:table-cell>
              <table:table-cell office:value-type="float" office:value="1191.17312">
                <text:p>1191.17312</text:p>
              </table:table-cell>
              <table:table-cell office:value-type="float" office:value="1000">
                <text:p>1000</text:p>
              </table:table-cell>
              <table:table-cell office:value-type="float" office:value="617.65376">
                <text:p>617.65376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1508.2277888">
                <text:p>1508.2277888</text:p>
              </table:table-cell>
              <table:table-cell office:value-type="float" office:value="1254.1138944">
                <text:p>1254.1138944</text:p>
              </table:table-cell>
              <table:table-cell office:value-type="float" office:value="1000">
                <text:p>1000</text:p>
              </table:table-cell>
              <table:table-cell office:value-type="float" office:value="491.7722112">
                <text:p>491.7722112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1649.215123456">
                <text:p>1649.215123456</text:p>
              </table:table-cell>
              <table:table-cell office:value-type="float" office:value="1324.607561728">
                <text:p>1324.607561728</text:p>
              </table:table-cell>
              <table:table-cell office:value-type="float" office:value="1000">
                <text:p>1000</text:p>
              </table:table-cell>
              <table:table-cell office:value-type="float" office:value="350.784876544">
                <text:p>350.784876544</text:p>
              </table:table-cell>
            </table:table-row>
            <table:table-row>
              <table:table-cell office:value-type="string">
                <text:p>Year 7</text:p>
              </table:table-cell>
              <table:table-cell office:value-type="float" office:value="1807.12093827072">
                <text:p>1807.12093827072</text:p>
              </table:table-cell>
              <table:table-cell office:value-type="float" office:value="1403.56046913536">
                <text:p>1403.56046913536</text:p>
              </table:table-cell>
              <table:table-cell office:value-type="float" office:value="1000">
                <text:p>1000</text:p>
              </table:table-cell>
              <table:table-cell office:value-type="float" office:value="192.87906172928">
                <text:p>192.87906172928</text:p>
              </table:table-cell>
            </table:table-row>
            <table:table-row>
              <table:table-cell office:value-type="string">
                <text:p>Year 8</text:p>
              </table:table-cell>
              <table:table-cell office:value-type="float" office:value="1983.97545086321">
                <text:p>1983.97545086321</text:p>
              </table:table-cell>
              <table:table-cell office:value-type="float" office:value="1491.9877254316">
                <text:p>1491.9877254316</text:p>
              </table:table-cell>
              <table:table-cell office:value-type="float" office:value="1000">
                <text:p>1000</text:p>
              </table:table-cell>
              <table:table-cell office:value-type="float" office:value="16.0245491367939">
                <text:p>16.0245491367939</text:p>
              </table:table-cell>
            </table:table-row>
            <table:table-row>
              <table:table-cell office:value-type="string">
                <text:p>Year 9</text:p>
              </table:table-cell>
              <table:table-cell office:value-type="float" office:value="2182.05250496679">
                <text:p>2182.05250496679</text:p>
              </table:table-cell>
              <table:table-cell office:value-type="float" office:value="1591.0262524834">
                <text:p>1591.0262524834</text:p>
              </table:table-cell>
              <table:table-cell office:value-type="float" office:value="1000">
                <text:p>1000</text:p>
              </table:table-cell>
              <table:table-cell office:value-type="float" office:value="-182.052504966791">
                <text:p>-182.052504966791</text:p>
              </table:table-cell>
            </table:table-row>
            <table:table-row>
              <table:table-cell office:value-type="string">
                <text:p>Year 10</text:p>
              </table:table-cell>
              <table:table-cell office:value-type="float" office:value="2403.89880556281">
                <text:p>2403.89880556281</text:p>
              </table:table-cell>
              <table:table-cell office:value-type="float" office:value="1701.9494027814">
                <text:p>1701.9494027814</text:p>
              </table:table-cell>
              <table:table-cell office:value-type="float" office:value="1000">
                <text:p>1000</text:p>
              </table:table-cell>
              <table:table-cell office:value-type="float" office:value="-403.898805562806">
                <text:p>-403.898805562806</text:p>
              </table:table-cell>
            </table:table-row>
            <table:table-row>
              <table:table-cell office:value-type="string">
                <text:p>Year 11</text:p>
              </table:table-cell>
              <table:table-cell office:value-type="float" office:value="2652.36666223034">
                <text:p>2652.36666223034</text:p>
              </table:table-cell>
              <table:table-cell office:value-type="float" office:value="1826.18333111517">
                <text:p>1826.18333111517</text:p>
              </table:table-cell>
              <table:table-cell office:value-type="float" office:value="1000">
                <text:p>1000</text:p>
              </table:table-cell>
              <table:table-cell office:value-type="float" office:value="-652.366662230343">
                <text:p>-652.366662230343</text:p>
              </table:table-cell>
            </table:table-row>
            <table:table-row>
              <table:table-cell office:value-type="string">
                <text:p>Year 12</text:p>
              </table:table-cell>
              <table:table-cell office:value-type="float" office:value="2930.65066169798">
                <text:p>2930.65066169798</text:p>
              </table:table-cell>
              <table:table-cell office:value-type="float" office:value="1965.32533084899">
                <text:p>1965.32533084899</text:p>
              </table:table-cell>
              <table:table-cell office:value-type="float" office:value="1000">
                <text:p>1000</text:p>
              </table:table-cell>
              <table:table-cell office:value-type="float" office:value="-930.650661697984">
                <text:p>-930.650661697984</text:p>
              </table:table-cell>
            </table:table-row>
            <table:table-row>
              <table:table-cell office:value-type="string">
                <text:p>Year 13</text:p>
              </table:table-cell>
              <table:table-cell office:value-type="float" office:value="3242.32874110174">
                <text:p>3242.32874110174</text:p>
              </table:table-cell>
              <table:table-cell office:value-type="float" office:value="2121.16437055087">
                <text:p>2121.16437055087</text:p>
              </table:table-cell>
              <table:table-cell office:value-type="float" office:value="1000">
                <text:p>1000</text:p>
              </table:table-cell>
              <table:table-cell office:value-type="float" office:value="-1242.32874110174">
                <text:p>-1242.32874110174</text:p>
              </table:table-cell>
            </table:table-row>
            <table:table-row>
              <table:table-cell office:value-type="string">
                <text:p>Year 14</text:p>
              </table:table-cell>
              <table:table-cell office:value-type="float" office:value="3591.40819003395">
                <text:p>3591.40819003395</text:p>
              </table:table-cell>
              <table:table-cell office:value-type="float" office:value="2295.70409501698">
                <text:p>2295.70409501698</text:p>
              </table:table-cell>
              <table:table-cell office:value-type="float" office:value="1000">
                <text:p>1000</text:p>
              </table:table-cell>
              <table:table-cell office:value-type="float" office:value="-1591.40819003395">
                <text:p>-1591.40819003395</text:p>
              </table:table-cell>
            </table:table-row>
            <table:table-row>
              <table:table-cell office:value-type="string">
                <text:p>Year 15</text:p>
              </table:table-cell>
              <table:table-cell office:value-type="float" office:value="3982.37717283802">
                <text:p>3982.37717283802</text:p>
              </table:table-cell>
              <table:table-cell office:value-type="float" office:value="2491.18858641901">
                <text:p>2491.18858641901</text:p>
              </table:table-cell>
              <table:table-cell office:value-type="float" office:value="1000">
                <text:p>1000</text:p>
              </table:table-cell>
              <table:table-cell office:value-type="float" office:value="-1982.37717283802">
                <text:p>-1982.37717283802</text:p>
              </table:table-cell>
            </table:table-row>
            <table:table-row>
              <table:table-cell office:value-type="string">
                <text:p>Year 16</text:p>
              </table:table-cell>
              <table:table-cell office:value-type="float" office:value="4420.26243357859">
                <text:p>4420.26243357859</text:p>
              </table:table-cell>
              <table:table-cell office:value-type="float" office:value="2710.13121678929">
                <text:p>2710.13121678929</text:p>
              </table:table-cell>
              <table:table-cell office:value-type="float" office:value="1000">
                <text:p>1000</text:p>
              </table:table-cell>
              <table:table-cell office:value-type="float" office:value="-2420.26243357859">
                <text:p>-2420.26243357859</text:p>
              </table:table-cell>
            </table:table-row>
            <table:table-row>
              <table:table-cell office:value-type="string">
                <text:p>Year 17</text:p>
              </table:table-cell>
              <table:table-cell office:value-type="float" office:value="4910.69392560802">
                <text:p>4910.69392560802</text:p>
              </table:table-cell>
              <table:table-cell office:value-type="float" office:value="2955.34696280401">
                <text:p>2955.34696280401</text:p>
              </table:table-cell>
              <table:table-cell office:value-type="float" office:value="1000">
                <text:p>1000</text:p>
              </table:table-cell>
              <table:table-cell office:value-type="float" office:value="-2910.69392560802">
                <text:p>-2910.69392560802</text:p>
              </table:table-cell>
            </table:table-row>
            <table:table-row>
              <table:table-cell office:value-type="string">
                <text:p>Year 18</text:p>
              </table:table-cell>
              <table:table-cell office:value-type="float" office:value="5459.97719668098">
                <text:p>5459.97719668098</text:p>
              </table:table-cell>
              <table:table-cell office:value-type="float" office:value="3229.98859834049">
                <text:p>3229.98859834049</text:p>
              </table:table-cell>
              <table:table-cell office:value-type="float" office:value="1000">
                <text:p>1000</text:p>
              </table:table-cell>
              <table:table-cell office:value-type="float" office:value="-3459.97719668098">
                <text:p>-3459.97719668098</text:p>
              </table:table-cell>
            </table:table-row>
            <table:table-row>
              <table:table-cell office:value-type="string">
                <text:p>Year 19</text:p>
              </table:table-cell>
              <table:table-cell office:value-type="float" office:value="6075.1744602827">
                <text:p>6075.1744602827</text:p>
              </table:table-cell>
              <table:table-cell office:value-type="float" office:value="3537.58723014135">
                <text:p>3537.58723014135</text:p>
              </table:table-cell>
              <table:table-cell office:value-type="float" office:value="1000">
                <text:p>1000</text:p>
              </table:table-cell>
              <table:table-cell office:value-type="float" office:value="-4075.1744602827">
                <text:p>-4075.1744602827</text:p>
              </table:table-cell>
            </table:table-row>
            <table:table-row>
              <table:table-cell office:value-type="string">
                <text:p>Year 20</text:p>
              </table:table-cell>
              <table:table-cell office:value-type="float" office:value="6764.19539551662">
                <text:p>6764.19539551662</text:p>
              </table:table-cell>
              <table:table-cell office:value-type="float" office:value="3882.09769775831">
                <text:p>3882.09769775831</text:p>
              </table:table-cell>
              <table:table-cell office:value-type="float" office:value="1000">
                <text:p>1000</text:p>
              </table:table-cell>
              <table:table-cell office:value-type="float" office:value="-4764.19539551662">
                <text:p>-4764.195395516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82cm" svg:y="0.715cm" style:legend-expansion="high" chart:style-name="ch2"/>
        <chart:plot-area chart:style-name="ch3" table:cell-range-address="Sheet2.A5:Sheet2.AE24" chart:data-source-has-labels="column" svg:x="0.32cm" svg:y="0.18cm" svg:width="9.442cm" svg:height="8.64cm">
          <chartooo:coordinate-region svg:x="1.497cm" svg:y="0.379cm" svg:width="8.265cm" svg:height="7.106cm"/>
          <chart:axis chart:dimension="x" chart:name="primary-x" chart:style-name="ch4" chartooo:axis-type="auto">
            <chartooo:date-scale/>
            <chart:categories table:cell-range-address="Sheet2.A5:Sheet2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5:Sheet2.B24" chart:class="chart:line">
            <chart:data-point chart:repeated="20"/>
          </chart:series>
          <chart:series chart:style-name="ch7" chart:values-cell-range-address="Sheet2.C5:Sheet2.C24" chart:class="chart:line">
            <chart:data-point chart:repeated="20"/>
          </chart:series>
          <chart:series chart:style-name="ch8" chart:values-cell-range-address="Sheet2.D5:Sheet2.D24" chart:class="chart:line">
            <chart:data-point chart:repeated="20"/>
          </chart:series>
          <chart:series chart:style-name="ch9" chart:values-cell-range-address="Sheet2.E5:Sheet2.E24" chart:class="chart:line">
            <chart:data-point chart:repeated="20"/>
          </chart:series>
          <chart:series chart:style-name="ch10" chart:values-cell-range-address="Sheet2.F5:Sheet2.F24" chart:class="chart:line">
            <chart:data-point chart:repeated="20"/>
          </chart:series>
          <chart:series chart:style-name="ch11" chart:values-cell-range-address="Sheet2.G5:Sheet2.G24" chart:class="chart:line">
            <chart:data-point chart:repeated="20"/>
          </chart:series>
          <chart:series chart:style-name="ch12" chart:values-cell-range-address="Sheet2.H5:Sheet2.H24" chart:class="chart:line">
            <chart:data-point chart:repeated="20"/>
          </chart:series>
          <chart:series chart:style-name="ch13" chart:values-cell-range-address="Sheet2.I5:Sheet2.I24" chart:class="chart:line">
            <chart:data-point chart:repeated="20"/>
          </chart:series>
          <chart:series chart:style-name="ch14" chart:values-cell-range-address="Sheet2.J5:Sheet2.J24" chart:class="chart:line">
            <chart:data-point chart:repeated="20"/>
          </chart:series>
          <chart:series chart:style-name="ch15" chart:values-cell-range-address="Sheet2.K5:Sheet2.K24" chart:class="chart:line">
            <chart:data-point chart:repeated="20"/>
          </chart:series>
          <chart:series chart:style-name="ch16" chart:values-cell-range-address="Sheet2.L5:Sheet2.L24" chart:class="chart:line">
            <chart:data-point chart:repeated="20"/>
          </chart:series>
          <chart:series chart:style-name="ch17" chart:values-cell-range-address="Sheet2.M5:Sheet2.M24" chart:class="chart:line">
            <chart:data-point chart:repeated="20"/>
          </chart:series>
          <chart:series chart:style-name="ch18" chart:values-cell-range-address="Sheet2.N5:Sheet2.N24" chart:class="chart:line">
            <chart:data-point chart:repeated="20"/>
          </chart:series>
          <chart:series chart:style-name="ch19" chart:values-cell-range-address="Sheet2.O5:Sheet2.O24" chart:class="chart:line">
            <chart:data-point chart:repeated="20"/>
          </chart:series>
          <chart:series chart:style-name="ch20" chart:values-cell-range-address="Sheet2.P5:Sheet2.P24" chart:class="chart:line">
            <chart:data-point chart:repeated="20"/>
          </chart:series>
          <chart:series chart:style-name="ch21" chart:values-cell-range-address="Sheet2.Q5:Sheet2.Q24" chart:class="chart:line">
            <chart:data-point chart:repeated="20"/>
          </chart:series>
          <chart:series chart:style-name="ch22" chart:values-cell-range-address="Sheet2.R5:Sheet2.R24" chart:class="chart:line">
            <chart:data-point chart:repeated="20"/>
          </chart:series>
          <chart:series chart:style-name="ch23" chart:values-cell-range-address="Sheet2.S5:Sheet2.S24" chart:class="chart:line">
            <chart:data-point chart:repeated="20"/>
          </chart:series>
          <chart:series chart:style-name="ch24" chart:values-cell-range-address="Sheet2.T5:Sheet2.T24" chart:class="chart:line">
            <chart:data-point chart:repeated="20"/>
          </chart:series>
          <chart:series chart:style-name="ch25" chart:values-cell-range-address="Sheet2.U5:Sheet2.U24" chart:class="chart:line">
            <chart:data-point chart:repeated="20"/>
          </chart:series>
          <chart:series chart:style-name="ch26" chart:values-cell-range-address="Sheet2.V5:Sheet2.V24" chart:class="chart:line">
            <chart:data-point chart:repeated="20"/>
          </chart:series>
          <chart:series chart:style-name="ch27" chart:values-cell-range-address="Sheet2.W5:Sheet2.W24" chart:class="chart:line">
            <chart:data-point chart:repeated="20"/>
          </chart:series>
          <chart:series chart:style-name="ch28" chart:values-cell-range-address="Sheet2.X5:Sheet2.X24" chart:class="chart:line">
            <chart:data-point chart:repeated="20"/>
          </chart:series>
          <chart:series chart:style-name="ch29" chart:values-cell-range-address="Sheet2.Y5:Sheet2.Y24" chart:class="chart:line">
            <chart:data-point chart:repeated="20"/>
          </chart:series>
          <chart:series chart:style-name="ch30" chart:values-cell-range-address="Sheet2.Z5:Sheet2.Z24" chart:class="chart:line">
            <chart:data-point chart:repeated="20"/>
          </chart:series>
          <chart:series chart:style-name="ch31" chart:values-cell-range-address="Sheet2.AA5:Sheet2.AA24" chart:class="chart:line">
            <chart:data-point chart:repeated="20"/>
          </chart:series>
          <chart:series chart:style-name="ch32" chart:values-cell-range-address="Sheet2.AB5:Sheet2.AB24" chart:class="chart:line">
            <chart:data-point chart:repeated="20"/>
          </chart:series>
          <chart:series chart:style-name="ch33" chart:values-cell-range-address="Sheet2.AC5:Sheet2.AC24" chart:class="chart:line">
            <chart:data-point chart:repeated="20"/>
          </chart:series>
          <chart:series chart:style-name="ch34" chart:values-cell-range-address="Sheet2.AD5:Sheet2.AD24" chart:class="chart:line">
            <chart:data-point chart:repeated="20"/>
          </chart:series>
          <chart:series chart:style-name="ch35" chart:values-cell-range-address="Sheet2.AE5:Sheet2.AE24" chart:class="chart:line">
            <chart:data-point chart:repeated="20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Year 1</text:p>
                <draw:g>
                  <svg:desc>Sheet2.A5:Sheet2.A24</svg:desc>
                </draw:g>
              </table:table-cell>
              <table:table-cell office:value-type="float" office:value="1150">
                <text:p>1150</text:p>
                <draw:g>
                  <svg:desc>Sheet2.B5:Sheet2.B24</svg:desc>
                </draw:g>
              </table:table-cell>
              <table:table-cell office:value-type="float" office:value="1150">
                <text:p>1150</text:p>
                <draw:g>
                  <svg:desc>Sheet2.C5:Sheet2.C24</svg:desc>
                </draw:g>
              </table:table-cell>
              <table:table-cell office:value-type="float" office:value="1110">
                <text:p>1110</text:p>
                <draw:g>
                  <svg:desc>Sheet2.D5:Sheet2.D24</svg:desc>
                </draw:g>
              </table:table-cell>
              <table:table-cell office:value-type="float" office:value="1090">
                <text:p>1090</text:p>
                <draw:g>
                  <svg:desc>Sheet2.E5:Sheet2.E24</svg:desc>
                </draw:g>
              </table:table-cell>
              <table:table-cell office:value-type="float" office:value="1100">
                <text:p>1100</text:p>
                <draw:g>
                  <svg:desc>Sheet2.F5:Sheet2.F24</svg:desc>
                </draw:g>
              </table:table-cell>
              <table:table-cell office:value-type="float" office:value="1210">
                <text:p>1210</text:p>
                <draw:g>
                  <svg:desc>Sheet2.G5:Sheet2.G24</svg:desc>
                </draw:g>
              </table:table-cell>
              <table:table-cell office:value-type="float" office:value="1120">
                <text:p>1120</text:p>
                <draw:g>
                  <svg:desc>Sheet2.H5:Sheet2.H24</svg:desc>
                </draw:g>
              </table:table-cell>
              <table:table-cell office:value-type="float" office:value="1120">
                <text:p>1120</text:p>
                <draw:g>
                  <svg:desc>Sheet2.I5:Sheet2.I24</svg:desc>
                </draw:g>
              </table:table-cell>
              <table:table-cell office:value-type="float" office:value="1110">
                <text:p>1110</text:p>
                <draw:g>
                  <svg:desc>Sheet2.J5:Sheet2.J24</svg:desc>
                </draw:g>
              </table:table-cell>
              <table:table-cell office:value-type="float" office:value="1160">
                <text:p>1160</text:p>
                <draw:g>
                  <svg:desc>Sheet2.K5:Sheet2.K24</svg:desc>
                </draw:g>
              </table:table-cell>
              <table:table-cell office:value-type="float" office:value="1210">
                <text:p>1210</text:p>
                <draw:g>
                  <svg:desc>Sheet2.L5:Sheet2.L24</svg:desc>
                </draw:g>
              </table:table-cell>
              <table:table-cell office:value-type="float" office:value="1150">
                <text:p>1150</text:p>
                <draw:g>
                  <svg:desc>Sheet2.M5:Sheet2.M24</svg:desc>
                </draw:g>
              </table:table-cell>
              <table:table-cell office:value-type="float" office:value="1180">
                <text:p>1180</text:p>
                <draw:g>
                  <svg:desc>Sheet2.N5:Sheet2.N24</svg:desc>
                </draw:g>
              </table:table-cell>
              <table:table-cell office:value-type="float" office:value="1170">
                <text:p>1170</text:p>
                <draw:g>
                  <svg:desc>Sheet2.O5:Sheet2.O24</svg:desc>
                </draw:g>
              </table:table-cell>
              <table:table-cell office:value-type="float" office:value="1130">
                <text:p>1130</text:p>
                <draw:g>
                  <svg:desc>Sheet2.P5:Sheet2.P24</svg:desc>
                </draw:g>
              </table:table-cell>
              <table:table-cell office:value-type="float" office:value="1180">
                <text:p>1180</text:p>
                <draw:g>
                  <svg:desc>Sheet2.Q5:Sheet2.Q24</svg:desc>
                </draw:g>
              </table:table-cell>
              <table:table-cell office:value-type="float" office:value="1190">
                <text:p>1190</text:p>
                <draw:g>
                  <svg:desc>Sheet2.R5:Sheet2.R24</svg:desc>
                </draw:g>
              </table:table-cell>
              <table:table-cell office:value-type="float" office:value="1090">
                <text:p>1090</text:p>
                <draw:g>
                  <svg:desc>Sheet2.S5:Sheet2.S24</svg:desc>
                </draw:g>
              </table:table-cell>
              <table:table-cell office:value-type="float" office:value="1160">
                <text:p>1160</text:p>
                <draw:g>
                  <svg:desc>Sheet2.T5:Sheet2.T24</svg:desc>
                </draw:g>
              </table:table-cell>
              <table:table-cell office:value-type="float" office:value="1110">
                <text:p>1110</text:p>
                <draw:g>
                  <svg:desc>Sheet2.U5:Sheet2.U24</svg:desc>
                </draw:g>
              </table:table-cell>
              <table:table-cell office:value-type="float" office:value="1100">
                <text:p>1100</text:p>
                <draw:g>
                  <svg:desc>Sheet2.V5:Sheet2.V24</svg:desc>
                </draw:g>
              </table:table-cell>
              <table:table-cell office:value-type="float" office:value="1180">
                <text:p>1180</text:p>
                <draw:g>
                  <svg:desc>Sheet2.W5:Sheet2.W24</svg:desc>
                </draw:g>
              </table:table-cell>
              <table:table-cell office:value-type="float" office:value="1190">
                <text:p>1190</text:p>
                <draw:g>
                  <svg:desc>Sheet2.X5:Sheet2.X24</svg:desc>
                </draw:g>
              </table:table-cell>
              <table:table-cell office:value-type="float" office:value="1160">
                <text:p>1160</text:p>
                <draw:g>
                  <svg:desc>Sheet2.Y5:Sheet2.Y24</svg:desc>
                </draw:g>
              </table:table-cell>
              <table:table-cell office:value-type="float" office:value="1160">
                <text:p>1160</text:p>
                <draw:g>
                  <svg:desc>Sheet2.Z5:Sheet2.Z24</svg:desc>
                </draw:g>
              </table:table-cell>
              <table:table-cell office:value-type="float" office:value="1080">
                <text:p>1080</text:p>
                <draw:g>
                  <svg:desc>Sheet2.AA5:Sheet2.AA24</svg:desc>
                </draw:g>
              </table:table-cell>
              <table:table-cell office:value-type="float" office:value="1090">
                <text:p>1090</text:p>
                <draw:g>
                  <svg:desc>Sheet2.AB5:Sheet2.AB24</svg:desc>
                </draw:g>
              </table:table-cell>
              <table:table-cell office:value-type="float" office:value="1150">
                <text:p>1150</text:p>
                <draw:g>
                  <svg:desc>Sheet2.AC5:Sheet2.AC24</svg:desc>
                </draw:g>
              </table:table-cell>
              <table:table-cell office:value-type="float" office:value="1110">
                <text:p>1110</text:p>
                <draw:g>
                  <svg:desc>Sheet2.AD5:Sheet2.AD24</svg:desc>
                </draw:g>
              </table:table-cell>
              <table:table-cell office:value-type="float" office:value="1150">
                <text:p>1150</text:p>
                <draw:g>
                  <svg:desc>Sheet2.AE5:Sheet2.AE24</svg:desc>
                </draw:g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1242">
                <text:p>1242</text:p>
              </table:table-cell>
              <table:table-cell office:value-type="float" office:value="1345.5">
                <text:p>1345.5</text:p>
              </table:table-cell>
              <table:table-cell office:value-type="float" office:value="1254.3">
                <text:p>1254.3</text:p>
              </table:table-cell>
              <table:table-cell office:value-type="float" office:value="1308">
                <text:p>1308</text:p>
              </table:table-cell>
              <table:table-cell office:value-type="float" office:value="1265">
                <text:p>1265</text:p>
              </table:table-cell>
              <table:table-cell office:value-type="float" office:value="1343.1">
                <text:p>1343.1</text:p>
              </table:table-cell>
              <table:table-cell office:value-type="float" office:value="1220.8">
                <text:p>1220.8</text:p>
              </table:table-cell>
              <table:table-cell office:value-type="float" office:value="1321.6">
                <text:p>1321.6</text:p>
              </table:table-cell>
              <table:table-cell office:value-type="float" office:value="1276.5">
                <text:p>1276.5</text:p>
              </table:table-cell>
              <table:table-cell office:value-type="float" office:value="1322.4">
                <text:p>1322.4</text:p>
              </table:table-cell>
              <table:table-cell office:value-type="float" office:value="1379.4">
                <text:p>1379.4</text:p>
              </table:table-cell>
              <table:table-cell office:value-type="float" office:value="1276.5">
                <text:p>1276.5</text:p>
              </table:table-cell>
              <table:table-cell office:value-type="float" office:value="1357">
                <text:p>1357</text:p>
              </table:table-cell>
              <table:table-cell office:value-type="float" office:value="1345.5">
                <text:p>1345.5</text:p>
              </table:table-cell>
              <table:table-cell office:value-type="float" office:value="1322.1">
                <text:p>1322.1</text:p>
              </table:table-cell>
              <table:table-cell office:value-type="float" office:value="1416">
                <text:p>1416</text:p>
              </table:table-cell>
              <table:table-cell office:value-type="float" office:value="1416.1">
                <text:p>1416.1</text:p>
              </table:table-cell>
              <table:table-cell office:value-type="float" office:value="1199">
                <text:p>1199</text:p>
              </table:table-cell>
              <table:table-cell office:value-type="float" office:value="1368.8">
                <text:p>1368.8</text:p>
              </table:table-cell>
              <table:table-cell office:value-type="float" office:value="1276.5">
                <text:p>1276.5</text:p>
              </table:table-cell>
              <table:table-cell office:value-type="float" office:value="1177">
                <text:p>1177</text:p>
              </table:table-cell>
              <table:table-cell office:value-type="float" office:value="1380.6">
                <text:p>1380.6</text:p>
              </table:table-cell>
              <table:table-cell office:value-type="float" office:value="1285.2">
                <text:p>1285.2</text:p>
              </table:table-cell>
              <table:table-cell office:value-type="float" office:value="1264.4">
                <text:p>1264.4</text:p>
              </table:table-cell>
              <table:table-cell office:value-type="float" office:value="1392">
                <text:p>1392</text:p>
              </table:table-cell>
              <table:table-cell office:value-type="float" office:value="1198.8">
                <text:p>1198.8</text:p>
              </table:table-cell>
              <table:table-cell office:value-type="float" office:value="1166.3">
                <text:p>1166.3</text:p>
              </table:table-cell>
              <table:table-cell office:value-type="float" office:value="1242">
                <text:p>1242</text:p>
              </table:table-cell>
              <table:table-cell office:value-type="float" office:value="1187.7">
                <text:p>1187.7</text:p>
              </table:table-cell>
              <table:table-cell office:value-type="float" office:value="1368.5">
                <text:p>1368.5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1465.56">
                <text:p>1465.56</text:p>
              </table:table-cell>
              <table:table-cell office:value-type="float" office:value="1466.595">
                <text:p>1466.595</text:p>
              </table:table-cell>
              <table:table-cell office:value-type="float" office:value="1392.273">
                <text:p>1392.273</text:p>
              </table:table-cell>
              <table:table-cell office:value-type="float" office:value="1504.2">
                <text:p>1504.2</text:p>
              </table:table-cell>
              <table:table-cell office:value-type="float" office:value="1480.05">
                <text:p>1480.05</text:p>
              </table:table-cell>
              <table:table-cell office:value-type="float" office:value="1584.858">
                <text:p>1584.858</text:p>
              </table:table-cell>
              <table:table-cell office:value-type="float" office:value="1403.92">
                <text:p>1403.92</text:p>
              </table:table-cell>
              <table:table-cell office:value-type="float" office:value="1506.624">
                <text:p>1506.624</text:p>
              </table:table-cell>
              <table:table-cell office:value-type="float" office:value="1442.445">
                <text:p>1442.445</text:p>
              </table:table-cell>
              <table:table-cell office:value-type="float" office:value="1441.416">
                <text:p>1441.416</text:p>
              </table:table-cell>
              <table:table-cell office:value-type="float" office:value="1544.928">
                <text:p>1544.928</text:p>
              </table:table-cell>
              <table:table-cell office:value-type="float" office:value="1391.385">
                <text:p>1391.385</text:p>
              </table:table-cell>
              <table:table-cell office:value-type="float" office:value="1492.7">
                <text:p>1492.7</text:p>
              </table:table-cell>
              <table:table-cell office:value-type="float" office:value="1453.14">
                <text:p>1453.14</text:p>
              </table:table-cell>
              <table:table-cell office:value-type="float" office:value="1480.752">
                <text:p>1480.752</text:p>
              </table:table-cell>
              <table:table-cell office:value-type="float" office:value="1614.24">
                <text:p>1614.24</text:p>
              </table:table-cell>
              <table:table-cell office:value-type="float" office:value="1685.159">
                <text:p>1685.159</text:p>
              </table:table-cell>
              <table:table-cell office:value-type="float" office:value="1342.88">
                <text:p>1342.88</text:p>
              </table:table-cell>
              <table:table-cell office:value-type="float" office:value="1546.744">
                <text:p>1546.744</text:p>
              </table:table-cell>
              <table:table-cell office:value-type="float" office:value="1365.855">
                <text:p>1365.855</text:p>
              </table:table-cell>
              <table:table-cell office:value-type="float" office:value="1353.55">
                <text:p>1353.55</text:p>
              </table:table-cell>
              <table:table-cell office:value-type="float" office:value="1477.242">
                <text:p>1477.242</text:p>
              </table:table-cell>
              <table:table-cell office:value-type="float" office:value="1465.128">
                <text:p>1465.128</text:p>
              </table:table-cell>
              <table:table-cell office:value-type="float" office:value="1466.704">
                <text:p>1466.704</text:p>
              </table:table-cell>
              <table:table-cell office:value-type="float" office:value="1503.36">
                <text:p>1503.36</text:p>
              </table:table-cell>
              <table:table-cell office:value-type="float" office:value="1306.692">
                <text:p>1306.692</text:p>
              </table:table-cell>
              <table:table-cell office:value-type="float" office:value="1294.593">
                <text:p>1294.593</text:p>
              </table:table-cell>
              <table:table-cell office:value-type="float" office:value="1403.46">
                <text:p>1403.46</text:p>
              </table:table-cell>
              <table:table-cell office:value-type="float" office:value="1282.716">
                <text:p>1282.716</text:p>
              </table:table-cell>
              <table:table-cell office:value-type="float" office:value="1464.295">
                <text:p>1464.295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1758.672">
                <text:p>1758.672</text:p>
              </table:table-cell>
              <table:table-cell office:value-type="float" office:value="1715.91615">
                <text:p>1715.91615</text:p>
              </table:table-cell>
              <table:table-cell office:value-type="float" office:value="1656.80487">
                <text:p>1656.80487</text:p>
              </table:table-cell>
              <table:table-cell office:value-type="float" office:value="1684.704">
                <text:p>1684.704</text:p>
              </table:table-cell>
              <table:table-cell office:value-type="float" office:value="1746.459">
                <text:p>1746.459</text:p>
              </table:table-cell>
              <table:table-cell office:value-type="float" office:value="1870.13244">
                <text:p>1870.13244</text:p>
              </table:table-cell>
              <table:table-cell office:value-type="float" office:value="1614.508">
                <text:p>1614.508</text:p>
              </table:table-cell>
              <table:table-cell office:value-type="float" office:value="1657.2864">
                <text:p>1657.2864</text:p>
              </table:table-cell>
              <table:table-cell office:value-type="float" office:value="1716.50955">
                <text:p>1716.50955</text:p>
              </table:table-cell>
              <table:table-cell office:value-type="float" office:value="1744.11336">
                <text:p>1744.11336</text:p>
              </table:table-cell>
              <table:table-cell office:value-type="float" office:value="1807.56576">
                <text:p>1807.56576</text:p>
              </table:table-cell>
              <table:table-cell office:value-type="float" office:value="1683.57585">
                <text:p>1683.57585</text:p>
              </table:table-cell>
              <table:table-cell office:value-type="float" office:value="1791.24">
                <text:p>1791.24</text:p>
              </table:table-cell>
              <table:table-cell office:value-type="float" office:value="1656.5796">
                <text:p>1656.5796</text:p>
              </table:table-cell>
              <table:table-cell office:value-type="float" office:value="1732.47984">
                <text:p>1732.47984</text:p>
              </table:table-cell>
              <table:table-cell office:value-type="float" office:value="1840.2336">
                <text:p>1840.2336</text:p>
              </table:table-cell>
              <table:table-cell office:value-type="float" office:value="1937.93285">
                <text:p>1937.93285</text:p>
              </table:table-cell>
              <table:table-cell office:value-type="float" office:value="1517.4544">
                <text:p>1517.4544</text:p>
              </table:table-cell>
              <table:table-cell office:value-type="float" office:value="1732.35328">
                <text:p>1732.35328</text:p>
              </table:table-cell>
              <table:table-cell office:value-type="float" office:value="1529.7576">
                <text:p>1529.7576</text:p>
              </table:table-cell>
              <table:table-cell office:value-type="float" office:value="1624.26">
                <text:p>1624.26</text:p>
              </table:table-cell>
              <table:table-cell office:value-type="float" office:value="1757.91798">
                <text:p>1757.91798</text:p>
              </table:table-cell>
              <table:table-cell office:value-type="float" office:value="1758.1536">
                <text:p>1758.1536</text:p>
              </table:table-cell>
              <table:table-cell office:value-type="float" office:value="1774.71184">
                <text:p>1774.71184</text:p>
              </table:table-cell>
              <table:table-cell office:value-type="float" office:value="1758.9312">
                <text:p>1758.9312</text:p>
              </table:table-cell>
              <table:table-cell office:value-type="float" office:value="1437.3612">
                <text:p>1437.3612</text:p>
              </table:table-cell>
              <table:table-cell office:value-type="float" office:value="1501.72788">
                <text:p>1501.72788</text:p>
              </table:table-cell>
              <table:table-cell office:value-type="float" office:value="1501.7022">
                <text:p>1501.7022</text:p>
              </table:table-cell>
              <table:table-cell office:value-type="float" office:value="1487.95056">
                <text:p>1487.95056</text:p>
              </table:table-cell>
              <table:table-cell office:value-type="float" office:value="1669.2963">
                <text:p>1669.2963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2127.99312">
                <text:p>2127.99312</text:p>
              </table:table-cell>
              <table:table-cell office:value-type="float" office:value="2059.09938">
                <text:p>2059.09938</text:p>
              </table:table-cell>
              <table:table-cell office:value-type="float" office:value="1839.0534057">
                <text:p>1839.0534057</text:p>
              </table:table-cell>
              <table:table-cell office:value-type="float" office:value="1937.4096">
                <text:p>1937.4096</text:p>
              </table:table-cell>
              <table:table-cell office:value-type="float" office:value="1938.56949">
                <text:p>1938.56949</text:p>
              </table:table-cell>
              <table:table-cell office:value-type="float" office:value="2113.2496572">
                <text:p>2113.2496572</text:p>
              </table:table-cell>
              <table:table-cell office:value-type="float" office:value="1921.26452">
                <text:p>1921.26452</text:p>
              </table:table-cell>
              <table:table-cell office:value-type="float" office:value="1806.442176">
                <text:p>1806.442176</text:p>
              </table:table-cell>
              <table:table-cell office:value-type="float" office:value="1973.9859825">
                <text:p>1973.9859825</text:p>
              </table:table-cell>
              <table:table-cell office:value-type="float" office:value="1953.4069632">
                <text:p>1953.4069632</text:p>
              </table:table-cell>
              <table:table-cell office:value-type="float" office:value="1934.0953632">
                <text:p>1934.0953632</text:p>
              </table:table-cell>
              <table:table-cell office:value-type="float" office:value="1902.4407105">
                <text:p>1902.4407105</text:p>
              </table:table-cell>
              <table:table-cell office:value-type="float" office:value="2131.5756">
                <text:p>2131.5756</text:p>
              </table:table-cell>
              <table:table-cell office:value-type="float" office:value="1871.934948">
                <text:p>1871.934948</text:p>
              </table:table-cell>
              <table:table-cell office:value-type="float" office:value="1975.0270176">
                <text:p>1975.0270176</text:p>
              </table:table-cell>
              <table:table-cell office:value-type="float" office:value="2171.475648">
                <text:p>2171.475648</text:p>
              </table:table-cell>
              <table:table-cell office:value-type="float" office:value="2170.484792">
                <text:p>2170.484792</text:p>
              </table:table-cell>
              <table:table-cell office:value-type="float" office:value="1820.94528">
                <text:p>1820.94528</text:p>
              </table:table-cell>
              <table:table-cell office:value-type="float" office:value="1957.5592064">
                <text:p>1957.5592064</text:p>
              </table:table-cell>
              <table:table-cell office:value-type="float" office:value="1636.840632">
                <text:p>1636.840632</text:p>
              </table:table-cell>
              <table:table-cell office:value-type="float" office:value="1754.2008">
                <text:p>1754.2008</text:p>
              </table:table-cell>
              <table:table-cell office:value-type="float" office:value="2039.1848568">
                <text:p>2039.1848568</text:p>
              </table:table-cell>
              <table:table-cell office:value-type="float" office:value="1933.96896">
                <text:p>1933.96896</text:p>
              </table:table-cell>
              <table:table-cell office:value-type="float" office:value="2058.6657344">
                <text:p>2058.6657344</text:p>
              </table:table-cell>
              <table:table-cell office:value-type="float" office:value="2128.306752">
                <text:p>2128.306752</text:p>
              </table:table-cell>
              <table:table-cell office:value-type="float" office:value="1537.976484">
                <text:p>1537.976484</text:p>
              </table:table-cell>
              <table:table-cell office:value-type="float" office:value="1681.9352256">
                <text:p>1681.9352256</text:p>
              </table:table-cell>
              <table:table-cell office:value-type="float" office:value="1681.906464">
                <text:p>1681.906464</text:p>
              </table:table-cell>
              <table:table-cell office:value-type="float" office:value="1666.5046272">
                <text:p>1666.5046272</text:p>
              </table:table-cell>
              <table:table-cell office:value-type="float" office:value="1953.076671">
                <text:p>1953.076671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2319.5125008">
                <text:p>2319.5125008</text:p>
              </table:table-cell>
              <table:table-cell office:value-type="float" office:value="2306.1913056">
                <text:p>2306.1913056</text:p>
              </table:table-cell>
              <table:table-cell office:value-type="float" office:value="2225.254620897">
                <text:p>2225.254620897</text:p>
              </table:table-cell>
              <table:table-cell office:value-type="float" office:value="2073.028272">
                <text:p>2073.028272</text:p>
              </table:table-cell>
              <table:table-cell office:value-type="float" office:value="2074.2693543">
                <text:p>2074.2693543</text:p>
              </table:table-cell>
              <table:table-cell office:value-type="float" office:value="2345.707119492">
                <text:p>2345.707119492</text:p>
              </table:table-cell>
              <table:table-cell office:value-type="float" office:value="2171.0289076">
                <text:p>2171.0289076</text:p>
              </table:table-cell>
              <table:table-cell office:value-type="float" office:value="2113.53734592">
                <text:p>2113.53734592</text:p>
              </table:table-cell>
              <table:table-cell office:value-type="float" office:value="2349.043319175">
                <text:p>2349.043319175</text:p>
              </table:table-cell>
              <table:table-cell office:value-type="float" office:value="2226.883938048">
                <text:p>2226.883938048</text:p>
              </table:table-cell>
              <table:table-cell office:value-type="float" office:value="2108.163945888">
                <text:p>2108.163945888</text:p>
              </table:table-cell>
              <table:table-cell office:value-type="float" office:value="2111.709188655">
                <text:p>2111.709188655</text:p>
              </table:table-cell>
              <table:table-cell office:value-type="float" office:value="2366.048916">
                <text:p>2366.048916</text:p>
              </table:table-cell>
              <table:table-cell office:value-type="float" office:value="2059.1284428">
                <text:p>2059.1284428</text:p>
              </table:table-cell>
              <table:table-cell office:value-type="float" office:value="2231.780529888">
                <text:p>2231.780529888</text:p>
              </table:table-cell>
              <table:table-cell office:value-type="float" office:value="2388.6232128">
                <text:p>2388.6232128</text:p>
              </table:table-cell>
              <table:table-cell office:value-type="float" office:value="2496.0575108">
                <text:p>2496.0575108</text:p>
              </table:table-cell>
              <table:table-cell office:value-type="float" office:value="2112.2965248">
                <text:p>2112.2965248</text:p>
              </table:table-cell>
              <table:table-cell office:value-type="float" office:value="2251.19308736">
                <text:p>2251.19308736</text:p>
              </table:table-cell>
              <table:table-cell office:value-type="float" office:value="1833.26150784">
                <text:p>1833.26150784</text:p>
              </table:table-cell>
              <table:table-cell office:value-type="float" office:value="1964.704896">
                <text:p>1964.704896</text:p>
              </table:table-cell>
              <table:table-cell office:value-type="float" office:value="2345.06258532">
                <text:p>2345.06258532</text:p>
              </table:table-cell>
              <table:table-cell office:value-type="float" office:value="2243.4039936">
                <text:p>2243.4039936</text:p>
              </table:table-cell>
              <table:table-cell office:value-type="float" office:value="2202.772335808">
                <text:p>2202.772335808</text:p>
              </table:table-cell>
              <table:table-cell office:value-type="float" office:value="2468.83583232">
                <text:p>2468.83583232</text:p>
              </table:table-cell>
              <table:table-cell office:value-type="float" office:value="1707.15389724">
                <text:p>1707.15389724</text:p>
              </table:table-cell>
              <table:table-cell office:value-type="float" office:value="1816.490043648">
                <text:p>1816.490043648</text:p>
              </table:table-cell>
              <table:table-cell office:value-type="float" office:value="2035.10682144">
                <text:p>2035.10682144</text:p>
              </table:table-cell>
              <table:table-cell office:value-type="float" office:value="1833.15508992">
                <text:p>1833.15508992</text:p>
              </table:table-cell>
              <table:table-cell office:value-type="float" office:value="2089.79203797">
                <text:p>2089.79203797</text:p>
              </table:table-cell>
            </table:table-row>
            <table:table-row>
              <table:table-cell office:value-type="string">
                <text:p>Year 7</text:p>
              </table:table-cell>
              <table:table-cell office:value-type="float" office:value="2737.024750944">
                <text:p>2737.024750944</text:p>
              </table:table-cell>
              <table:table-cell office:value-type="float" office:value="2675.181914496">
                <text:p>2675.181914496</text:p>
              </table:table-cell>
              <table:table-cell office:value-type="float" office:value="2514.53772161361">
                <text:p>2514.53772161361</text:p>
              </table:table-cell>
              <table:table-cell office:value-type="float" office:value="2218.14025104">
                <text:p>2218.14025104</text:p>
              </table:table-cell>
              <table:table-cell office:value-type="float" office:value="2260.953596187">
                <text:p>2260.953596187</text:p>
              </table:table-cell>
              <table:table-cell office:value-type="float" office:value="2603.73490263612">
                <text:p>2603.73490263612</text:p>
              </table:table-cell>
              <table:table-cell office:value-type="float" office:value="2583.524400044">
                <text:p>2583.524400044</text:p>
              </table:table-cell>
              <table:table-cell office:value-type="float" office:value="2261.4849601344">
                <text:p>2261.4849601344</text:p>
              </table:table-cell>
              <table:table-cell office:value-type="float" office:value="2724.890250243">
                <text:p>2724.890250243</text:p>
              </table:table-cell>
              <table:table-cell office:value-type="float" office:value="2516.37884999424">
                <text:p>2516.37884999424</text:p>
              </table:table-cell>
              <table:table-cell office:value-type="float" office:value="2550.87837452448">
                <text:p>2550.87837452448</text:p>
              </table:table-cell>
              <table:table-cell office:value-type="float" office:value="2301.76301563395">
                <text:p>2301.76301563395</text:p>
              </table:table-cell>
              <table:table-cell office:value-type="float" office:value="2555.33282928">
                <text:p>2555.33282928</text:p>
              </table:table-cell>
              <table:table-cell office:value-type="float" office:value="2367.99770922">
                <text:p>2367.99770922</text:p>
              </table:table-cell>
              <table:table-cell office:value-type="float" office:value="2388.00516698016">
                <text:p>2388.00516698016</text:p>
              </table:table-cell>
              <table:table-cell office:value-type="float" office:value="2603.599301952">
                <text:p>2603.599301952</text:p>
              </table:table-cell>
              <table:table-cell office:value-type="float" office:value="2995.26901296">
                <text:p>2995.26901296</text:p>
              </table:table-cell>
              <table:table-cell office:value-type="float" office:value="2323.52617728">
                <text:p>2323.52617728</text:p>
              </table:table-cell>
              <table:table-cell office:value-type="float" office:value="2431.2885343488">
                <text:p>2431.2885343488</text:p>
              </table:table-cell>
              <table:table-cell office:value-type="float" office:value="2089.9181189376">
                <text:p>2089.9181189376</text:p>
              </table:table-cell>
              <table:table-cell office:value-type="float" office:value="2121.88128768">
                <text:p>2121.88128768</text:p>
              </table:table-cell>
              <table:table-cell office:value-type="float" office:value="2814.075102384">
                <text:p>2814.075102384</text:p>
              </table:table-cell>
              <table:table-cell office:value-type="float" office:value="2714.518832256">
                <text:p>2714.518832256</text:p>
              </table:table-cell>
              <table:table-cell office:value-type="float" office:value="2599.27135625344">
                <text:p>2599.27135625344</text:p>
              </table:table-cell>
              <table:table-cell office:value-type="float" office:value="2765.0961321984">
                <text:p>2765.0961321984</text:p>
              </table:table-cell>
              <table:table-cell office:value-type="float" office:value="1912.0123649088">
                <text:p>1912.0123649088</text:p>
              </table:table-cell>
              <table:table-cell office:value-type="float" office:value="2070.79864975872">
                <text:p>2070.79864975872</text:p>
              </table:table-cell>
              <table:table-cell office:value-type="float" office:value="2197.9153671552">
                <text:p>2197.9153671552</text:p>
              </table:table-cell>
              <table:table-cell office:value-type="float" office:value="2016.470598912">
                <text:p>2016.470598912</text:p>
              </table:table-cell>
              <table:table-cell office:value-type="float" office:value="2298.771241767">
                <text:p>2298.771241767</text:p>
              </table:table-cell>
            </table:table-row>
            <table:table-row>
              <table:table-cell office:value-type="string">
                <text:p>Year 8</text:p>
              </table:table-cell>
              <table:table-cell office:value-type="float" office:value="3257.05945362336">
                <text:p>3257.05945362336</text:p>
              </table:table-cell>
              <table:table-cell office:value-type="float" office:value="2942.7001059456">
                <text:p>2942.7001059456</text:p>
              </table:table-cell>
              <table:table-cell office:value-type="float" office:value="2816.28224820724">
                <text:p>2816.28224820724</text:p>
              </table:table-cell>
              <table:table-cell office:value-type="float" office:value="2661.768301248">
                <text:p>2661.768301248</text:p>
              </table:table-cell>
              <table:table-cell office:value-type="float" office:value="2464.43941984383">
                <text:p>2464.43941984383</text:p>
              </table:table-cell>
              <table:table-cell office:value-type="float" office:value="3098.44453413698">
                <text:p>3098.44453413698</text:p>
              </table:table-cell>
              <table:table-cell office:value-type="float" office:value="2790.20635204752">
                <text:p>2790.20635204752</text:p>
              </table:table-cell>
              <table:table-cell office:value-type="float" office:value="2487.63345614784">
                <text:p>2487.63345614784</text:p>
              </table:table-cell>
              <table:table-cell office:value-type="float" office:value="3051.87708027216">
                <text:p>3051.87708027216</text:p>
              </table:table-cell>
              <table:table-cell office:value-type="float" office:value="2969.3270429932">
                <text:p>2969.3270429932</text:p>
              </table:table-cell>
              <table:table-cell office:value-type="float" office:value="2729.43986074119">
                <text:p>2729.43986074119</text:p>
              </table:table-cell>
              <table:table-cell office:value-type="float" office:value="2485.90405688467">
                <text:p>2485.90405688467</text:p>
              </table:table-cell>
              <table:table-cell office:value-type="float" office:value="2785.3127839152">
                <text:p>2785.3127839152</text:p>
              </table:table-cell>
              <table:table-cell office:value-type="float" office:value="2770.5573197874">
                <text:p>2770.5573197874</text:p>
              </table:table-cell>
              <table:table-cell office:value-type="float" office:value="2722.32589035738">
                <text:p>2722.32589035738</text:p>
              </table:table-cell>
              <table:table-cell office:value-type="float" office:value="3072.24717630336">
                <text:p>3072.24717630336</text:p>
              </table:table-cell>
              <table:table-cell office:value-type="float" office:value="3624.2755056816">
                <text:p>3624.2755056816</text:p>
              </table:table-cell>
              <table:table-cell office:value-type="float" office:value="2788.231412736">
                <text:p>2788.231412736</text:p>
              </table:table-cell>
              <table:table-cell office:value-type="float" office:value="2771.66892915763">
                <text:p>2771.66892915763</text:p>
              </table:table-cell>
              <table:table-cell office:value-type="float" office:value="2340.70829321011">
                <text:p>2340.70829321011</text:p>
              </table:table-cell>
              <table:table-cell office:value-type="float" office:value="2418.9446679552">
                <text:p>2418.9446679552</text:p>
              </table:table-cell>
              <table:table-cell office:value-type="float" office:value="3376.8901228608">
                <text:p>3376.8901228608</text:p>
              </table:table-cell>
              <table:table-cell office:value-type="float" office:value="3067.40628044928">
                <text:p>3067.40628044928</text:p>
              </table:table-cell>
              <table:table-cell office:value-type="float" office:value="3015.15477325399">
                <text:p>3015.15477325399</text:p>
              </table:table-cell>
              <table:table-cell office:value-type="float" office:value="2958.65286145229">
                <text:p>2958.65286145229</text:p>
              </table:table-cell>
              <table:table-cell office:value-type="float" office:value="2122.33372504877">
                <text:p>2122.33372504877</text:p>
              </table:table-cell>
              <table:table-cell office:value-type="float" office:value="2298.58650123218">
                <text:p>2298.58650123218</text:p>
              </table:table-cell>
              <table:table-cell office:value-type="float" office:value="2571.56097957158">
                <text:p>2571.56097957158</text:p>
              </table:table-cell>
              <table:table-cell office:value-type="float" office:value="2399.60001270528">
                <text:p>2399.60001270528</text:p>
              </table:table-cell>
              <table:table-cell office:value-type="float" office:value="2735.53777770273">
                <text:p>2735.53777770273</text:p>
              </table:table-cell>
            </table:table-row>
            <table:table-row>
              <table:table-cell office:value-type="string">
                <text:p>Year 9</text:p>
              </table:table-cell>
              <table:table-cell office:value-type="float" office:value="3713.04777713063">
                <text:p>3713.04777713063</text:p>
              </table:table-cell>
              <table:table-cell office:value-type="float" office:value="3442.95912395635">
                <text:p>3442.95912395635</text:p>
              </table:table-cell>
              <table:table-cell office:value-type="float" office:value="3069.74765054589">
                <text:p>3069.74765054589</text:p>
              </table:table-cell>
              <table:table-cell office:value-type="float" office:value="3220.73964451008">
                <text:p>3220.73964451008</text:p>
              </table:table-cell>
              <table:table-cell office:value-type="float" office:value="2636.9501792329">
                <text:p>2636.9501792329</text:p>
              </table:table-cell>
              <table:table-cell office:value-type="float" office:value="3594.1956595989">
                <text:p>3594.1956595989</text:p>
              </table:table-cell>
              <table:table-cell office:value-type="float" office:value="3264.5414318956">
                <text:p>3264.5414318956</text:p>
              </table:table-cell>
              <table:table-cell office:value-type="float" office:value="2910.53114369297">
                <text:p>2910.53114369297</text:p>
              </table:table-cell>
              <table:table-cell office:value-type="float" office:value="3265.50847589121">
                <text:p>3265.50847589121</text:p>
              </table:table-cell>
              <table:table-cell office:value-type="float" office:value="3355.33955858232">
                <text:p>3355.33955858232</text:p>
              </table:table-cell>
              <table:table-cell office:value-type="float" office:value="2975.0894482079">
                <text:p>2975.0894482079</text:p>
              </table:table-cell>
              <table:table-cell office:value-type="float" office:value="2759.35350314198">
                <text:p>2759.35350314198</text:p>
              </table:table-cell>
              <table:table-cell office:value-type="float" office:value="3091.69719014587">
                <text:p>3091.69719014587</text:p>
              </table:table-cell>
              <table:table-cell office:value-type="float" office:value="2964.49633217252">
                <text:p>2964.49633217252</text:p>
              </table:table-cell>
              <table:table-cell office:value-type="float" office:value="3049.00499720027">
                <text:p>3049.00499720027</text:p>
              </table:table-cell>
              <table:table-cell office:value-type="float" office:value="3686.69661156403">
                <text:p>3686.69661156403</text:p>
              </table:table-cell>
              <table:table-cell office:value-type="float" office:value="4312.8878517611">
                <text:p>4312.8878517611</text:p>
              </table:table-cell>
              <table:table-cell office:value-type="float" office:value="3178.58381051904">
                <text:p>3178.58381051904</text:p>
              </table:table-cell>
              <table:table-cell office:value-type="float" office:value="3048.83582207339">
                <text:p>3048.83582207339</text:p>
              </table:table-cell>
              <table:table-cell office:value-type="float" office:value="2551.37203959902">
                <text:p>2551.37203959902</text:p>
              </table:table-cell>
              <table:table-cell office:value-type="float" office:value="2805.97581482803">
                <text:p>2805.97581482803</text:p>
              </table:table-cell>
              <table:table-cell office:value-type="float" office:value="3849.65474006131">
                <text:p>3849.65474006131</text:p>
              </table:table-cell>
              <table:table-cell office:value-type="float" office:value="3282.12472008073">
                <text:p>3282.12472008073</text:p>
              </table:table-cell>
              <table:table-cell office:value-type="float" office:value="3376.97334604447">
                <text:p>3376.97334604447</text:p>
              </table:table-cell>
              <table:table-cell office:value-type="float" office:value="3165.75856175395">
                <text:p>3165.75856175395</text:p>
              </table:table-cell>
              <table:table-cell office:value-type="float" office:value="2355.79043480413">
                <text:p>2355.79043480413</text:p>
              </table:table-cell>
              <table:table-cell office:value-type="float" office:value="2735.31793646629">
                <text:p>2735.31793646629</text:p>
              </table:table-cell>
              <table:table-cell office:value-type="float" office:value="2828.71707752874">
                <text:p>2828.71707752874</text:p>
              </table:table-cell>
              <table:table-cell office:value-type="float" office:value="2759.54001461107">
                <text:p>2759.54001461107</text:p>
              </table:table-cell>
              <table:table-cell office:value-type="float" office:value="3200.57919991219">
                <text:p>3200.57919991219</text:p>
              </table:table-cell>
            </table:table-row>
            <table:table-row>
              <table:table-cell office:value-type="string">
                <text:p>Year 10</text:p>
              </table:table-cell>
              <table:table-cell office:value-type="float" office:value="3972.96112152977">
                <text:p>3972.96112152977</text:p>
              </table:table-cell>
              <table:table-cell office:value-type="float" office:value="4165.98053998719">
                <text:p>4165.98053998719</text:p>
              </table:table-cell>
              <table:table-cell office:value-type="float" office:value="3714.39465716053">
                <text:p>3714.39465716053</text:p>
              </table:table-cell>
              <table:table-cell office:value-type="float" office:value="3671.64319474149">
                <text:p>3671.64319474149</text:p>
              </table:table-cell>
              <table:table-cell office:value-type="float" office:value="2953.38420074085">
                <text:p>2953.38420074085</text:p>
              </table:table-cell>
              <table:table-cell office:value-type="float" office:value="3845.78935577082">
                <text:p>3845.78935577082</text:p>
              </table:table-cell>
              <table:table-cell office:value-type="float" office:value="3819.51347531785">
                <text:p>3819.51347531785</text:p>
              </table:table-cell>
              <table:table-cell office:value-type="float" office:value="3143.37363518841">
                <text:p>3143.37363518841</text:p>
              </table:table-cell>
              <table:table-cell office:value-type="float" office:value="3853.30000155163">
                <text:p>3853.30000155163</text:p>
              </table:table-cell>
              <table:table-cell office:value-type="float" office:value="3925.74728354131">
                <text:p>3925.74728354131</text:p>
              </table:table-cell>
              <table:table-cell office:value-type="float" office:value="3361.85107647493">
                <text:p>3361.85107647493</text:p>
              </table:table-cell>
              <table:table-cell office:value-type="float" office:value="3338.8177388018">
                <text:p>3338.8177388018</text:p>
              </table:table-cell>
              <table:table-cell office:value-type="float" office:value="3586.36874056921">
                <text:p>3586.36874056921</text:p>
              </table:table-cell>
              <table:table-cell office:value-type="float" office:value="3438.81574532012">
                <text:p>3438.81574532012</text:p>
              </table:table-cell>
              <table:table-cell office:value-type="float" office:value="3628.31594666832">
                <text:p>3628.31594666832</text:p>
              </table:table-cell>
              <table:table-cell office:value-type="float" office:value="4239.70110329864">
                <text:p>4239.70110329864</text:p>
              </table:table-cell>
              <table:table-cell office:value-type="float" office:value="5046.07878656049">
                <text:p>5046.07878656049</text:p>
              </table:table-cell>
              <table:table-cell office:value-type="float" office:value="3655.3713820969">
                <text:p>3655.3713820969</text:p>
              </table:table-cell>
              <table:table-cell office:value-type="float" office:value="3506.1611953844">
                <text:p>3506.1611953844</text:p>
              </table:table-cell>
              <table:table-cell office:value-type="float" office:value="2729.96808237095">
                <text:p>2729.96808237095</text:p>
              </table:table-cell>
              <table:table-cell office:value-type="float" office:value="3030.45388001427">
                <text:p>3030.45388001427</text:p>
              </table:table-cell>
              <table:table-cell office:value-type="float" office:value="4311.61330886867">
                <text:p>4311.61330886867</text:p>
              </table:table-cell>
              <table:table-cell office:value-type="float" office:value="3544.69469768719">
                <text:p>3544.69469768719</text:p>
              </table:table-cell>
              <table:table-cell office:value-type="float" office:value="3951.05881487203">
                <text:p>3951.05881487203</text:p>
              </table:table-cell>
              <table:table-cell office:value-type="float" office:value="3672.27993163458">
                <text:p>3672.27993163458</text:p>
              </table:table-cell>
              <table:table-cell office:value-type="float" office:value="2779.83271306888">
                <text:p>2779.83271306888</text:p>
              </table:table-cell>
              <table:table-cell office:value-type="float" office:value="3309.73470312421">
                <text:p>3309.73470312421</text:p>
              </table:table-cell>
              <table:table-cell office:value-type="float" office:value="3026.72727295575">
                <text:p>3026.72727295575</text:p>
              </table:table-cell>
              <table:table-cell office:value-type="float" office:value="3311.44801753329">
                <text:p>3311.44801753329</text:p>
              </table:table-cell>
              <table:table-cell office:value-type="float" office:value="3552.64291190254">
                <text:p>3552.64291190254</text:p>
              </table:table-cell>
            </table:table-row>
            <table:table-row>
              <table:table-cell office:value-type="string">
                <text:p>Year 11</text:p>
              </table:table-cell>
              <table:table-cell office:value-type="float" office:value="4330.52762246745">
                <text:p>4330.52762246745</text:p>
              </table:table-cell>
              <table:table-cell office:value-type="float" office:value="4999.17664798462">
                <text:p>4999.17664798462</text:p>
              </table:table-cell>
              <table:table-cell office:value-type="float" office:value="4308.69780230622">
                <text:p>4308.69780230622</text:p>
              </table:table-cell>
              <table:table-cell office:value-type="float" office:value="3928.65821837339">
                <text:p>3928.65821837339</text:p>
              </table:table-cell>
              <table:table-cell office:value-type="float" office:value="3307.79030482975">
                <text:p>3307.79030482975</text:p>
              </table:table-cell>
              <table:table-cell office:value-type="float" office:value="4230.36829134791">
                <text:p>4230.36829134791</text:p>
              </table:table-cell>
              <table:table-cell office:value-type="float" office:value="4316.05022710917">
                <text:p>4316.05022710917</text:p>
              </table:table-cell>
              <table:table-cell office:value-type="float" office:value="3489.14473505914">
                <text:p>3489.14473505914</text:p>
              </table:table-cell>
              <table:table-cell office:value-type="float" office:value="4392.76200176886">
                <text:p>4392.76200176886</text:p>
              </table:table-cell>
              <table:table-cell office:value-type="float" office:value="4553.86684890792">
                <text:p>4553.86684890792</text:p>
              </table:table-cell>
              <table:table-cell office:value-type="float" office:value="3966.98427024042">
                <text:p>3966.98427024042</text:p>
              </table:table-cell>
              <table:table-cell office:value-type="float" office:value="3839.64039962206">
                <text:p>3839.64039962206</text:p>
              </table:table-cell>
              <table:table-cell office:value-type="float" office:value="3873.27823981475">
                <text:p>3873.27823981475</text:p>
              </table:table-cell>
              <table:table-cell office:value-type="float" office:value="3679.53284749253">
                <text:p>3679.53284749253</text:p>
              </table:table-cell>
              <table:table-cell office:value-type="float" office:value="4281.41281706862">
                <text:p>4281.41281706862</text:p>
              </table:table-cell>
              <table:table-cell office:value-type="float" office:value="4621.27420259551">
                <text:p>4621.27420259551</text:p>
              </table:table-cell>
              <table:table-cell office:value-type="float" office:value="6004.83375600698">
                <text:p>6004.83375600698</text:p>
              </table:table-cell>
              <table:table-cell office:value-type="float" office:value="4094.01594794852">
                <text:p>4094.01594794852</text:p>
              </table:table-cell>
              <table:table-cell office:value-type="float" office:value="4207.39343446128">
                <text:p>4207.39343446128</text:p>
              </table:table-cell>
              <table:table-cell office:value-type="float" office:value="3030.26457143176">
                <text:p>3030.26457143176</text:p>
              </table:table-cell>
              <table:table-cell office:value-type="float" office:value="3454.71742321627">
                <text:p>3454.71742321627</text:p>
              </table:table-cell>
              <table:table-cell office:value-type="float" office:value="5087.70370446503">
                <text:p>5087.70370446503</text:p>
              </table:table-cell>
              <table:table-cell office:value-type="float" office:value="4289.0805842015">
                <text:p>4289.0805842015</text:p>
              </table:table-cell>
              <table:table-cell office:value-type="float" office:value="4267.14352006179">
                <text:p>4267.14352006179</text:p>
              </table:table-cell>
              <table:table-cell office:value-type="float" office:value="4296.56752001246">
                <text:p>4296.56752001246</text:p>
              </table:table-cell>
              <table:table-cell office:value-type="float" office:value="3002.21933011439">
                <text:p>3002.21933011439</text:p>
              </table:table-cell>
              <table:table-cell office:value-type="float" office:value="3673.80552046788">
                <text:p>3673.80552046788</text:p>
              </table:table-cell>
              <table:table-cell office:value-type="float" office:value="3541.27090935823">
                <text:p>3541.27090935823</text:p>
              </table:table-cell>
              <table:table-cell office:value-type="float" office:value="3874.39418051395">
                <text:p>3874.39418051395</text:p>
              </table:table-cell>
              <table:table-cell office:value-type="float" office:value="3801.32791573571">
                <text:p>3801.32791573571</text:p>
              </table:table-cell>
            </table:table-row>
            <table:table-row>
              <table:table-cell office:value-type="string">
                <text:p>Year 12</text:p>
              </table:table-cell>
              <table:table-cell office:value-type="float" office:value="4936.8014896129">
                <text:p>4936.8014896129</text:p>
              </table:table-cell>
              <table:table-cell office:value-type="float" office:value="5799.04491166216">
                <text:p>5799.04491166216</text:p>
              </table:table-cell>
              <table:table-cell office:value-type="float" office:value="5041.17642869828">
                <text:p>5041.17642869828</text:p>
              </table:table-cell>
              <table:table-cell office:value-type="float" office:value="4242.95087584327">
                <text:p>4242.95087584327</text:p>
              </table:table-cell>
              <table:table-cell office:value-type="float" office:value="3870.1146566508">
                <text:p>3870.1146566508</text:p>
              </table:table-cell>
              <table:table-cell office:value-type="float" office:value="4738.01248630965">
                <text:p>4738.01248630965</text:p>
              </table:table-cell>
              <table:table-cell office:value-type="float" office:value="4618.17374300681">
                <text:p>4618.17374300681</text:p>
              </table:table-cell>
              <table:table-cell office:value-type="float" office:value="4186.97368207096">
                <text:p>4186.97368207096</text:p>
              </table:table-cell>
              <table:table-cell office:value-type="float" office:value="5007.7486820165">
                <text:p>5007.7486820165</text:p>
              </table:table-cell>
              <table:table-cell office:value-type="float" office:value="4963.71486530964">
                <text:p>4963.71486530964</text:p>
              </table:table-cell>
              <table:table-cell office:value-type="float" office:value="4363.68269726446">
                <text:p>4363.68269726446</text:p>
              </table:table-cell>
              <table:table-cell office:value-type="float" office:value="4569.17207555026">
                <text:p>4569.17207555026</text:p>
              </table:table-cell>
              <table:table-cell office:value-type="float" office:value="4609.20110537955">
                <text:p>4609.20110537955</text:p>
              </table:table-cell>
              <table:table-cell office:value-type="float" office:value="4378.64408851611">
                <text:p>4378.64408851611</text:p>
              </table:table-cell>
              <table:table-cell office:value-type="float" office:value="4880.81061145822">
                <text:p>4880.81061145822</text:p>
              </table:table-cell>
              <table:table-cell office:value-type="float" office:value="5360.6780750108">
                <text:p>5360.6780750108</text:p>
              </table:table-cell>
              <table:table-cell office:value-type="float" office:value="6965.6071569681">
                <text:p>6965.6071569681</text:p>
              </table:table-cell>
              <table:table-cell office:value-type="float" office:value="4667.17818066132">
                <text:p>4667.17818066132</text:p>
              </table:table-cell>
              <table:table-cell office:value-type="float" office:value="4501.91097487357">
                <text:p>4501.91097487357</text:p>
              </table:table-cell>
              <table:table-cell office:value-type="float" office:value="3636.31748571811">
                <text:p>3636.31748571811</text:p>
              </table:table-cell>
              <table:table-cell office:value-type="float" office:value="3765.64199130574">
                <text:p>3765.64199130574</text:p>
              </table:table-cell>
              <table:table-cell office:value-type="float" office:value="5799.98222309013">
                <text:p>5799.98222309013</text:p>
              </table:table-cell>
              <table:table-cell office:value-type="float" office:value="4589.3162250956">
                <text:p>4589.3162250956</text:p>
              </table:table-cell>
              <table:table-cell office:value-type="float" office:value="4992.5579184723">
                <text:p>4992.5579184723</text:p>
              </table:table-cell>
              <table:table-cell office:value-type="float" office:value="4769.18994721383">
                <text:p>4769.18994721383</text:p>
              </table:table-cell>
              <table:table-cell office:value-type="float" office:value="3332.46345642697">
                <text:p>3332.46345642697</text:p>
              </table:table-cell>
              <table:table-cell office:value-type="float" office:value="4077.92412771935">
                <text:p>4077.92412771935</text:p>
              </table:table-cell>
              <table:table-cell office:value-type="float" office:value="4214.1123821363">
                <text:p>4214.1123821363</text:p>
              </table:table-cell>
              <table:table-cell office:value-type="float" office:value="4261.83359856534">
                <text:p>4261.83359856534</text:p>
              </table:table-cell>
              <table:table-cell office:value-type="float" office:value="4561.59349888286">
                <text:p>4561.59349888286</text:p>
              </table:table-cell>
            </table:table-row>
            <table:table-row>
              <table:table-cell office:value-type="string">
                <text:p>Year 13</text:p>
              </table:table-cell>
              <table:table-cell office:value-type="float" office:value="5578.58568326258">
                <text:p>5578.58568326258</text:p>
              </table:table-cell>
              <table:table-cell office:value-type="float" office:value="6610.91119929487">
                <text:p>6610.91119929487</text:p>
              </table:table-cell>
              <table:table-cell office:value-type="float" office:value="5646.11760014207">
                <text:p>5646.11760014207</text:p>
              </table:table-cell>
              <table:table-cell office:value-type="float" office:value="4836.96399846132">
                <text:p>4836.96399846132</text:p>
              </table:table-cell>
              <table:table-cell office:value-type="float" office:value="4644.13758798097">
                <text:p>4644.13758798097</text:p>
              </table:table-cell>
              <table:table-cell office:value-type="float" office:value="5211.81373494062">
                <text:p>5211.81373494062</text:p>
              </table:table-cell>
              <table:table-cell office:value-type="float" office:value="5218.5363295977">
                <text:p>5218.5363295977</text:p>
              </table:table-cell>
              <table:table-cell office:value-type="float" office:value="4689.41052391948">
                <text:p>4689.41052391948</text:p>
              </table:table-cell>
              <table:table-cell office:value-type="float" office:value="5909.14344477947">
                <text:p>5909.14344477947</text:p>
              </table:table-cell>
              <table:table-cell office:value-type="float" office:value="5360.81205453441">
                <text:p>5360.81205453441</text:p>
              </table:table-cell>
              <table:table-cell office:value-type="float" office:value="4712.77731304561">
                <text:p>4712.77731304561</text:p>
              </table:table-cell>
              <table:table-cell office:value-type="float" office:value="4934.70584159428">
                <text:p>4934.70584159428</text:p>
              </table:table-cell>
              <table:table-cell office:value-type="float" office:value="4931.84518275612">
                <text:p>4931.84518275612</text:p>
              </table:table-cell>
              <table:table-cell office:value-type="float" office:value="5166.80002444901">
                <text:p>5166.80002444901</text:p>
              </table:table-cell>
              <table:table-cell office:value-type="float" office:value="5759.3565215207">
                <text:p>5759.3565215207</text:p>
              </table:table-cell>
              <table:table-cell office:value-type="float" office:value="5896.74588251188">
                <text:p>5896.74588251188</text:p>
              </table:table-cell>
              <table:table-cell office:value-type="float" office:value="7592.51180109523">
                <text:p>7592.51180109523</text:p>
              </table:table-cell>
              <table:table-cell office:value-type="float" office:value="5180.56778053406">
                <text:p>5180.56778053406</text:p>
              </table:table-cell>
              <table:table-cell office:value-type="float" office:value="5357.27406009955">
                <text:p>5357.27406009955</text:p>
              </table:table-cell>
              <table:table-cell office:value-type="float" office:value="4181.76510857583">
                <text:p>4181.76510857583</text:p>
              </table:table-cell>
              <table:table-cell office:value-type="float" office:value="4066.8933506102">
                <text:p>4066.8933506102</text:p>
              </table:table-cell>
              <table:table-cell office:value-type="float" office:value="6495.98008986095">
                <text:p>6495.98008986095</text:p>
              </table:table-cell>
              <table:table-cell office:value-type="float" office:value="5277.71365885994">
                <text:p>5277.71365885994</text:p>
              </table:table-cell>
              <table:table-cell office:value-type="float" office:value="5391.96255195008">
                <text:p>5391.96255195008</text:p>
              </table:table-cell>
              <table:table-cell office:value-type="float" office:value="5675.33603718446">
                <text:p>5675.33603718446</text:p>
              </table:table-cell>
              <table:table-cell office:value-type="float" office:value="3799.00834032674">
                <text:p>3799.00834032674</text:p>
              </table:table-cell>
              <table:table-cell office:value-type="float" office:value="4404.15805793689">
                <text:p>4404.15805793689</text:p>
              </table:table-cell>
              <table:table-cell office:value-type="float" office:value="4509.10024888584">
                <text:p>4509.10024888584</text:p>
              </table:table-cell>
              <table:table-cell office:value-type="float" office:value="5071.58198229276">
                <text:p>5071.58198229276</text:p>
              </table:table-cell>
              <table:table-cell office:value-type="float" office:value="5337.06439369294">
                <text:p>5337.06439369294</text:p>
              </table:table-cell>
            </table:table-row>
            <table:table-row>
              <table:table-cell office:value-type="string">
                <text:p>Year 14</text:p>
              </table:table-cell>
              <table:table-cell office:value-type="float" office:value="6638.51696308246">
                <text:p>6638.51696308246</text:p>
              </table:table-cell>
              <table:table-cell office:value-type="float" office:value="7668.65699118205">
                <text:p>7668.65699118205</text:p>
              </table:table-cell>
              <table:table-cell office:value-type="float" office:value="6323.65171215912">
                <text:p>6323.65171215912</text:p>
              </table:table-cell>
              <table:table-cell office:value-type="float" office:value="5514.13895824591">
                <text:p>5514.13895824591</text:p>
              </table:table-cell>
              <table:table-cell office:value-type="float" office:value="5108.55134677906">
                <text:p>5108.55134677906</text:p>
              </table:table-cell>
              <table:table-cell office:value-type="float" office:value="6149.94020722993">
                <text:p>6149.94020722993</text:p>
              </table:table-cell>
              <table:table-cell office:value-type="float" office:value="6157.87286892528">
                <text:p>6157.87286892528</text:p>
              </table:table-cell>
              <table:table-cell office:value-type="float" office:value="5299.03389202901">
                <text:p>5299.03389202901</text:p>
              </table:table-cell>
              <table:table-cell office:value-type="float" office:value="6559.14922370521">
                <text:p>6559.14922370521</text:p>
              </table:table-cell>
              <table:table-cell office:value-type="float" office:value="5843.28513944251">
                <text:p>5843.28513944251</text:p>
              </table:table-cell>
              <table:table-cell office:value-type="float" office:value="5184.05504435018">
                <text:p>5184.05504435018</text:p>
              </table:table-cell>
              <table:table-cell office:value-type="float" office:value="5329.48230892182">
                <text:p>5329.48230892182</text:p>
              </table:table-cell>
              <table:table-cell office:value-type="float" office:value="5523.66660468686">
                <text:p>5523.66660468686</text:p>
              </table:table-cell>
              <table:table-cell office:value-type="float" office:value="5993.48802836085">
                <text:p>5993.48802836085</text:p>
              </table:table-cell>
              <table:table-cell office:value-type="float" office:value="6450.47930410319">
                <text:p>6450.47930410319</text:p>
              </table:table-cell>
              <table:table-cell office:value-type="float" office:value="7017.12760018913">
                <text:p>7017.12760018913</text:p>
              </table:table-cell>
              <table:table-cell office:value-type="float" office:value="8959.16392529237">
                <text:p>8959.16392529237</text:p>
              </table:table-cell>
              <table:table-cell office:value-type="float" office:value="5646.81888078213">
                <text:p>5646.81888078213</text:p>
              </table:table-cell>
              <table:table-cell office:value-type="float" office:value="5839.42872550851">
                <text:p>5839.42872550851</text:p>
              </table:table-cell>
              <table:table-cell office:value-type="float" office:value="4516.30631726189">
                <text:p>4516.30631726189</text:p>
              </table:table-cell>
              <table:table-cell office:value-type="float" office:value="4351.57588515291">
                <text:p>4351.57588515291</text:p>
              </table:table-cell>
              <table:table-cell office:value-type="float" office:value="7730.21630693453">
                <text:p>7730.21630693453</text:p>
              </table:table-cell>
              <table:table-cell office:value-type="float" office:value="6122.14784427753">
                <text:p>6122.14784427753</text:p>
              </table:table-cell>
              <table:table-cell office:value-type="float" office:value="5877.23918162559">
                <text:p>5877.23918162559</text:p>
              </table:table-cell>
              <table:table-cell office:value-type="float" office:value="6753.6498842495">
                <text:p>6753.6498842495</text:p>
              </table:table-cell>
              <table:table-cell office:value-type="float" office:value="4064.93892414962">
                <text:p>4064.93892414962</text:p>
              </table:table-cell>
              <table:table-cell office:value-type="float" office:value="5064.78176662743">
                <text:p>5064.78176662743</text:p>
              </table:table-cell>
              <table:table-cell office:value-type="float" office:value="5275.64729119643">
                <text:p>5275.64729119643</text:p>
              </table:table-cell>
              <table:table-cell office:value-type="float" office:value="5984.46673910545">
                <text:p>5984.46673910545</text:p>
              </table:table-cell>
              <table:table-cell office:value-type="float" office:value="5710.65890125145">
                <text:p>5710.65890125145</text:p>
              </table:table-cell>
            </table:table-row>
            <table:table-row>
              <table:table-cell office:value-type="string">
                <text:p>Year 15</text:p>
              </table:table-cell>
              <table:table-cell office:value-type="float" office:value="7302.36865939071">
                <text:p>7302.36865939071</text:p>
              </table:table-cell>
              <table:table-cell office:value-type="float" office:value="8512.20926021207">
                <text:p>8512.20926021207</text:p>
              </table:table-cell>
              <table:table-cell office:value-type="float" office:value="7525.14553746935">
                <text:p>7525.14553746935</text:p>
              </table:table-cell>
              <table:table-cell office:value-type="float" office:value="6230.97702281788">
                <text:p>6230.97702281788</text:p>
              </table:table-cell>
              <table:table-cell office:value-type="float" office:value="5670.49199492476">
                <text:p>5670.49199492476</text:p>
              </table:table-cell>
              <table:table-cell office:value-type="float" office:value="6641.93542380832">
                <text:p>6641.93542380832</text:p>
              </table:table-cell>
              <table:table-cell office:value-type="float" office:value="7327.86871402109">
                <text:p>7327.86871402109</text:p>
              </table:table-cell>
              <table:table-cell office:value-type="float" office:value="5987.90829799278">
                <text:p>5987.90829799278</text:p>
              </table:table-cell>
              <table:table-cell office:value-type="float" office:value="7018.28966936457">
                <text:p>7018.28966936457</text:p>
              </table:table-cell>
              <table:table-cell office:value-type="float" office:value="6778.21076175331">
                <text:p>6778.21076175331</text:p>
              </table:table-cell>
              <table:table-cell office:value-type="float" office:value="5806.1416496722">
                <text:p>5806.1416496722</text:p>
              </table:table-cell>
              <table:table-cell office:value-type="float" office:value="5862.430539814">
                <text:p>5862.430539814</text:p>
              </table:table-cell>
              <table:table-cell office:value-type="float" office:value="6683.6365916711">
                <text:p>6683.6365916711</text:p>
              </table:table-cell>
              <table:table-cell office:value-type="float" office:value="6413.03219034611">
                <text:p>6413.03219034611</text:p>
              </table:table-cell>
              <table:table-cell office:value-type="float" office:value="7482.5559927597">
                <text:p>7482.5559927597</text:p>
              </table:table-cell>
              <table:table-cell office:value-type="float" office:value="7508.32653220237">
                <text:p>7508.32653220237</text:p>
              </table:table-cell>
              <table:table-cell office:value-type="float" office:value="9675.89703931576">
                <text:p>9675.89703931576</text:p>
              </table:table-cell>
              <table:table-cell office:value-type="float" office:value="6267.96895766816">
                <text:p>6267.96895766816</text:p>
              </table:table-cell>
              <table:table-cell office:value-type="float" office:value="6598.55445982462">
                <text:p>6598.55445982462</text:p>
              </table:table-cell>
              <table:table-cell office:value-type="float" office:value="5013.1000121607">
                <text:p>5013.1000121607</text:p>
              </table:table-cell>
              <table:table-cell office:value-type="float" office:value="4743.21771481667">
                <text:p>4743.21771481667</text:p>
              </table:table-cell>
              <table:table-cell office:value-type="float" office:value="8271.33144841995">
                <text:p>8271.33144841995</text:p>
              </table:table-cell>
              <table:table-cell office:value-type="float" office:value="6611.91967181974">
                <text:p>6611.91967181974</text:p>
              </table:table-cell>
              <table:table-cell office:value-type="float" office:value="6464.96309978815">
                <text:p>6464.96309978815</text:p>
              </table:table-cell>
              <table:table-cell office:value-type="float" office:value="8171.9163599419">
                <text:p>8171.9163599419</text:p>
              </table:table-cell>
              <table:table-cell office:value-type="float" office:value="4552.73159504757">
                <text:p>4552.73159504757</text:p>
              </table:table-cell>
              <table:table-cell office:value-type="float" office:value="5773.85121395527">
                <text:p>5773.85121395527</text:p>
              </table:table-cell>
              <table:table-cell office:value-type="float" office:value="5697.69907449214">
                <text:p>5697.69907449214</text:p>
              </table:table-cell>
              <table:table-cell office:value-type="float" office:value="6941.98141736232">
                <text:p>6941.98141736232</text:p>
              </table:table-cell>
              <table:table-cell office:value-type="float" office:value="6110.40502433905">
                <text:p>6110.40502433905</text:p>
              </table:table-cell>
            </table:table-row>
            <table:table-row>
              <table:table-cell office:value-type="string">
                <text:p>Year 16</text:p>
              </table:table-cell>
              <table:table-cell office:value-type="float" office:value="8324.70027170541">
                <text:p>8324.70027170541</text:p>
              </table:table-cell>
              <table:table-cell office:value-type="float" office:value="10214.6511122545">
                <text:p>10214.6511122545</text:p>
              </table:table-cell>
              <table:table-cell office:value-type="float" office:value="8051.9057250922">
                <text:p>8051.9057250922</text:p>
              </table:table-cell>
              <table:table-cell office:value-type="float" office:value="6916.38449532784">
                <text:p>6916.38449532784</text:p>
              </table:table-cell>
              <table:table-cell office:value-type="float" office:value="6294.24611436648">
                <text:p>6294.24611436648</text:p>
              </table:table-cell>
              <table:table-cell office:value-type="float" office:value="7106.87090347491">
                <text:p>7106.87090347491</text:p>
              </table:table-cell>
              <table:table-cell office:value-type="float" office:value="7987.37689828298">
                <text:p>7987.37689828298</text:p>
              </table:table-cell>
              <table:table-cell office:value-type="float" office:value="7185.48995759134">
                <text:p>7185.48995759134</text:p>
              </table:table-cell>
              <table:table-cell office:value-type="float" office:value="7509.56994622009">
                <text:p>7509.56994622009</text:p>
              </table:table-cell>
              <table:table-cell office:value-type="float" office:value="8201.6350217215">
                <text:p>8201.6350217215</text:p>
              </table:table-cell>
              <table:table-cell office:value-type="float" office:value="6212.57156514925">
                <text:p>6212.57156514925</text:p>
              </table:table-cell>
              <table:table-cell office:value-type="float" office:value="6976.29234237866">
                <text:p>6976.29234237866</text:p>
              </table:table-cell>
              <table:table-cell office:value-type="float" office:value="8087.20027592203">
                <text:p>8087.20027592203</text:p>
              </table:table-cell>
              <table:table-cell office:value-type="float" office:value="7439.11734080149">
                <text:p>7439.11734080149</text:p>
              </table:table-cell>
              <table:table-cell office:value-type="float" office:value="8230.81159203566">
                <text:p>8230.81159203566</text:p>
              </table:table-cell>
              <table:table-cell office:value-type="float" office:value="9009.99183864285">
                <text:p>9009.99183864285</text:p>
              </table:table-cell>
              <table:table-cell office:value-type="float" office:value="11224.0405656063">
                <text:p>11224.0405656063</text:p>
              </table:table-cell>
              <table:table-cell office:value-type="float" office:value="7458.88305962511">
                <text:p>7458.88305962511</text:p>
              </table:table-cell>
              <table:table-cell office:value-type="float" office:value="7258.40990580708">
                <text:p>7258.40990580708</text:p>
              </table:table-cell>
              <table:table-cell office:value-type="float" office:value="6015.72001459284">
                <text:p>6015.72001459284</text:p>
              </table:table-cell>
              <table:table-cell office:value-type="float" office:value="5359.83601774284">
                <text:p>5359.83601774284</text:p>
              </table:table-cell>
              <table:table-cell office:value-type="float" office:value="9181.17790774614">
                <text:p>9181.17790774614</text:p>
              </table:table-cell>
              <table:table-cell office:value-type="float" office:value="7405.35003243811">
                <text:p>7405.35003243811</text:p>
              </table:table-cell>
              <table:table-cell office:value-type="float" office:value="6917.51051677332">
                <text:p>6917.51051677332</text:p>
              </table:table-cell>
              <table:table-cell office:value-type="float" office:value="9642.86130473144">
                <text:p>9642.86130473144</text:p>
              </table:table-cell>
              <table:table-cell office:value-type="float" office:value="5008.00475455233">
                <text:p>5008.00475455233</text:p>
              </table:table-cell>
              <table:table-cell office:value-type="float" office:value="6408.97484749035">
                <text:p>6408.97484749035</text:p>
              </table:table-cell>
              <table:table-cell office:value-type="float" office:value="6666.30791715581">
                <text:p>6666.30791715581</text:p>
              </table:table-cell>
              <table:table-cell office:value-type="float" office:value="8330.37770083479">
                <text:p>8330.37770083479</text:p>
              </table:table-cell>
              <table:table-cell office:value-type="float" office:value="6782.54957701635">
                <text:p>6782.54957701635</text:p>
              </table:table-cell>
            </table:table-row>
            <table:table-row>
              <table:table-cell office:value-type="string">
                <text:p>Year 17</text:p>
              </table:table-cell>
              <table:table-cell office:value-type="float" office:value="10072.8873287635">
                <text:p>10072.8873287635</text:p>
              </table:table-cell>
              <table:table-cell office:value-type="float" office:value="11542.5557568476">
                <text:p>11542.5557568476</text:p>
              </table:table-cell>
              <table:table-cell office:value-type="float" office:value="8857.09629760142">
                <text:p>8857.09629760142</text:p>
              </table:table-cell>
              <table:table-cell office:value-type="float" office:value="8161.33370448686">
                <text:p>8161.33370448686</text:p>
              </table:table-cell>
              <table:table-cell office:value-type="float" office:value="7490.15287609612">
                <text:p>7490.15287609612</text:p>
              </table:table-cell>
              <table:table-cell office:value-type="float" office:value="7675.4205757529">
                <text:p>7675.4205757529</text:p>
              </table:table-cell>
              <table:table-cell office:value-type="float" office:value="8706.24081912845">
                <text:p>8706.24081912845</text:p>
              </table:table-cell>
              <table:table-cell office:value-type="float" office:value="7975.89385292638">
                <text:p>7975.89385292638</text:p>
              </table:table-cell>
              <table:table-cell office:value-type="float" office:value="8485.8140392287">
                <text:p>8485.8140392287</text:p>
              </table:table-cell>
              <table:table-cell office:value-type="float" office:value="9677.92932563137">
                <text:p>9677.92932563137</text:p>
              </table:table-cell>
              <table:table-cell office:value-type="float" office:value="7144.45729992164">
                <text:p>7144.45729992164</text:p>
              </table:table-cell>
              <table:table-cell office:value-type="float" office:value="7534.39572976896">
                <text:p>7534.39572976896</text:p>
              </table:table-cell>
              <table:table-cell office:value-type="float" office:value="9623.76832834721">
                <text:p>9623.76832834721</text:p>
              </table:table-cell>
              <table:table-cell office:value-type="float" office:value="8406.20259510568">
                <text:p>8406.20259510568</text:p>
              </table:table-cell>
              <table:table-cell office:value-type="float" office:value="9712.35767860208">
                <text:p>9712.35767860208</text:p>
              </table:table-cell>
              <table:table-cell office:value-type="float" office:value="10001.0909408936">
                <text:p>10001.0909408936</text:p>
              </table:table-cell>
              <table:table-cell office:value-type="float" office:value="12795.4062447912">
                <text:p>12795.4062447912</text:p>
              </table:table-cell>
              <table:table-cell office:value-type="float" office:value="8503.12668797263">
                <text:p>8503.12668797263</text:p>
              </table:table-cell>
              <table:table-cell office:value-type="float" office:value="7766.49859921358">
                <text:p>7766.49859921358</text:p>
              </table:table-cell>
              <table:table-cell office:value-type="float" office:value="6857.92081663584">
                <text:p>6857.92081663584</text:p>
              </table:table-cell>
              <table:table-cell office:value-type="float" office:value="5788.62289916227">
                <text:p>5788.62289916227</text:p>
              </table:table-cell>
              <table:table-cell office:value-type="float" office:value="11017.4134892954">
                <text:p>11017.4134892954</text:p>
              </table:table-cell>
              <table:table-cell office:value-type="float" office:value="8145.88503568192">
                <text:p>8145.88503568192</text:p>
              </table:table-cell>
              <table:table-cell office:value-type="float" office:value="7747.61177878612">
                <text:p>7747.61177878612</text:p>
              </table:table-cell>
              <table:table-cell office:value-type="float" office:value="10992.8618873938">
                <text:p>10992.8618873938</text:p>
              </table:table-cell>
              <table:table-cell office:value-type="float" office:value="6059.68575300832">
                <text:p>6059.68575300832</text:p>
              </table:table-cell>
              <table:table-cell office:value-type="float" office:value="7434.4108230888">
                <text:p>7434.4108230888</text:p>
              </table:table-cell>
              <table:table-cell office:value-type="float" office:value="7199.61255052827">
                <text:p>7199.61255052827</text:p>
              </table:table-cell>
              <table:table-cell office:value-type="float" office:value="8996.80791690157">
                <text:p>8996.80791690157</text:p>
              </table:table-cell>
              <table:table-cell office:value-type="float" office:value="7596.45552625831">
                <text:p>7596.45552625831</text:p>
              </table:table-cell>
            </table:table-row>
            <table:table-row>
              <table:table-cell office:value-type="string">
                <text:p>Year 18</text:p>
              </table:table-cell>
              <table:table-cell office:value-type="float" office:value="10979.4471883523">
                <text:p>10979.4471883523</text:p>
              </table:table-cell>
              <table:table-cell office:value-type="float" office:value="12581.3857749639">
                <text:p>12581.3857749639</text:p>
              </table:table-cell>
              <table:table-cell office:value-type="float" office:value="9742.80592736157">
                <text:p>9742.80592736157</text:p>
              </table:table-cell>
              <table:table-cell office:value-type="float" office:value="9140.69374902528">
                <text:p>9140.69374902528</text:p>
              </table:table-cell>
              <table:table-cell office:value-type="float" office:value="8388.97122122765">
                <text:p>8388.97122122765</text:p>
              </table:table-cell>
              <table:table-cell office:value-type="float" office:value="8289.45422181313">
                <text:p>8289.45422181313</text:p>
              </table:table-cell>
              <table:table-cell office:value-type="float" office:value="9402.74008465873">
                <text:p>9402.74008465873</text:p>
              </table:table-cell>
              <table:table-cell office:value-type="float" office:value="9491.3136849824">
                <text:p>9491.3136849824</text:p>
              </table:table-cell>
              <table:table-cell office:value-type="float" office:value="10013.2605662899">
                <text:p>10013.2605662899</text:p>
              </table:table-cell>
              <table:table-cell office:value-type="float" office:value="11032.8394312198">
                <text:p>11032.8394312198</text:p>
              </table:table-cell>
              <table:table-cell office:value-type="float" office:value="8573.34875990597">
                <text:p>8573.34875990597</text:p>
              </table:table-cell>
              <table:table-cell office:value-type="float" office:value="8438.52321734123">
                <text:p>8438.52321734123</text:p>
              </table:table-cell>
              <table:table-cell office:value-type="float" office:value="10682.3828444654">
                <text:p>10682.3828444654</text:p>
              </table:table-cell>
              <table:table-cell office:value-type="float" office:value="9414.94690651836">
                <text:p>9414.94690651836</text:p>
              </table:table-cell>
              <table:table-cell office:value-type="float" office:value="11557.7056375365">
                <text:p>11557.7056375365</text:p>
              </table:table-cell>
              <table:table-cell office:value-type="float" office:value="11301.2327632097">
                <text:p>11301.2327632097</text:p>
              </table:table-cell>
              <table:table-cell office:value-type="float" office:value="14330.8549941661">
                <text:p>14330.8549941661</text:p>
              </table:table-cell>
              <table:table-cell office:value-type="float" office:value="10203.7520255672">
                <text:p>10203.7520255672</text:p>
              </table:table-cell>
              <table:table-cell office:value-type="float" office:value="8310.15350115853">
                <text:p>8310.15350115853</text:p>
              </table:table-cell>
              <table:table-cell office:value-type="float" office:value="8160.92577179665">
                <text:p>8160.92577179665</text:p>
              </table:table-cell>
              <table:table-cell office:value-type="float" office:value="6599.03010504499">
                <text:p>6599.03010504499</text:p>
              </table:table-cell>
              <table:table-cell office:value-type="float" office:value="12449.6772429038">
                <text:p>12449.6772429038</text:p>
              </table:table-cell>
              <table:table-cell office:value-type="float" office:value="9449.22664139102">
                <text:p>9449.22664139102</text:p>
              </table:table-cell>
              <table:table-cell office:value-type="float" office:value="9219.65801675548">
                <text:p>9219.65801675548</text:p>
              </table:table-cell>
              <table:table-cell office:value-type="float" office:value="13301.3628837466">
                <text:p>13301.3628837466</text:p>
              </table:table-cell>
              <table:table-cell office:value-type="float" office:value="7332.21976114006">
                <text:p>7332.21976114006</text:p>
              </table:table-cell>
              <table:table-cell office:value-type="float" office:value="8846.94887947567">
                <text:p>8846.94887947567</text:p>
              </table:table-cell>
              <table:table-cell office:value-type="float" office:value="7847.57768007582">
                <text:p>7847.57768007582</text:p>
              </table:table-cell>
              <table:table-cell office:value-type="float" office:value="10436.2971836058">
                <text:p>10436.2971836058</text:p>
              </table:table-cell>
              <table:table-cell office:value-type="float" office:value="8356.10107888414">
                <text:p>8356.10107888414</text:p>
              </table:table-cell>
            </table:table-row>
            <table:table-row>
              <table:table-cell office:value-type="string">
                <text:p>Year 19</text:p>
              </table:table-cell>
              <table:table-cell office:value-type="float" office:value="12296.9808509545">
                <text:p>12296.9808509545</text:p>
              </table:table-cell>
              <table:table-cell office:value-type="float" office:value="13587.896636961">
                <text:p>13587.896636961</text:p>
              </table:table-cell>
              <table:table-cell office:value-type="float" office:value="11301.6548757394">
                <text:p>11301.6548757394</text:p>
              </table:table-cell>
              <table:table-cell office:value-type="float" office:value="10694.6116863596">
                <text:p>10694.6116863596</text:p>
              </table:table-cell>
              <table:table-cell office:value-type="float" office:value="9311.75805556269">
                <text:p>9311.75805556269</text:p>
              </table:table-cell>
              <table:table-cell office:value-type="float" office:value="9035.50510177631">
                <text:p>9035.50510177631</text:p>
              </table:table-cell>
              <table:table-cell office:value-type="float" office:value="10625.0962956644">
                <text:p>10625.0962956644</text:p>
              </table:table-cell>
              <table:table-cell office:value-type="float" office:value="11199.7501482792">
                <text:p>11199.7501482792</text:p>
              </table:table-cell>
              <table:table-cell office:value-type="float" office:value="10714.1888059302">
                <text:p>10714.1888059302</text:p>
              </table:table-cell>
              <table:table-cell office:value-type="float" office:value="12687.7653459027">
                <text:p>12687.7653459027</text:p>
              </table:table-cell>
              <table:table-cell office:value-type="float" office:value="9773.6175862928">
                <text:p>9773.6175862928</text:p>
              </table:table-cell>
              <table:table-cell office:value-type="float" office:value="9957.45739646265">
                <text:p>9957.45739646265</text:p>
              </table:table-cell>
              <table:table-cell office:value-type="float" office:value="11643.7973004673">
                <text:p>11643.7973004673</text:p>
              </table:table-cell>
              <table:table-cell office:value-type="float" office:value="11109.6373496917">
                <text:p>11109.6373496917</text:p>
              </table:table-cell>
              <table:table-cell office:value-type="float" office:value="13753.6697086684">
                <text:p>13753.6697086684</text:p>
              </table:table-cell>
              <table:table-cell office:value-type="float" office:value="13674.4916434838">
                <text:p>13674.4916434838</text:p>
              </table:table-cell>
              <table:table-cell office:value-type="float" office:value="17053.7174430577">
                <text:p>17053.7174430577</text:p>
              </table:table-cell>
              <table:table-cell office:value-type="float" office:value="11938.3898699136">
                <text:p>11938.3898699136</text:p>
              </table:table-cell>
              <table:table-cell office:value-type="float" office:value="9473.57499132072">
                <text:p>9473.57499132072</text:p>
              </table:table-cell>
              <table:table-cell office:value-type="float" office:value="9874.72018387394">
                <text:p>9874.72018387394</text:p>
              </table:table-cell>
              <table:table-cell office:value-type="float" office:value="7984.82642710443">
                <text:p>7984.82642710443</text:p>
              </table:table-cell>
              <table:table-cell office:value-type="float" office:value="13943.6385120522">
                <text:p>13943.6385120522</text:p>
              </table:table-cell>
              <table:table-cell office:value-type="float" office:value="10488.641571944">
                <text:p>10488.641571944</text:p>
              </table:table-cell>
              <table:table-cell office:value-type="float" office:value="11155.7862002741">
                <text:p>11155.7862002741</text:p>
              </table:table-cell>
              <table:table-cell office:value-type="float" office:value="15163.5536874711">
                <text:p>15163.5536874711</text:p>
              </table:table-cell>
              <table:table-cell office:value-type="float" office:value="8505.37492292247">
                <text:p>8505.37492292247</text:p>
              </table:table-cell>
              <table:table-cell office:value-type="float" office:value="10350.9301889865">
                <text:p>10350.9301889865</text:p>
              </table:table-cell>
              <table:table-cell office:value-type="float" office:value="8553.85967128264">
                <text:p>8553.85967128264</text:p>
              </table:table-cell>
              <table:table-cell office:value-type="float" office:value="12627.919592163">
                <text:p>12627.919592163</text:p>
              </table:table-cell>
              <table:table-cell office:value-type="float" office:value="9609.51624071676">
                <text:p>9609.51624071676</text:p>
              </table:table-cell>
            </table:table-row>
            <table:table-row>
              <table:table-cell office:value-type="string">
                <text:p>Year 20</text:p>
              </table:table-cell>
              <table:table-cell office:value-type="float" office:value="14510.4374041264">
                <text:p>14510.4374041264</text:p>
              </table:table-cell>
              <table:table-cell office:value-type="float" office:value="14539.0494015482">
                <text:p>14539.0494015482</text:p>
              </table:table-cell>
              <table:table-cell office:value-type="float" office:value="12883.8865583429">
                <text:p>12883.8865583429</text:p>
              </table:table-cell>
              <table:table-cell office:value-type="float" office:value="11657.1267381319">
                <text:p>11657.1267381319</text:p>
              </table:table-cell>
              <table:table-cell office:value-type="float" office:value="10894.7569250083">
                <text:p>10894.7569250083</text:p>
              </table:table-cell>
              <table:table-cell office:value-type="float" office:value="9939.05561195395">
                <text:p>9939.05561195395</text:p>
              </table:table-cell>
              <table:table-cell office:value-type="float" office:value="11368.8530363609">
                <text:p>11368.8530363609</text:p>
              </table:table-cell>
              <table:table-cell office:value-type="float" office:value="12655.7176675555">
                <text:p>12655.7176675555</text:p>
              </table:table-cell>
              <table:table-cell office:value-type="float" office:value="12428.459014879">
                <text:p>12428.459014879</text:p>
              </table:table-cell>
              <table:table-cell office:value-type="float" office:value="13829.664227034">
                <text:p>13829.664227034</text:p>
              </table:table-cell>
              <table:table-cell office:value-type="float" office:value="10946.4516966479">
                <text:p>10946.4516966479</text:p>
              </table:table-cell>
              <table:table-cell office:value-type="float" office:value="10754.0539881797">
                <text:p>10754.0539881797</text:p>
              </table:table-cell>
              <table:table-cell office:value-type="float" office:value="13972.5567605608">
                <text:p>13972.5567605608</text:p>
              </table:table-cell>
              <table:table-cell office:value-type="float" office:value="12887.1793256423">
                <text:p>12887.1793256423</text:p>
              </table:table-cell>
              <table:table-cell office:value-type="float" office:value="15541.6467707953">
                <text:p>15541.6467707953</text:p>
              </table:table-cell>
              <table:table-cell office:value-type="float" office:value="16135.9001393108">
                <text:p>16135.9001393108</text:p>
              </table:table-cell>
              <table:table-cell office:value-type="float" office:value="18929.626361794">
                <text:p>18929.626361794</text:p>
              </table:table-cell>
              <table:table-cell office:value-type="float" office:value="13609.7644517015">
                <text:p>13609.7644517015</text:p>
              </table:table-cell>
              <table:table-cell office:value-type="float" office:value="11463.0257394981">
                <text:p>11463.0257394981</text:p>
              </table:table-cell>
              <table:table-cell office:value-type="float" office:value="10565.9505967451">
                <text:p>10565.9505967451</text:p>
              </table:table-cell>
              <table:table-cell office:value-type="float" office:value="9102.70212689905">
                <text:p>9102.70212689905</text:p>
              </table:table-cell>
              <table:table-cell office:value-type="float" office:value="15756.311518619">
                <text:p>15756.311518619</text:p>
              </table:table-cell>
              <table:table-cell office:value-type="float" office:value="11432.619313419">
                <text:p>11432.619313419</text:p>
              </table:table-cell>
              <table:table-cell office:value-type="float" office:value="13163.8277163235">
                <text:p>13163.8277163235</text:p>
              </table:table-cell>
              <table:table-cell office:value-type="float" office:value="16528.2735193435">
                <text:p>16528.2735193435</text:p>
              </table:table-cell>
              <table:table-cell office:value-type="float" office:value="10291.5036567362">
                <text:p>10291.5036567362</text:p>
              </table:table-cell>
              <table:table-cell office:value-type="float" office:value="12524.6255286737">
                <text:p>12524.6255286737</text:p>
              </table:table-cell>
              <table:table-cell office:value-type="float" office:value="9580.32283183656">
                <text:p>9580.32283183656</text:p>
              </table:table-cell>
              <table:table-cell office:value-type="float" office:value="15027.224314674">
                <text:p>15027.224314674</text:p>
              </table:table-cell>
              <table:table-cell office:value-type="float" office:value="10570.4678647884">
                <text:p>10570.46786478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